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automatic-styles>
    <text:list-style style:name="LFO20">
      <text:list-level-style-number text:level="1" text:style-name="WW_CharLFO20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20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0LVL3" style:num-format="1" text:display-levels="3">
        <style:list-level-properties text:space-before="0.7875in" text:min-label-width="0.5909in" text:list-level-position-and-space-mode="label-alignment">
          <style:list-level-label-alignment text:label-followed-by="listtab" fo:margin-left="1.3784in" fo:text-indent="-0.5909in"/>
        </style:list-level-properties>
      </text:list-level-style-number>
      <text:list-level-style-number text:level="4" style:num-format="1" text:display-levels="4">
        <style:list-level-properties text:space-before="1.8708in" text:min-label-width="0.5909in" text:list-level-position-and-space-mode="label-alignment">
          <style:list-level-label-alignment text:label-followed-by="listtab" fo:margin-left="2.4618in" fo:text-indent="-0.5909in"/>
        </style:list-level-properties>
      </text:list-level-style-number>
      <text:list-level-style-number text:level="5" style:num-format="">
        <style:list-level-properties text:space-before="1in" text:min-label-width="0.5513in" text:list-level-position-and-space-mode="label-alignment">
          <style:list-level-label-alignment text:label-followed-by="listtab" fo:margin-left="1.5513in" fo:text-indent="-0.5513in"/>
        </style:list-level-properties>
      </text:list-level-style-number>
      <text:list-level-style-number text:level="6" style:num-format="">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3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2">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bullet text:level="1" text:style-name="WW_CharLFO4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fo:margin-top="0.2in" fo:margin-bottom="0.2in"/>
    </style:style>
    <style:style style:name="T21" style:parent-style-name="DefaultParagraphFont" style:family="text">
      <style:text-properties style:font-name-complex="Arial" fo:font-size="18pt" style:font-size-asian="18pt" style:font-size-complex="18pt"/>
    </style:style>
    <style:style style:name="T22" style:parent-style-name="DefaultParagraphFont" style:family="text">
      <style:text-properties style:font-name-complex="Arial" fo:font-size="18pt" style:font-size-asian="18pt" style:font-size-complex="18pt" fo:background-color="#FFFF00"/>
    </style:style>
    <style:style style:name="T23" style:parent-style-name="DefaultParagraphFont" style:family="text">
      <style:text-properties style:font-name-complex="Arial" fo:font-size="18pt" style:font-size-asian="18pt" style:font-size-complex="18pt"/>
    </style:style>
    <style:style style:name="P24" style:parent-style-name="Normal" style:family="paragraph">
      <style:paragraph-properties fo:keep-with-next="always" fo:margin-top="0.2in" fo:margin-bottom="0.2in"/>
      <style:text-properties style:font-name-complex="Arial" fo:font-weight="bold" style:font-weight-asian="bold"/>
    </style:style>
    <style:style style:name="P25" style:parent-style-name="Normal" style:family="paragraph">
      <style:paragraph-properties fo:keep-with-next="always" fo:margin-top="0.2in" fo:margin-bottom="0.2in"/>
    </style:style>
    <style:style style:name="T26" style:parent-style-name="DefaultParagraphFont" style:family="text">
      <style:text-properties style:font-name-complex="Arial" fo:font-weight="bold" style:font-weight-asian="bold" style:font-weight-complex="bold"/>
    </style:style>
    <style:style style:name="T27" style:parent-style-name="DefaultParagraphFont" style:family="text">
      <style:text-properties style:font-name-complex="Arial" fo:font-weight="bold" style:font-weight-asian="bold" style:font-weight-complex="bold" fo:background-color="#FFFF00"/>
    </style:style>
    <style:style style:name="T28" style:parent-style-name="DefaultParagraphFont" style:family="text">
      <style:text-properties style:font-name-complex="Arial" fo:font-weight="bold" style:font-weight-asian="bold" style:font-weight-complex="bold"/>
    </style:style>
    <style:style style:name="T29" style:parent-style-name="DefaultParagraphFont" style:family="text">
      <style:text-properties style:font-name-complex="Arial" fo:font-weight="bold" style:font-weight-asian="bold" style:font-weight-complex="bold"/>
    </style:style>
    <style:style style:name="T30" style:parent-style-name="DefaultParagraphFont" style:family="text">
      <style:text-properties style:font-name-complex="Arial" fo:font-weight="bold" style:font-weight-asian="bold" style:font-weight-complex="bold"/>
    </style:style>
    <style:style style:name="P31" style:parent-style-name="Normal" style:family="paragraph">
      <style:paragraph-properties fo:keep-with-next="always" fo:margin-top="0.2in" fo:margin-bottom="0.2in"/>
      <style:text-properties style:font-name-complex="Arial" fo:font-weight="bold" style:font-weight-asian="bold"/>
    </style:style>
    <style:style style:name="P32" style:parent-style-name="Normal" style:family="paragraph">
      <style:paragraph-properties fo:keep-with-next="always" fo:margin-top="0.2in" fo:margin-bottom="0.2in"/>
      <style:text-properties style:font-name-complex="Arial" fo:font-weight="bold" style:font-weight-asian="bold"/>
    </style:style>
    <style:style style:name="P33" style:parent-style-name="Normal" style:family="paragraph">
      <style:paragraph-properties fo:keep-with-next="always" fo:margin-top="0.2in" fo:margin-bottom="0.2in"/>
      <style:text-properties style:font-name-complex="Arial" fo:font-weight="bold" style:font-weight-asian="bold"/>
    </style:style>
    <style:style style:name="P34" style:parent-style-name="Manualpara" style:list-style-name="LFO22" style:family="paragraph">
      <style:paragraph-properties fo:text-align="justify" fo:margin-top="0.2in" fo:margin-bottom="0.2in" fo:margin-left="0.5909in" fo:text-indent="-0.2951in">
        <style:tab-stops>
          <style:tab-stop style:type="left" style:position="0in"/>
        </style:tab-stops>
      </style:paragraph-properties>
    </style:style>
    <style:style style:name="T35" style:parent-style-name="DefaultParagraphFont" style:family="text">
      <style:text-properties style:font-name-complex="Arial" fo:font-size="11pt" style:font-size-asian="11pt" style:font-size-complex="11pt"/>
    </style:style>
    <style:style style:name="T36" style:parent-style-name="DefaultParagraphFont" style:family="text">
      <style:text-properties style:font-name-complex="Arial" fo:font-weight="bold" style:font-weight-asian="bold" fo:font-size="11pt" style:font-size-asian="11pt" style:font-size-complex="11pt"/>
    </style:style>
    <style:style style:name="T37" style:parent-style-name="DefaultParagraphFont" style:family="text">
      <style:text-properties style:font-name-complex="Arial" fo:font-size="11pt" style:font-size-asian="11pt" style:font-size-complex="11pt"/>
    </style:style>
    <style:style style:name="P38" style:parent-style-name="Manualpara" style:family="paragraph">
      <style:paragraph-properties fo:text-align="justify" fo:margin-top="0.2in" fo:margin-bottom="0.2in" fo:text-indent="0in"/>
      <style:text-properties style:font-name-complex="Arial" fo:font-size="11pt" style:font-size-asian="11pt" style:font-size-complex="11pt"/>
    </style:style>
    <style:style style:name="P39" style:parent-style-name="Manualpara" style:list-style-name="LFO22" style:family="paragraph">
      <style:paragraph-properties fo:margin-top="0.2in" fo:margin-bottom="0.2in"/>
    </style:style>
    <style:style style:name="T40" style:parent-style-name="DefaultParagraphFont" style:family="text">
      <style:text-properties style:font-name-complex="Arial" fo:font-size="11pt" style:font-size-asian="11pt" style:font-size-complex="11pt" fo:background-color="#FFFF00"/>
    </style:style>
    <style:style style:name="T41" style:parent-style-name="DefaultParagraphFont" style:family="text">
      <style:text-properties style:font-name-complex="Arial" fo:font-size="11pt" style:font-size-asian="11pt" style:font-size-complex="11pt"/>
    </style:style>
    <style:style style:name="T42" style:parent-style-name="DefaultParagraphFont" style:family="text">
      <style:text-properties style:font-name-complex="Arial" fo:font-size="11pt" style:font-size-asian="11pt" style:font-size-complex="11pt" fo:background-color="#FFFF00"/>
    </style:style>
    <style:style style:name="T43" style:parent-style-name="DefaultParagraphFont" style:family="text">
      <style:text-properties style:font-name-complex="Arial" fo:font-size="11pt" style:font-size-asian="11pt" style:font-size-complex="11pt"/>
    </style:style>
    <style:style style:name="T44" style:parent-style-name="DefaultParagraphFont" style:family="text">
      <style:text-properties style:font-name-complex="Arial" fo:font-weight="bold" style:font-weight-asian="bold" fo:font-size="11pt" style:font-size-asian="11pt" style:font-size-complex="11pt"/>
    </style:style>
    <style:style style:name="T45" style:parent-style-name="DefaultParagraphFont" style:family="text">
      <style:text-properties style:font-name-complex="Arial" fo:font-size="11pt" style:font-size-asian="11pt" style:font-size-complex="11pt"/>
    </style:style>
    <style:style style:name="T46" style:parent-style-name="DefaultParagraphFont" style:family="text">
      <style:text-properties style:font-name-complex="Arial" fo:font-weight="bold" style:font-weight-asian="bold" fo:font-size="11pt" style:font-size-asian="11pt" style:font-size-complex="11pt"/>
    </style:style>
    <style:style style:name="T47" style:parent-style-name="DefaultParagraphFont" style:family="text">
      <style:text-properties style:font-name-complex="Arial" fo:font-size="11pt" style:font-size-asian="11pt" style:font-size-complex="11pt"/>
    </style:style>
    <style:style style:name="P48" style:parent-style-name="Manualpara" style:family="paragraph">
      <style:paragraph-properties fo:margin-top="0.2in" fo:margin-bottom="0.2in" fo:margin-left="0.5in" fo:text-indent="0in">
        <style:tab-stops>
          <style:tab-stop style:type="left" style:position="0.0909in"/>
        </style:tab-stops>
      </style:paragraph-properties>
      <style:text-properties style:font-name-complex="Arial" fo:font-size="11pt" style:font-size-asian="11pt" style:font-size-complex="11pt"/>
    </style:style>
    <style:style style:name="P49" style:parent-style-name="Manualpara" style:family="paragraph">
      <style:paragraph-properties fo:margin-top="0.2in" fo:margin-bottom="0.2in"/>
    </style:style>
    <style:style style:name="T50" style:parent-style-name="DefaultParagraphFont" style:family="text">
      <style:text-properties style:font-name-complex="Arial" fo:font-size="11pt" style:font-size-asian="11pt" style:font-size-complex="11pt"/>
    </style:style>
    <style:style style:name="T51" style:parent-style-name="DefaultParagraphFont" style:family="text">
      <style:text-properties style:font-name-complex="Arial" fo:font-weight="bold" style:font-weight-asian="bold" fo:font-size="11pt" style:font-size-asian="11pt" style:font-size-complex="11pt"/>
    </style:style>
    <style:style style:name="T52" style:parent-style-name="DefaultParagraphFont" style:family="text">
      <style:text-properties style:font-name-complex="Arial" fo:font-size="11pt" style:font-size-asian="11pt" style:font-size-complex="11pt"/>
    </style:style>
    <style:style style:name="T53" style:parent-style-name="DefaultParagraphFont" style:family="text">
      <style:text-properties style:font-name-complex="Arial" fo:font-weight="bold" style:font-weight-asian="bold" fo:font-size="11pt" style:font-size-asian="11pt" style:font-size-complex="11pt"/>
    </style:style>
    <style:style style:name="P54" style:parent-style-name="Manualpara" style:family="paragraph">
      <style:paragraph-properties fo:margin-top="0.2in" fo:margin-bottom="0.2in"/>
      <style:text-properties style:font-name-complex="Arial" fo:font-size="11pt" style:font-size-asian="11pt" style:font-size-complex="11pt"/>
    </style:style>
    <style:style style:name="P55" style:parent-style-name="Normal" style:family="paragraph">
      <style:paragraph-properties fo:margin-top="0.2in" fo:margin-bottom="0.2in"/>
      <style:text-properties style:font-name-complex="Arial" fo:font-weight="bold" style:font-weight-asian="bold"/>
    </style:style>
    <style:style style:name="P56" style:parent-style-name="Normal" style:family="paragraph">
      <style:paragraph-properties fo:margin-top="0.2in" fo:margin-bottom="0.2in"/>
      <style:text-properties style:font-name-complex="Arial" fo:font-weight="bold" style:font-weight-asian="bold"/>
    </style:style>
    <style:style style:name="P57" style:parent-style-name="Heading1" style:list-style-name="LLC2" style:family="paragraph">
      <style:paragraph-properties fo:margin-top="0.2in" fo:margin-bottom="0.2in"/>
      <style:text-properties fo:color="#000000"/>
    </style:style>
    <style:style style:name="P58" style:parent-style-name="Normal" style:family="paragraph">
      <style:paragraph-properties fo:margin-top="0.2in" fo:margin-bottom="0.2in"/>
      <style:text-properties style:font-name-complex="Arial"/>
    </style:style>
    <style:style style:name="TableColumn60" style:family="table-column">
      <style:table-column-properties style:column-width="2.0437in" style:use-optimal-column-width="false"/>
    </style:style>
    <style:style style:name="TableColumn61" style:family="table-column">
      <style:table-column-properties style:column-width="4.3312in" style:use-optimal-column-width="false"/>
    </style:style>
    <style:style style:name="Table59" style:family="table">
      <style:table-properties style:width="6.375in" fo:margin-left="0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2in" fo:margin-bottom="0.2in"/>
      <style:text-properties style:font-name-complex="Arial"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top="0.2in" fo:margin-bottom="0.2in"/>
      <style:text-properties style:font-name-complex="Arial" fo:font-weight="bold" style:font-weight-asian="bold"/>
    </style:style>
    <style:style style:name="TableRow67" style:family="table-row">
      <style:table-row-properties style:min-row-height="0.584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top="0.2in" fo:margin-bottom="0.2in"/>
      <style:text-properties style:font-name-complex="Arial" fo:font-weight="bold" style:font-weight-asian="bold"/>
    </style:style>
    <style:style style:name="P70" style:parent-style-name="Normal" style:family="paragraph">
      <style:paragraph-properties fo:margin-top="0.2in" fo:margin-bottom="0.2in"/>
    </style:style>
    <style:style style:name="T71" style:parent-style-name="DefaultParagraphFont" style:family="text">
      <style:text-properties style:font-name-complex="Arial" fo:background-color="#FFFF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top="0.2in" fo:margin-bottom="0.2in"/>
      <style:text-properties style:font-name-complex="Arial"/>
    </style:style>
    <style:style style:name="TableRow74" style:family="table-row">
      <style:table-row-properties style:min-row-height="0.584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2in" fo:margin-bottom="0.2in"/>
      <style:text-properties style:font-name-complex="Arial"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top="0.2in" fo:margin-bottom="0.2in"/>
      <style:text-properties style:font-name-complex="Arial"/>
    </style:style>
    <style:style style:name="TableRow79" style:family="table-row">
      <style:table-row-properties style:min-row-height="0.584in"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2in" fo:margin-bottom="0.2in"/>
    </style:style>
    <style:style style:name="T82" style:parent-style-name="DefaultParagraphFont" style:family="text">
      <style:text-properties style:font-name-complex="Arial"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top="0.2in" fo:margin-bottom="0.2in"/>
      <style:text-properties style:font-name-complex="Arial"/>
    </style:style>
    <style:style style:name="TableRow85" style:family="table-row">
      <style:table-row-properties style:min-row-height="0.584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2in" fo:margin-bottom="0.2in"/>
      <style:text-properties style:font-name-complex="Arial" fo:font-weight="bold" style:font-weight-asian="bold"/>
    </style:style>
    <style:style style:name="P88" style:parent-style-name="Normal" style:family="paragraph">
      <style:paragraph-properties fo:margin-top="0.2in" fo:margin-bottom="0.2in"/>
      <style:text-properties style:font-name-complex="Arial" fo:font-weight="bold" style:font-weight-asian="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top="0.2in" fo:margin-bottom="0.2in"/>
      <style:text-properties style:font-name-complex="Arial"/>
    </style:style>
    <style:style style:name="TableRow91" style:family="table-row">
      <style:table-row-properties style:min-row-height="0.584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2in" fo:margin-bottom="0.2in"/>
      <style:text-properties style:font-name-complex="Arial" fo:font-weight="bold" style:font-weight-asian="bold"/>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2in" fo:margin-bottom="0.2in"/>
      <style:text-properties style:font-name-complex="Arial"/>
    </style:style>
    <style:style style:name="TableRow96" style:family="table-row">
      <style:table-row-properties style:min-row-height="0.584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2in" fo:margin-bottom="0.2in"/>
      <style:text-properties style:font-name-complex="Arial"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2in" fo:margin-bottom="0.2in"/>
      <style:text-properties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2in" fo:margin-bottom="0.2in"/>
      <style:text-properties style:font-name-complex="Arial"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top="0.2in" fo:margin-bottom="0.2in"/>
      <style:text-properties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2in" fo:margin-bottom="0.2in"/>
      <style:text-properties style:font-name-complex="Arial" fo:font-weight="bold" style:font-weight-asian="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top="0.2in" fo:margin-bottom="0.2in"/>
      <style:text-properties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top="0.2in" fo:margin-bottom="0.2in"/>
      <style:text-properties style:font-name-complex="Arial"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top="0.2in" fo:margin-bottom="0.2in"/>
      <style:text-properties style:font-name-complex="Arial"/>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2in" fo:margin-bottom="0.2in"/>
      <style:text-properties style:font-name-complex="Arial" fo:font-weight="bold" style:font-weight-asian="bold"/>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top="0.2in" fo:margin-bottom="0.2in"/>
      <style:text-properties style:font-name-complex="Arial"/>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2in" fo:margin-bottom="0.2in"/>
      <style:text-properties style:font-name-complex="Arial"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top="0.2in" fo:margin-bottom="0.2in"/>
      <style:text-properties style:font-name-complex="Arial"/>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2in" fo:margin-bottom="0.2in"/>
      <style:text-properties style:font-name-complex="Arial"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top="0.2in" fo:margin-bottom="0.2in"/>
      <style:text-properties style:font-name-complex="Arial"/>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2in" fo:margin-bottom="0.2in"/>
      <style:text-properties style:font-name-complex="Arial" fo:font-weight="bold" style:font-weight-asian="bold"/>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top="0.2in" fo:margin-bottom="0.2in"/>
    </style:style>
    <style:style style:name="T136" style:parent-style-name="DefaultParagraphFont" style:family="text">
      <style:text-properties style:font-name-complex="Arial"/>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2in" fo:margin-bottom="0.2in"/>
      <style:text-properties style:font-name-complex="Arial" fo:font-weight="bold" style:font-weight-asian="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top="0.2in" fo:margin-bottom="0.2in"/>
      <style:text-properties style:font-name-complex="Arial"/>
    </style:style>
    <style:style style:name="P142" style:parent-style-name="Normal" style:family="paragraph">
      <style:paragraph-properties fo:text-align="justify" fo:margin-top="0.2in" fo:margin-bottom="0.2in"/>
      <style:text-properties style:font-name-complex="Arial"/>
    </style:style>
    <style:style style:name="P143" style:parent-style-name="Normal" style:family="paragraph">
      <style:paragraph-properties fo:text-align="justify" fo:margin-top="0.2in" fo:margin-bottom="0.2in"/>
    </style:style>
    <style:style style:name="T144" style:parent-style-name="DefaultParagraphFont" style:family="text">
      <style:text-properties style:font-name-complex="Arial"/>
    </style:style>
    <style:style style:name="P145" style:parent-style-name="Normal" style:family="paragraph">
      <style:paragraph-properties fo:text-align="justify" fo:margin-top="0.2in" fo:margin-bottom="0.2in"/>
      <style:text-properties style:font-name-complex="Arial"/>
    </style:style>
    <style:style style:name="P146" style:parent-style-name="Normal" style:family="paragraph">
      <style:paragraph-properties fo:text-align="justify" fo:margin-top="0.2in" fo:margin-bottom="0.2in"/>
      <style:text-properties style:font-name-complex="Arial"/>
    </style:style>
    <style:style style:name="P147" style:parent-style-name="Normal" style:family="paragraph">
      <style:paragraph-properties fo:text-align="justify" fo:margin-top="0.2in" fo:margin-bottom="0.2in"/>
    </style:style>
    <style:style style:name="T148" style:parent-style-name="DefaultParagraphFont" style:family="text">
      <style:text-properties style:font-name-complex="Arial"/>
    </style:style>
    <style:style style:name="T149" style:parent-style-name="DefaultParagraphFont" style:family="text">
      <style:text-properties style:font-name-complex="Arial" fo:language="en"/>
    </style:style>
    <style:style style:name="P150" style:parent-style-name="Normal" style:family="paragraph">
      <style:paragraph-properties fo:text-align="justify" fo:margin-top="0.2in" fo:margin-bottom="0.2in"/>
    </style:style>
    <style:style style:name="T151" style:parent-style-name="DefaultParagraphFont" style:family="text">
      <style:text-properties style:font-name-complex="Arial" fo:language="e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2in" fo:margin-bottom="0.2in"/>
    </style:style>
    <style:style style:name="T155" style:parent-style-name="DefaultParagraphFont" style:family="text">
      <style:text-properties style:font-name-complex="Arial" fo:font-weight="bold" style:font-weight-asian="bold"/>
    </style:style>
    <style:style style:name="T156" style:parent-style-name="DefaultParagraphFont" style:family="text">
      <style:text-properties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2in" fo:margin-bottom="0.2in"/>
      <style:text-properties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2in" fo:margin-bottom="0.2in"/>
      <style:text-properties style:font-name-complex="Arial"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top="0.2in" fo:margin-bottom="0.2in"/>
      <style:text-properties style:font-name-complex="Arial"/>
    </style:style>
    <style:style style:name="P164" style:parent-style-name="Heading1" style:family="paragraph">
      <style:paragraph-properties fo:margin-top="0.2in" fo:margin-bottom="0.2in"/>
      <style:text-properties fo:color="#000000"/>
    </style:style>
    <style:style style:name="P165" style:parent-style-name="Heading1" style:family="paragraph">
      <style:paragraph-properties fo:margin-top="0.2in" fo:margin-bottom="0.2in" fo:margin-left="0.5909in" fo:text-indent="-0.5909in">
        <style:tab-stops/>
      </style:paragraph-properties>
      <style:text-properties fo:color="#000000"/>
    </style:style>
    <style:style style:name="P166"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7"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1"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2"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3" style:parent-style-name="Heading1" style:family="paragraph">
      <style:paragraph-properties fo:margin-top="0.2in" fo:margin-bottom="0.2in" fo:margin-left="0.5944in" fo:text-indent="-0.543in">
        <style:tab-stops/>
      </style:paragraph-properties>
    </style:style>
    <style:style style:name="T174" style:parent-style-name="DefaultParagraphFont" style:family="text">
      <style:text-properties fo:color="#000000"/>
    </style:style>
    <style:style style:name="T175" style:parent-style-name="DefaultParagraphFont" style:family="text">
      <style:text-properties fo:color="#000000" fo:font-size="11pt" style:font-size-asian="11pt" style:font-size-complex="11pt"/>
    </style:style>
    <style:style style:name="T176" style:parent-style-name="DefaultParagraphFont" style:family="text">
      <style:text-properties fo:color="#000000" fo:font-size="11pt" style:font-size-asian="11pt" style:font-size-complex="11pt"/>
    </style:style>
    <style:style style:name="T177" style:parent-style-name="DefaultParagraphFont" style:family="text">
      <style:text-properties fo:color="#000000" style:font-size-complex="11pt"/>
    </style:style>
    <style:style style:name="P17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1"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2"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3"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4" style:parent-style-name="Level3para" style:family="paragraph">
      <style:paragraph-properties fo:text-align="justify" fo:margin-top="0.2in" fo:margin-bottom="0.2in" fo:margin-left="1.1819in" fo:text-indent="-0.5909in">
        <style:tab-stops>
          <style:tab-stop style:type="left" style:position="0.2013in"/>
        </style:tab-stops>
      </style:paragraph-properties>
      <style:text-properties style:font-name-complex="Arial" fo:font-size="11pt" style:font-size-asian="11pt" style:font-size-complex="11pt"/>
    </style:style>
    <style:style style:name="P185" style:parent-style-name="Level3para" style:family="paragraph">
      <style:paragraph-properties fo:text-align="justify" fo:margin-top="0.2in" fo:margin-bottom="0.2in" fo:margin-left="1.1819in" fo:text-indent="-0.5909in">
        <style:tab-stops>
          <style:tab-stop style:type="left" style:position="0.2013in"/>
        </style:tab-stops>
      </style:paragraph-properties>
    </style:style>
    <style:style style:name="T186" style:parent-style-name="DefaultParagraphFont" style:family="text">
      <style:text-properties style:font-name-complex="Arial" fo:font-size="11pt" style:font-size-asian="11pt"/>
    </style:style>
    <style:style style:name="T187" style:parent-style-name="DefaultParagraphFont" style:family="text">
      <style:text-properties style:font-name-complex="Arial" fo:font-size="11pt" style:font-size-asian="11pt"/>
    </style:style>
    <style:style style:name="T188" style:parent-style-name="DefaultParagraphFont" style:family="text">
      <style:text-properties style:font-name-complex="Arial" fo:font-size="11pt" style:font-size-asian="11pt" style:font-size-complex="11pt"/>
    </style:style>
    <style:style style:name="T189" style:parent-style-name="DefaultParagraphFont" style:family="text">
      <style:text-properties style:font-name-complex="Arial" fo:font-size="11pt" style:font-size-asian="11pt"/>
    </style:style>
    <style:style style:name="P190"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1"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2"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19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194" style:parent-style-name="Normal" style:family="paragraph">
      <style:paragraph-properties fo:text-align="justify" fo:margin-top="0.2in" fo:margin-bottom="0.2in" fo:margin-left="1.1659in" fo:text-indent="-0.575in">
        <style:tab-stops>
          <style:tab-stop style:type="left" style:position="-0.575in"/>
        </style:tab-stops>
      </style:paragraph-properties>
    </style:style>
    <style:style style:name="T195" style:parent-style-name="DefaultParagraphFont" style:family="text">
      <style:text-properties style:font-name-complex="Arial"/>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198" style:parent-style-name="DefaultParagraphFont" style:family="text">
      <style:text-properties style:font-name-complex="Arial"/>
    </style:style>
    <style:style style:name="T199" style:parent-style-name="DefaultParagraphFont" style:family="text">
      <style:text-properties style:font-name-complex="Arial"/>
    </style:style>
    <style:style style:name="P200"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1"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2"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3"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4"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06"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7"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8" style:parent-style-name="ListBullet1" style:list-style-name="LFO43" style:family="paragraph">
      <style:paragraph-properties fo:margin-top="0.2in" fo:margin-bottom="0.2in" fo:margin-left="1.1347in" fo:text-indent="-0.2479in">
        <style:tab-stops/>
      </style:paragraph-properties>
      <style:text-properties style:language-asian="en" style:country-asian="GB"/>
    </style:style>
    <style:style style:name="P20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1"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2"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3"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4"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6"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7"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8"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2"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3"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4"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5"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6"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7"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8"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0"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2" style:parent-style-name="Normal" style:family="paragraph">
      <style:paragraph-properties fo:keep-together="always" fo:text-align="justify" fo:margin-top="0.2in" fo:margin-bottom="0.2in" fo:line-height="100%" fo:margin-left="0.6381in" fo:text-indent="-0.3937in">
        <style:tab-stops/>
      </style:paragraph-properties>
    </style:style>
    <style:style style:name="T233" style:parent-style-name="DefaultParagraphFont" style:family="text">
      <style:text-properties style:font-name-asian="Times New Roman" style:font-name-complex="Arial" style:language-asian="en" style:country-asian="GB"/>
    </style:style>
    <style:style style:name="T234" style:parent-style-name="DefaultParagraphFont" style:family="text">
      <style:text-properties style:font-name-asian="Times New Roman" style:font-name-complex="Arial" style:language-asian="en" style:country-asian="GB"/>
    </style:style>
    <style:style style:name="T235" style:parent-style-name="DefaultParagraphFont" style:family="text">
      <style:text-properties style:font-name-complex="Arial"/>
    </style:style>
    <style:style style:name="T236" style:parent-style-name="DefaultParagraphFont" style:family="text">
      <style:text-properties style:font-name-complex="Arial"/>
    </style:style>
    <style:style style:name="P237" style:parent-style-name="Heading1" style:list-style-name="LLC2" style:family="paragraph">
      <style:paragraph-properties fo:margin-top="0.2in" fo:margin-bottom="0.2in"/>
      <style:text-properties fo:color="#000000"/>
    </style:style>
    <style:style style:name="P23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3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0" style:parent-style-name="Level2para" style:family="paragraph">
      <style:paragraph-properties fo:text-align="justify" fo:margin-top="0.2in" fo:margin-bottom="0.2in" fo:margin-left="0.575in" fo:text-indent="-0.575in">
        <style:tab-stops/>
      </style:paragraph-properties>
      <style:text-properties style:font-name-complex="Arial" fo:font-size="11pt" style:font-size-asian="11pt" style:font-size-complex="11pt"/>
    </style:style>
    <style:style style:name="P241"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42"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43"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4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5" style:parent-style-name="Level2para" style:family="paragraph">
      <style:paragraph-properties fo:text-align="justify" fo:margin-top="0.2in" fo:margin-bottom="0.2in" fo:margin-left="0.5909in" fo:text-indent="-0.5909in">
        <style:tab-stops/>
      </style:paragraph-properties>
      <style:text-properties style:font-name-complex="Arial" fo:font-size="11pt" style:font-size-asian="11pt" style:font-size-complex="11pt"/>
    </style:style>
    <style:style style:name="P246" style:parent-style-name="Heading1" style:list-style-name="LLC2" style:family="paragraph">
      <style:paragraph-properties fo:margin-top="0.2in" fo:margin-bottom="0.2in"/>
      <style:text-properties fo:color="#000000"/>
    </style:style>
    <style:style style:name="P24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8" style:parent-style-name="Level2para" style:family="paragraph">
      <style:paragraph-properties fo:text-align="justify" fo:margin-top="0.2in" fo:margin-bottom="0.2in" fo:margin-left="0.6381in" fo:text-indent="-0.3937in">
        <style:tab-stops/>
      </style:paragraph-properties>
    </style:style>
    <style:style style:name="T249" style:parent-style-name="DefaultParagraphFont" style:family="text">
      <style:text-properties style:font-name-complex="Arial" fo:font-size="11pt" style:font-size-asian="11pt" style:font-size-complex="11pt"/>
    </style:style>
    <style:style style:name="P25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2"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53"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54"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5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7"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58"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59"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0" style:parent-style-name="Level4para" style:family="paragraph">
      <style:paragraph-properties fo:text-align="justify" fo:margin-top="0.2in" fo:margin-bottom="0.2in" fo:margin-left="0.5in" fo:text-indent="0.5in">
        <style:tab-stops/>
      </style:paragraph-properties>
      <style:text-properties style:font-name-complex="Arial" fo:font-size="11pt" style:font-size-asian="11pt" style:font-size-complex="11pt"/>
    </style:style>
    <style:style style:name="P261"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62"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63"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64"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65" style:parent-style-name="Level2para" style:family="paragraph">
      <style:paragraph-properties fo:margin-top="0.2in" fo:margin-bottom="0.2in" fo:margin-left="0.9847in" fo:text-indent="-0.4763in">
        <style:tab-stops>
          <style:tab-stop style:type="left" style:position="0.7875in"/>
        </style:tab-stops>
      </style:paragraph-properties>
      <style:text-properties style:font-name-complex="Arial" fo:font-size="11pt" style:font-size-asian="11pt" style:font-size-complex="11pt"/>
    </style:style>
    <style:style style:name="P266" style:parent-style-name="Heading1" style:list-style-name="LLC2" style:family="paragraph">
      <style:paragraph-properties fo:margin-top="0.2in" fo:margin-bottom="0.2in"/>
      <style:text-properties fo:color="#000000"/>
    </style:style>
    <style:style style:name="P26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2"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7" style:parent-style-name="Heading1" style:list-style-name="LLC2" style:family="paragraph">
      <style:paragraph-properties fo:margin-top="0.2in" fo:margin-bottom="0.2in"/>
      <style:text-properties fo:color="#000000"/>
    </style:style>
    <style:style style:name="P278"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9"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80"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1"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82"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3" style:parent-style-name="Normal" style:family="paragraph">
      <style:text-properties style:font-name-complex="Arial" style:font-size-complex="11pt"/>
    </style:style>
    <style:style style:name="P284" style:parent-style-name="Level2para" style:list-style-name="LFO24"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5" style:parent-style-name="Level3para" style:list-style-name="LFO37"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86" style:parent-style-name="Level3para" style:list-style-name="LFO37"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87" style:parent-style-name="Heading1" style:list-style-name="LLC2" style:family="paragraph">
      <style:paragraph-properties fo:margin-top="0in" fo:margin-bottom="0in"/>
      <style:text-properties fo:color="#000000"/>
    </style:style>
    <style:style style:name="P288" style:parent-style-name="L1Paragraph2" style:family="paragraph">
      <style:paragraph-properties fo:margin-left="0.5909in">
        <style:tab-stops/>
      </style:paragraph-properties>
    </style:style>
    <style:style style:name="P289" style:parent-style-name="Heading1" style:family="paragraph">
      <style:paragraph-properties fo:text-align="justify" fo:margin-top="0.2in" fo:margin-bottom="0.2in" fo:margin-left="0.6381in" fo:text-indent="-0.3937in">
        <style:tab-stops/>
      </style:paragraph-properties>
    </style:style>
    <style:style style:name="T290" style:parent-style-name="DefaultParagraphFont" style:family="text">
      <style:text-properties fo:font-weight="normal" style:font-weight-asian="normal" style:use-window-font-color="true" fo:font-size="11pt" style:font-size-asian="11pt" style:font-size-complex="11pt"/>
    </style:style>
    <style:style style:name="T291" style:parent-style-name="DefaultParagraphFont" style:family="text">
      <style:text-properties fo:font-weight="normal" style:font-weight-asian="normal" style:font-weight-complex="normal" style:font-style-complex="normal" style:use-window-font-color="true" fo:font-size="11pt" style:font-size-asian="11pt" style:font-size-complex="11pt" style:language-asian="en" style:country-asian="GB"/>
    </style:style>
    <style:style style:name="P292" style:parent-style-name="Heading2" style:family="paragraph">
      <style:paragraph-properties fo:text-align="justify" fo:margin-top="0.2in" fo:margin-bottom="0.2in" fo:margin-left="0.6381in" fo:text-indent="-0.3937in">
        <style:tab-stops/>
      </style:paragraph-properties>
      <style:text-properties fo:font-weight="normal" style:font-weight-asian="normal" fo:font-size="11pt" style:font-size-asian="11pt" style:font-size-complex="11pt"/>
    </style:style>
    <style:style style:name="P293" style:parent-style-name="Heading1" style:list-style-name="LLC2" style:family="paragraph">
      <style:paragraph-properties fo:margin-top="0.2in" fo:margin-bottom="0.2in"/>
      <style:text-properties fo:color="#000000"/>
    </style:style>
    <style:style style:name="P294" style:parent-style-name="Heading2" style:family="paragraph">
      <style:paragraph-properties fo:text-align="justify" fo:margin-top="0.2in" fo:margin-bottom="0.2in" fo:margin-left="0.6381in" fo:text-indent="-0.3937in">
        <style:tab-stops/>
      </style:paragraph-properties>
      <style:text-properties fo:font-weight="normal" style:font-weight-asian="normal" fo:font-size="11pt" style:font-size-asian="11pt" style:font-size-complex="11pt"/>
    </style:style>
    <style:style style:name="P295"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296"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297"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298"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299" style:parent-style-name="Heading1" style:family="paragraph">
      <style:paragraph-properties fo:margin-top="0.2in" fo:margin-bottom="0.2in" fo:margin-left="0.5909in" fo:text-indent="-0.5909in">
        <style:tab-stops/>
      </style:paragraph-properties>
      <style:text-properties fo:color="#000000" style:font-size-complex="11pt"/>
    </style:style>
    <style:style style:name="P300" style:parent-style-name="Level2para" style:family="paragraph">
      <style:paragraph-properties fo:text-align="justify" fo:margin-top="0.2in" fo:margin-bottom="0.2in" fo:margin-left="0.6381in" fo:text-indent="-0.3937in">
        <style:tab-stops/>
      </style:paragraph-properties>
    </style:style>
    <style:style style:name="T301" style:parent-style-name="DefaultParagraphFont" style:family="text">
      <style:text-properties style:font-name-complex="Arial" fo:font-size="11pt" style:font-size-asian="11pt" style:font-size-complex="11pt"/>
    </style:style>
    <style:style style:name="T302" style:parent-style-name="DefaultParagraphFont" style:family="text">
      <style:text-properties style:font-name-complex="Arial" fo:font-size="11pt" style:font-size-asian="11pt" style:font-size-complex="11pt"/>
    </style:style>
    <style:style style:name="T303" style:parent-style-name="DefaultParagraphFont" style:family="text">
      <style:text-properties style:font-name-complex="Arial" fo:font-size="11pt" style:font-size-asian="11pt" style:font-size-complex="11pt"/>
    </style:style>
    <style:style style:name="T304"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P305" style:parent-style-name="Heading1" style:list-style-name="LLC2" style:family="paragraph">
      <style:paragraph-properties fo:margin-top="0.2in" fo:margin-bottom="0.2in"/>
    </style:style>
    <style:style style:name="T306" style:parent-style-name="DefaultParagraphFont" style:family="text">
      <style:text-properties fo:color="#000000"/>
    </style:style>
    <style:style style:name="P307"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08"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09"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10"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11" style:parent-style-name="L1Paragraph2" style:list-style-name="LLC2" style:family="paragraph">
      <style:paragraph-properties fo:text-align="justify" fo:margin-top="0.2in" fo:margin-bottom="0.2in" fo:margin-left="0.6381in" fo:text-indent="-0.3937in">
        <style:tab-stops/>
      </style:paragraph-properties>
    </style:style>
    <style:style style:name="T312" style:parent-style-name="DefaultParagraphFont" style:family="text">
      <style:text-properties style:font-size-complex="11pt"/>
    </style:style>
    <style:style style:name="P313"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14" style:parent-style-name="L1Paragraph2" style:family="paragraph">
      <style:paragraph-properties fo:text-align="justify" fo:margin-top="0.2in" fo:margin-bottom="0.2in" fo:margin-left="0.6381in">
        <style:tab-stops/>
      </style:paragraph-properties>
      <style:text-properties style:font-size-complex="11pt"/>
    </style:style>
    <style:style style:name="P315" style:parent-style-name="L1Paragraph2" style:family="paragraph">
      <style:paragraph-properties fo:text-align="justify" fo:margin-top="0.2in" fo:margin-bottom="0.2in" fo:margin-left="0.6381in">
        <style:tab-stops/>
      </style:paragraph-properties>
      <style:text-properties style:font-size-complex="11pt"/>
    </style:style>
    <style:style style:name="P316" style:parent-style-name="L1Paragraph2" style:family="paragraph">
      <style:paragraph-properties fo:text-align="justify" fo:margin-top="0.2in" fo:margin-bottom="0.2in" fo:margin-left="0.6381in">
        <style:tab-stops/>
      </style:paragraph-properties>
      <style:text-properties style:font-size-complex="11pt"/>
    </style:style>
    <style:style style:name="P317" style:parent-style-name="L1Paragraph2" style:family="paragraph">
      <style:paragraph-properties fo:text-align="justify" fo:margin-top="0.2in" fo:margin-bottom="0.2in" fo:margin-left="0.6381in">
        <style:tab-stops/>
      </style:paragraph-properties>
      <style:text-properties style:font-size-complex="11pt"/>
    </style:style>
    <style:style style:name="P318" style:parent-style-name="L1Paragraph2" style:family="paragraph">
      <style:paragraph-properties fo:text-align="justify" fo:margin-top="0.2in" fo:margin-bottom="0.2in" fo:margin-left="0.6381in">
        <style:tab-stops/>
      </style:paragraph-properties>
      <style:text-properties style:font-size-complex="11pt"/>
    </style:style>
    <style:style style:name="P319" style:parent-style-name="L1Paragraph2" style:family="paragraph">
      <style:paragraph-properties fo:text-align="justify" fo:margin-top="0.2in" fo:margin-bottom="0.2in" fo:margin-left="0.6381in">
        <style:tab-stops/>
      </style:paragraph-properties>
      <style:text-properties style:font-size-complex="11pt"/>
    </style:style>
    <style:style style:name="P320" style:parent-style-name="L1Paragraph2" style:family="paragraph">
      <style:paragraph-properties fo:text-align="justify" fo:margin-top="0.2in" fo:margin-bottom="0.2in" fo:margin-left="0.6381in">
        <style:tab-stops/>
      </style:paragraph-properties>
      <style:text-properties style:font-size-complex="11pt"/>
    </style:style>
    <style:style style:name="P321" style:parent-style-name="L1Paragraph2" style:family="paragraph">
      <style:paragraph-properties fo:text-align="justify" fo:margin-top="0.2in" fo:margin-bottom="0.2in" fo:margin-left="0.6381in">
        <style:tab-stops/>
      </style:paragraph-properties>
      <style:text-properties style:font-size-complex="11pt"/>
    </style:style>
    <style:style style:name="P322" style:parent-style-name="L1Paragraph2" style:family="paragraph">
      <style:paragraph-properties fo:text-align="justify" fo:margin-top="0.2in" fo:margin-bottom="0.2in" fo:margin-left="0.6381in">
        <style:tab-stops/>
      </style:paragraph-properties>
      <style:text-properties style:font-size-complex="11pt"/>
    </style:style>
    <style:style style:name="P323" style:parent-style-name="L1Paragraph2" style:family="paragraph">
      <style:paragraph-properties fo:text-align="justify" fo:margin-top="0.2in" fo:margin-bottom="0.2in" fo:margin-left="0.6381in">
        <style:tab-stops/>
      </style:paragraph-properties>
      <style:text-properties style:font-size-complex="11pt"/>
    </style:style>
    <style:style style:name="P324" style:parent-style-name="L1Paragraph2" style:family="paragraph">
      <style:paragraph-properties fo:text-align="justify" fo:margin-top="0.2in" fo:margin-bottom="0.2in" fo:margin-left="0.6381in">
        <style:tab-stops/>
      </style:paragraph-properties>
      <style:text-properties style:font-size-complex="11pt"/>
    </style:style>
    <style:style style:name="P325" style:parent-style-name="L1Paragraph2" style:family="paragraph">
      <style:paragraph-properties fo:text-align="justify" fo:margin-top="0.2in" fo:margin-bottom="0.2in" fo:margin-left="0.6381in">
        <style:tab-stops/>
      </style:paragraph-properties>
      <style:text-properties style:font-size-complex="11pt"/>
    </style:style>
    <style:style style:name="P326" style:parent-style-name="Heading1" style:list-style-name="LLC2" style:family="paragraph">
      <style:paragraph-properties fo:margin-top="0.2in" fo:margin-bottom="0.2in"/>
      <style:text-properties fo:color="#000000"/>
    </style:style>
    <style:style style:name="P327" style:parent-style-name="Level2para" style:family="paragraph">
      <style:paragraph-properties fo:margin-top="0.2in" fo:margin-bottom="0.2in" fo:margin-left="0.5909in" fo:text-indent="-0.5909in">
        <style:tab-stops/>
      </style:paragraph-properties>
    </style:style>
    <style:style style:name="T328" style:parent-style-name="DefaultParagraphFont" style:family="text">
      <style:text-properties style:font-name-complex="Arial" fo:font-size="11pt" style:font-size-asian="11pt" style:font-size-complex="11pt"/>
    </style:style>
    <style:style style:name="T329" style:parent-style-name="DefaultParagraphFont" style:family="text">
      <style:text-properties style:font-name-complex="Arial" fo:font-weight="bold" style:font-weight-asian="bold" fo:font-size="11pt" style:font-size-asian="11pt" style:font-size-complex="11pt"/>
    </style:style>
    <style:style style:name="P330" style:parent-style-name="Level2para" style:family="paragraph">
      <style:paragraph-properties fo:margin-top="0.2in" fo:margin-bottom="0.2in" fo:margin-left="0.5909in" fo:text-indent="-0.5909in">
        <style:tab-stops/>
      </style:paragraph-properties>
      <style:text-properties style:font-name-complex="Arial" fo:font-weight="bold" style:font-weight-asian="bold" fo:font-size="11pt" style:font-size-asian="11pt" style:font-size-complex="11pt"/>
    </style:style>
    <style:style style:name="TableColumn332" style:family="table-column">
      <style:table-column-properties style:column-width="1.8472in" style:use-optimal-column-width="false"/>
    </style:style>
    <style:style style:name="TableColumn333" style:family="table-column">
      <style:table-column-properties style:column-width="4.5277in" style:use-optimal-column-width="false"/>
    </style:style>
    <style:style style:name="Table331" style:family="table">
      <style:table-properties style:width="6.375in" fo:margin-left="0in" table:align="left"/>
    </style:style>
    <style:style style:name="TableRow334" style:family="table-row">
      <style:table-row-properties style:use-optimal-row-height="false"/>
    </style:style>
    <style:style style:name="TableCell335" style:family="table-cell">
      <style:table-cell-properties fo:border="0.0069in solid #808080" style:writing-mode="lr-tb" fo:padding-top="0in" fo:padding-left="0.075in" fo:padding-bottom="0in" fo:padding-right="0.075in"/>
    </style:style>
    <style:style style:name="P336" style:parent-style-name="Normal" style:family="paragraph">
      <style:paragraph-properties fo:keep-with-next="always" fo:margin-top="0.2in" fo:margin-bottom="0.2in"/>
      <style:text-properties style:font-name-complex="Arial" fo:font-weight="bold" style:font-weight-asian="bold"/>
    </style:style>
    <style:style style:name="TableCell337" style:family="table-cell">
      <style:table-cell-properties fo:border="0.0069in solid #808080" style:writing-mode="lr-tb" fo:padding-top="0in" fo:padding-left="0.075in" fo:padding-bottom="0in" fo:padding-right="0.075in"/>
    </style:style>
    <style:style style:name="P338" style:parent-style-name="Normal" style:family="paragraph">
      <style:paragraph-properties fo:keep-with-next="always" fo:margin-top="0.2in" fo:margin-bottom="0.2in" fo:text-indent="-0.075in"/>
      <style:text-properties style:font-name-complex="Arial" fo:font-weight="bold" style:font-weight-asian="bold"/>
    </style:style>
    <style:style style:name="TableRow339" style:family="table-row">
      <style:table-row-properties style:use-optimal-row-height="false"/>
    </style:style>
    <style:style style:name="TableCell340" style:family="table-cell">
      <style:table-cell-properties fo:border="0.0069in solid #808080" style:writing-mode="lr-tb" fo:padding-top="0in" fo:padding-left="0.075in" fo:padding-bottom="0in" fo:padding-right="0.075in"/>
    </style:style>
    <style:style style:name="P341" style:parent-style-name="Normal" style:family="paragraph">
      <style:paragraph-properties fo:keep-with-next="always" fo:margin-top="0.2in" fo:margin-bottom="0.2in"/>
      <style:text-properties style:font-name-complex="Arial" fo:font-weight="bold" style:font-weight-asian="bold"/>
    </style:style>
    <style:style style:name="TableCell342" style:family="table-cell">
      <style:table-cell-properties fo:border="0.0069in solid #808080" style:writing-mode="lr-tb" fo:padding-top="0in" fo:padding-left="0.075in" fo:padding-bottom="0in" fo:padding-right="0.075in"/>
    </style:style>
    <style:style style:name="P343" style:parent-style-name="Normal" style:family="paragraph">
      <style:paragraph-properties fo:keep-with-next="always" fo:margin-top="0.2in" fo:margin-bottom="0.2in" fo:text-indent="-0.075in"/>
      <style:text-properties style:font-name-complex="Arial" fo:font-weight="bold" style:font-weight-asian="bold"/>
    </style:style>
    <style:style style:name="TableRow344" style:family="table-row">
      <style:table-row-properties style:use-optimal-row-height="false"/>
    </style:style>
    <style:style style:name="TableCell345" style:family="table-cell">
      <style:table-cell-properties fo:border="0.0069in solid #808080" style:writing-mode="lr-tb" fo:padding-top="0in" fo:padding-left="0.075in" fo:padding-bottom="0in" fo:padding-right="0.075in"/>
    </style:style>
    <style:style style:name="P346" style:parent-style-name="Normal" style:family="paragraph">
      <style:paragraph-properties fo:keep-with-next="always" fo:margin-top="0.2in" fo:margin-bottom="0.2in"/>
      <style:text-properties style:font-name-complex="Arial" fo:font-weight="bold" style:font-weight-asian="bold"/>
    </style:style>
    <style:style style:name="TableCell347" style:family="table-cell">
      <style:table-cell-properties fo:border="0.0069in solid #808080" style:writing-mode="lr-tb" fo:padding-top="0in" fo:padding-left="0.075in" fo:padding-bottom="0in" fo:padding-right="0.075in"/>
    </style:style>
    <style:style style:name="P348" style:parent-style-name="Normal" style:family="paragraph">
      <style:paragraph-properties fo:keep-with-next="always" fo:margin-top="0.2in" fo:margin-bottom="0.2in" fo:text-indent="-0.075in"/>
      <style:text-properties style:font-name-complex="Arial" fo:font-weight="bold" style:font-weight-asian="bold"/>
    </style:style>
    <style:style style:name="TableRow349" style:family="table-row">
      <style:table-row-properties style:min-row-height="0.3784in" style:use-optimal-row-height="false"/>
    </style:style>
    <style:style style:name="TableCell350" style:family="table-cell">
      <style:table-cell-properties fo:border="0.0069in solid #808080" style:writing-mode="lr-tb" fo:padding-top="0in" fo:padding-left="0.075in" fo:padding-bottom="0in" fo:padding-right="0.075in"/>
    </style:style>
    <style:style style:name="P351" style:parent-style-name="Normal" style:family="paragraph">
      <style:paragraph-properties fo:keep-with-next="always" fo:margin-top="0.2in" fo:margin-bottom="0.2in"/>
      <style:text-properties style:font-name-complex="Arial" fo:font-weight="bold" style:font-weight-asian="bold"/>
    </style:style>
    <style:style style:name="TableCell352" style:family="table-cell">
      <style:table-cell-properties fo:border="0.0069in solid #808080" style:writing-mode="lr-tb" fo:padding-top="0in" fo:padding-left="0.075in" fo:padding-bottom="0in" fo:padding-right="0.075in"/>
    </style:style>
    <style:style style:name="P353" style:parent-style-name="Normal" style:family="paragraph">
      <style:paragraph-properties fo:keep-with-next="always" fo:margin-top="0.2in" fo:margin-bottom="0.2in" fo:text-indent="-0.075in"/>
      <style:text-properties style:font-name-complex="Arial" fo:font-weight="bold" style:font-weight-asian="bold" fo:color="#FF0000"/>
    </style:style>
    <style:style style:name="P354"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P355" style:parent-style-name="Level2para" style:family="paragraph">
      <style:paragraph-properties fo:margin-top="0.2in" fo:margin-bottom="0.2in">
        <style:tab-stops>
          <style:tab-stop style:type="left" style:position="0in"/>
        </style:tab-stops>
      </style:paragraph-properties>
    </style:style>
    <style:style style:name="T356" style:parent-style-name="DefaultParagraphFont" style:family="text">
      <style:text-properties style:font-name-complex="Arial" fo:font-size="11pt" style:font-size-asian="11pt" style:font-size-complex="11pt"/>
    </style:style>
    <style:style style:name="T357" style:parent-style-name="DefaultParagraphFont" style:family="text">
      <style:text-properties style:font-name-complex="Arial" fo:font-size="11pt" style:font-size-asian="11pt" style:font-size-complex="11pt" fo:background-color="#FFFF00"/>
    </style:style>
    <style:style style:name="P358"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TableColumn360" style:family="table-column">
      <style:table-column-properties style:column-width="1.8902in" style:use-optimal-column-width="false"/>
    </style:style>
    <style:style style:name="TableColumn361" style:family="table-column">
      <style:table-column-properties style:column-width="4.4847in" style:use-optimal-column-width="false"/>
    </style:style>
    <style:style style:name="Table359" style:family="table">
      <style:table-properties style:width="6.375in" fo:margin-left="0in" table:align="left"/>
    </style:style>
    <style:style style:name="TableRow362" style:family="table-row">
      <style:table-row-properties style:use-optimal-row-height="false"/>
    </style:style>
    <style:style style:name="TableCell363" style:family="table-cell">
      <style:table-cell-properties fo:border="0.0069in solid #808080" style:writing-mode="lr-tb" fo:padding-top="0in" fo:padding-left="0.075in" fo:padding-bottom="0in" fo:padding-right="0.075in"/>
    </style:style>
    <style:style style:name="P364" style:parent-style-name="Normal" style:family="paragraph">
      <style:paragraph-properties fo:keep-with-next="always" fo:margin-top="0.2in" fo:margin-bottom="0.2in"/>
      <style:text-properties style:font-name-complex="Arial" fo:font-weight="bold" style:font-weight-asian="bold"/>
    </style:style>
    <style:style style:name="TableCell365" style:family="table-cell">
      <style:table-cell-properties fo:border="0.0069in solid #808080" style:writing-mode="lr-tb" fo:padding-top="0in" fo:padding-left="0.075in" fo:padding-bottom="0in" fo:padding-right="0.075in"/>
    </style:style>
    <style:style style:name="P36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367" style:family="table-row">
      <style:table-row-properties style:use-optimal-row-height="false"/>
    </style:style>
    <style:style style:name="TableCell368" style:family="table-cell">
      <style:table-cell-properties fo:border="0.0069in solid #808080" style:writing-mode="lr-tb" fo:padding-top="0in" fo:padding-left="0.075in" fo:padding-bottom="0in" fo:padding-right="0.075in"/>
    </style:style>
    <style:style style:name="P369" style:parent-style-name="Normal" style:family="paragraph">
      <style:paragraph-properties fo:keep-with-next="always" fo:margin-top="0.2in" fo:margin-bottom="0.2in"/>
      <style:text-properties style:font-name-complex="Arial" fo:font-weight="bold" style:font-weight-asian="bold"/>
    </style:style>
    <style:style style:name="TableCell370" style:family="table-cell">
      <style:table-cell-properties fo:border="0.0069in solid #808080" style:writing-mode="lr-tb" fo:padding-top="0in" fo:padding-left="0.075in" fo:padding-bottom="0in" fo:padding-right="0.075in"/>
    </style:style>
    <style:style style:name="P37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372" style:family="table-row">
      <style:table-row-properties style:use-optimal-row-height="false"/>
    </style:style>
    <style:style style:name="TableCell373" style:family="table-cell">
      <style:table-cell-properties fo:border="0.0069in solid #808080" style:writing-mode="lr-tb" fo:padding-top="0in" fo:padding-left="0.075in" fo:padding-bottom="0in" fo:padding-right="0.075in"/>
    </style:style>
    <style:style style:name="P374" style:parent-style-name="Normal" style:family="paragraph">
      <style:paragraph-properties fo:keep-with-next="always" fo:margin-top="0.2in" fo:margin-bottom="0.2in"/>
      <style:text-properties style:font-name-complex="Arial" fo:font-weight="bold" style:font-weight-asian="bold"/>
    </style:style>
    <style:style style:name="TableCell375" style:family="table-cell">
      <style:table-cell-properties fo:border="0.0069in solid #808080" style:writing-mode="lr-tb" fo:padding-top="0in" fo:padding-left="0.075in" fo:padding-bottom="0in" fo:padding-right="0.075in"/>
    </style:style>
    <style:style style:name="P37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377" style:family="table-row">
      <style:table-row-properties style:min-row-height="0.3784in" style:use-optimal-row-height="false"/>
    </style:style>
    <style:style style:name="TableCell378" style:family="table-cell">
      <style:table-cell-properties fo:border="0.0069in solid #808080" style:writing-mode="lr-tb" fo:padding-top="0in" fo:padding-left="0.075in" fo:padding-bottom="0in" fo:padding-right="0.075in"/>
    </style:style>
    <style:style style:name="P379" style:parent-style-name="Normal" style:family="paragraph">
      <style:paragraph-properties fo:keep-with-next="always" fo:margin-top="0.2in" fo:margin-bottom="0.2in"/>
      <style:text-properties style:font-name-complex="Arial" fo:font-weight="bold" style:font-weight-asian="bold"/>
    </style:style>
    <style:style style:name="TableCell380" style:family="table-cell">
      <style:table-cell-properties fo:border="0.0069in solid #808080" style:writing-mode="lr-tb" fo:padding-top="0in" fo:padding-left="0.075in" fo:padding-bottom="0in" fo:padding-right="0.075in"/>
    </style:style>
    <style:style style:name="P38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P382" style:parent-style-name="Level2para" style:family="paragraph">
      <style:paragraph-properties fo:margin-top="0.2in" fo:margin-bottom="0.2in"/>
      <style:text-properties style:font-name-complex="Arial" fo:font-size="11pt" style:font-size-asian="11pt" style:font-size-complex="11pt"/>
    </style:style>
    <style:style style:name="P383" style:parent-style-name="Scheduleheading" style:family="paragraph">
      <style:paragraph-properties fo:margin-top="0.2in" fo:margin-bottom="0.2in"/>
      <style:text-properties style:font-name-complex="Arial" fo:font-size="11pt" style:font-size-asian="11pt" style:font-size-complex="11pt"/>
    </style:style>
    <style:style style:name="P384"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385" style:parent-style-name="Normal" style:list-style-name="LFO36" style:family="paragraph">
      <style:paragraph-properties fo:margin-top="0.2in" fo:margin-bottom="0.2in" fo:line-height="115%"/>
      <style:text-properties style:font-name-complex="Arial"/>
    </style:style>
    <style:style style:name="P386" style:parent-style-name="Normal" style:family="paragraph">
      <style:paragraph-properties fo:text-align="justify" fo:margin-top="0.2in" fo:margin-bottom="0.2in" fo:margin-left="1.0243in" fo:text-indent="-0.4333in">
        <style:tab-stops>
          <style:tab-stop style:type="left" style:position="-0.4333in"/>
        </style:tab-stops>
      </style:paragraph-properties>
    </style:style>
    <style:style style:name="T387" style:parent-style-name="DefaultParagraphFont" style:family="text">
      <style:text-properties style:font-name-complex="Arial"/>
    </style:style>
    <style:style style:name="T388" style:parent-style-name="DefaultParagraphFont" style:family="text">
      <style:text-properties style:font-name-complex="Arial"/>
    </style:style>
    <style:style style:name="T389" style:parent-style-name="DefaultParagraphFont" style:family="text">
      <style:text-properties style:font-name-complex="Arial"/>
    </style:style>
    <style:style style:name="P390" style:parent-style-name="Normal" style:family="paragraph">
      <style:paragraph-properties fo:text-align="justify" fo:margin-top="0.2in" fo:margin-bottom="0.2in" fo:margin-left="0.5909in" fo:text-indent="-0.5909in">
        <style:tab-stops>
          <style:tab-stop style:type="left" style:position="0in"/>
        </style:tab-stops>
      </style:paragraph-properties>
      <style:text-properties style:font-name-complex="Arial"/>
    </style:style>
    <style:style style:name="P391" style:parent-style-name="Normal" style:family="paragraph">
      <style:paragraph-properties fo:text-align="justify" fo:margin-top="0.2in" fo:margin-bottom="0.2in">
        <style:tab-stops>
          <style:tab-stop style:type="left" style:position="0.5909in"/>
        </style:tab-stops>
      </style:paragraph-properties>
      <style:text-properties style:font-name-complex="Arial"/>
    </style:style>
    <style:style style:name="P392" style:parent-style-name="Normal" style:family="paragraph">
      <style:paragraph-properties fo:margin-top="0.2in" fo:margin-bottom="0.2in"/>
      <style:text-properties style:font-name-complex="Arial" fo:font-weight="bold" style:font-weight-asian="bold"/>
    </style:style>
    <style:style style:name="P393" style:parent-style-name="Normal" style:family="paragraph">
      <style:paragraph-properties fo:margin-top="0.2in" fo:margin-bottom="0.2in"/>
      <style:text-properties style:font-name-complex="Arial" fo:font-weight="bold" style:font-weight-asian="bold"/>
    </style:style>
    <style:style style:name="P394" style:parent-style-name="Normal" style:family="paragraph">
      <style:paragraph-properties fo:margin-top="0.2in" fo:margin-bottom="0.2in" fo:line-height="115%" fo:margin-left="0.1972in">
        <style:tab-stops/>
      </style:paragraph-properties>
      <style:text-properties style:font-name-complex="Arial"/>
    </style:style>
    <style:style style:name="P395" style:parent-style-name="Normal" style:family="paragraph">
      <style:paragraph-properties fo:margin-top="0.2in" fo:margin-bottom="0.2in" fo:line-height="115%" fo:margin-left="0.1972in">
        <style:tab-stops/>
      </style:paragraph-properties>
      <style:text-properties style:font-name-complex="Arial"/>
    </style:style>
    <style:style style:name="P396" style:parent-style-name="Normal" style:list-style-name="LFO36" style:family="paragraph">
      <style:paragraph-properties fo:margin-top="0.2in" fo:margin-bottom="0.2in" fo:line-height="115%"/>
    </style:style>
    <style:style style:name="T397" style:parent-style-name="DefaultParagraphFont" style:family="text">
      <style:text-properties style:font-name-complex="Arial"/>
    </style:style>
    <style:style style:name="T398" style:parent-style-name="DefaultParagraphFont" style:family="text">
      <style:text-properties style:font-name-complex="Arial" text:display="none"/>
    </style:style>
    <style:style style:name="T399" style:parent-style-name="DefaultParagraphFont" style:family="text">
      <style:text-properties style:font-name-complex="Arial"/>
    </style:style>
    <style:style style:name="P400" style:parent-style-name="Normal" style:family="paragraph">
      <style:paragraph-properties fo:margin-top="0.2in" fo:margin-bottom="0.2in" fo:line-height="115%" fo:margin-left="0.4472in">
        <style:tab-stops/>
      </style:paragraph-properties>
      <style:text-properties style:font-name-complex="Arial" fo:font-weight="bold" style:font-weight-asian="bold"/>
    </style:style>
    <style:style style:name="P401" style:parent-style-name="Normal" style:family="paragraph">
      <style:paragraph-properties fo:margin-top="0.2in" fo:margin-bottom="0.2in"/>
      <style:text-properties style:font-name-complex="Arial" fo:font-weight="bold" style:font-weight-asian="bold"/>
    </style:style>
    <style:style style:name="P402" style:parent-style-name="Normal" style:family="paragraph">
      <style:paragraph-properties fo:margin-top="0.2in" fo:margin-bottom="0.2in"/>
      <style:text-properties style:font-name-complex="Arial" fo:font-weight="bold" style:font-weight-asian="bold"/>
    </style:style>
    <style:style style:name="TableColumn404" style:family="table-column">
      <style:table-column-properties style:column-width="2.5562in"/>
    </style:style>
    <style:style style:name="TableColumn405" style:family="table-column">
      <style:table-column-properties style:column-width="1.6736in"/>
    </style:style>
    <style:style style:name="TableColumn406" style:family="table-column">
      <style:table-column-properties style:column-width="2.3625in"/>
    </style:style>
    <style:style style:name="Table403" style:family="table">
      <style:table-properties style:width="6.5923in" fo:margin-left="0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top="0.2in" fo:margin-bottom="0.2in" fo:line-height="107%"/>
      <style:text-properties style:font-name-complex="Arial" fo:font-weight="bold" style:font-weight-asian="bold"/>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top="0.2in" fo:margin-bottom="0.2in" fo:line-height="107%"/>
      <style:text-properties style:font-name-complex="Arial" fo:font-weight="bold" style:font-weight-asian="bold"/>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top="0.2in" fo:margin-bottom="0.2in" fo:line-height="107%"/>
      <style:text-properties style:font-name-complex="Arial" fo:font-weight="bold" style:font-weight-asian="bold"/>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2in" fo:margin-bottom="0.2in" fo:line-height="107%"/>
      <style:text-properties style:font-name-complex="Arial"/>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2in" fo:margin-bottom="0.2in" fo:line-height="107%"/>
      <style:text-properties style:font-name-complex="Arial"/>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top="0.2in" fo:margin-bottom="0.2in" fo:line-height="107%"/>
      <style:text-properties style:font-name-complex="Arial"/>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top="0.2in" fo:margin-bottom="0.2in" fo:line-height="107%"/>
      <style:text-properties style:font-name-complex="Arial"/>
    </style:style>
    <style:style style:name="P424" style:parent-style-name="Normal" style:family="paragraph">
      <style:paragraph-properties fo:margin-top="0.2in" fo:margin-bottom="0.2in" fo:line-height="107%"/>
      <style:text-properties style:font-name-complex="Arial"/>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top="0.2in" fo:margin-bottom="0.2in" fo:line-height="107%"/>
      <style:text-properties style:font-name-complex="Arial"/>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top="0.2in" fo:margin-bottom="0.2in" fo:line-height="107%"/>
      <style:text-properties style:font-name-complex="Arial"/>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top="0.2in" fo:margin-bottom="0.2in" fo:line-height="107%"/>
      <style:text-properties style:font-name-complex="Arial"/>
    </style:style>
    <style:style style:name="P432" style:parent-style-name="Normal" style:list-style-name="LFO33" style:family="paragraph">
      <style:paragraph-properties fo:margin-top="0.2in" fo:margin-bottom="0.2in" fo:line-height="107%"/>
      <style:text-properties style:font-name-complex="Arial"/>
    </style:style>
    <style:style style:name="P433" style:parent-style-name="Normal" style:list-style-name="LFO33" style:family="paragraph">
      <style:paragraph-properties fo:margin-top="0.2in" fo:margin-bottom="0.2in" fo:line-height="107%"/>
      <style:text-properties style:font-name-complex="Arial"/>
    </style:style>
    <style:style style:name="P434" style:parent-style-name="Normal" style:list-style-name="LFO33" style:family="paragraph">
      <style:paragraph-properties fo:margin-top="0.2in" fo:margin-bottom="0.2in" fo:line-height="107%"/>
      <style:text-properties style:font-name-complex="Arial"/>
    </style:style>
    <style:style style:name="P435" style:parent-style-name="Normal" style:list-style-name="LFO33" style:family="paragraph">
      <style:paragraph-properties fo:margin-top="0.2in" fo:margin-bottom="0.2in" fo:line-height="107%"/>
      <style:text-properties style:font-name-complex="Arial"/>
    </style:style>
    <style:style style:name="P436" style:parent-style-name="Normal" style:list-style-name="LFO33" style:family="paragraph">
      <style:paragraph-properties fo:margin-top="0.2in" fo:margin-bottom="0.2in" fo:line-height="107%"/>
      <style:text-properties style:font-name-complex="Arial"/>
    </style:style>
    <style:style style:name="P437" style:parent-style-name="Normal" style:list-style-name="LFO33" style:family="paragraph">
      <style:paragraph-properties fo:margin-top="0.2in" fo:margin-bottom="0.2in" fo:line-height="107%"/>
      <style:text-properties style:font-name-complex="Arial"/>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top="0.2in" fo:margin-bottom="0.2in" fo:line-height="107%"/>
      <style:text-properties style:font-name-complex="Arial"/>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top="0.2in" fo:margin-bottom="0.2in" fo:line-height="107%"/>
      <style:text-properties style:font-name-complex="Arial"/>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top="0.2in" fo:margin-bottom="0.2in" fo:line-height="107%"/>
      <style:text-properties style:font-name-complex="Arial"/>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top="0.2in" fo:margin-bottom="0.2in" fo:line-height="107%"/>
      <style:text-properties style:font-name-complex="Arial"/>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top="0.2in" fo:margin-bottom="0.2in" fo:line-height="107%"/>
      <style:text-properties style:font-name-complex="Arial"/>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top="0.2in" fo:margin-bottom="0.2in" fo:line-height="107%"/>
      <style:text-properties style:font-name-complex="Arial"/>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top="0.2in" fo:margin-bottom="0.2in" fo:line-height="107%"/>
      <style:text-properties style:font-name-complex="Arial"/>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top="0.2in" fo:margin-bottom="0.2in" fo:line-height="107%"/>
      <style:text-properties style:font-name-complex="Arial"/>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top="0.2in" fo:margin-bottom="0.2in" fo:line-height="107%"/>
      <style:text-properties style:font-name-complex="Arial"/>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top="0.2in" fo:margin-bottom="0.2in" fo:line-height="107%"/>
      <style:text-properties style:font-name-complex="Arial"/>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top="0.2in" fo:margin-bottom="0.2in" fo:line-height="107%"/>
      <style:text-properties style:font-name-complex="Arial"/>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top="0.2in" fo:margin-bottom="0.2in" fo:line-height="107%"/>
      <style:text-properties style:font-name-complex="Arial"/>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top="0.2in" fo:margin-bottom="0.2in"/>
      <style:text-properties style:font-name-complex="Arial"/>
    </style:style>
    <style:style style:name="P468" style:parent-style-name="Normal" style:family="paragraph">
      <style:paragraph-properties fo:margin-top="0.2in" fo:margin-bottom="0.2in" fo:line-height="107%"/>
      <style:text-properties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top="0.2in" fo:margin-bottom="0.2in" fo:line-height="107%"/>
      <style:text-properties style:font-name-complex="Arial"/>
    </style:style>
    <style:style style:name="P471" style:parent-style-name="Normal" style:family="paragraph">
      <style:paragraph-properties fo:margin-top="0.2in" fo:margin-bottom="0.2in" fo:line-height="107%"/>
      <style:text-properties style:font-name-complex="Arial"/>
    </style:style>
    <style:style style:name="P472" style:parent-style-name="Normal" style:family="paragraph">
      <style:paragraph-properties fo:margin-top="0.2in" fo:margin-bottom="0.2in" fo:line-height="107%"/>
      <style:text-properties style:font-name-complex="Arial"/>
    </style:style>
    <style:style style:name="P473" style:parent-style-name="Normal" style:family="paragraph">
      <style:paragraph-properties fo:margin-top="0.2in" fo:margin-bottom="0.2in"/>
      <style:text-properties style:font-name-complex="Arial" fo:font-weight="bold" style:font-weight-asian="bold"/>
    </style:style>
    <style:style style:name="P474" style:parent-style-name="Normal" style:family="paragraph">
      <style:paragraph-properties fo:margin-top="0.2in" fo:margin-bottom="0.2in"/>
      <style:text-properties style:font-name-complex="Arial" fo:font-weight="bold" style:font-weight-asian="bold"/>
    </style:style>
    <style:style style:name="P475" style:parent-style-name="Normal" style:family="paragraph">
      <style:paragraph-properties fo:margin-top="0.2in" fo:margin-bottom="0.2in"/>
      <style:text-properties style:font-name-complex="Arial" fo:font-weight="bold" style:font-weight-asian="bold"/>
    </style:style>
    <style:style style:name="P476" style:parent-style-name="Normal" style:family="paragraph">
      <style:paragraph-properties fo:text-align="center" fo:margin-top="0.2in" fo:margin-bottom="0.2in"/>
      <style:text-properties style:font-name-complex="Arial" fo:font-weight="bold" style:font-weight-asian="bold"/>
    </style:style>
    <style:style style:name="P477" style:parent-style-name="Normal" style:family="paragraph">
      <style:paragraph-properties fo:text-align="justify" fo:margin-top="0.2in" fo:margin-bottom="0.2in"/>
      <style:text-properties style:font-name-complex="Arial"/>
    </style:style>
    <style:style style:name="P478" style:parent-style-name="ListParagraph" style:list-style-name="LFO26" style:family="paragraph">
      <style:paragraph-properties fo:text-align="justify" fo:margin-top="0.2in" fo:margin-bottom="0.2in" fo:line-height="107%"/>
    </style:style>
    <style:style style:name="T479" style:parent-style-name="DefaultParagraphFont" style:family="text">
      <style:text-properties style:font-name-complex="Arial"/>
    </style:style>
    <style:style style:name="T480" style:parent-style-name="DefaultParagraphFont" style:family="text">
      <style:text-properties style:font-name-complex="Arial" fo:font-weight="bold" style:font-weight-asian="bold"/>
    </style:style>
    <style:style style:name="T481" style:parent-style-name="DefaultParagraphFont" style:family="text">
      <style:text-properties style:font-name-complex="Arial"/>
    </style:style>
    <style:style style:name="P482" style:parent-style-name="ListParagraph" style:list-style-name="LFO26" style:family="paragraph">
      <style:paragraph-properties fo:text-align="justify" fo:margin-top="0.2in" fo:margin-bottom="0.2in" fo:line-height="107%"/>
    </style:style>
    <style:style style:name="T483" style:parent-style-name="DefaultParagraphFont" style:family="text">
      <style:text-properties style:font-name-complex="Arial"/>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style:style>
    <style:style style:name="P486" style:parent-style-name="Normal" style:family="paragraph">
      <style:paragraph-properties fo:text-align="justify" fo:margin-top="0.2in" fo:margin-bottom="0.2in"/>
    </style:style>
    <style:style style:name="T487" style:parent-style-name="DefaultParagraphFont" style:family="text">
      <style:text-properties style:font-name-complex="Arial"/>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style:style>
    <style:style style:name="T490" style:parent-style-name="DefaultParagraphFont" style:family="text">
      <style:text-properties style:font-name-complex="Arial" fo:font-weight="bold" style:font-weight-asian="bold"/>
    </style:style>
    <style:style style:name="T491" style:parent-style-name="DefaultParagraphFont" style:family="text">
      <style:text-properties style:font-name-complex="Arial"/>
    </style:style>
    <style:style style:name="P492" style:parent-style-name="Normal" style:family="paragraph">
      <style:paragraph-properties fo:text-align="justify" fo:margin-top="0.2in" fo:margin-bottom="0.2in" fo:text-indent="0.25in"/>
      <style:text-properties style:font-name-complex="Arial" fo:font-weight="bold" style:font-weight-asian="bold"/>
    </style:style>
    <style:style style:name="P493" style:parent-style-name="Normal" style:family="paragraph">
      <style:paragraph-properties fo:text-align="justify" fo:margin-top="0.2in" fo:margin-bottom="0.2in" fo:text-indent="0.25in"/>
      <style:text-properties style:font-name-complex="Arial" fo:font-weight="bold" style:font-weight-asian="bold"/>
    </style:style>
    <style:style style:name="P494" style:parent-style-name="ListParagraph" style:list-style-name="LFO28" style:family="paragraph">
      <style:paragraph-properties fo:text-align="justify" fo:margin-top="0.2in" fo:margin-bottom="0.2in" fo:line-height="107%"/>
    </style:style>
    <style:style style:name="T495" style:parent-style-name="DefaultParagraphFont" style:family="text">
      <style:text-properties style:font-name-complex="Arial"/>
    </style:style>
    <style:style style:name="T496" style:parent-style-name="DefaultParagraphFont" style:family="text">
      <style:text-properties style:font-name-complex="Arial" fo:language="en"/>
    </style:style>
    <style:style style:name="T497" style:parent-style-name="DefaultParagraphFont" style:family="text">
      <style:text-properties style:font-name-complex="Arial"/>
    </style:style>
    <style:style style:name="T498" style:parent-style-name="DefaultParagraphFont" style:family="text">
      <style:text-properties style:font-name-complex="Arial"/>
    </style:style>
    <style:style style:name="T499" style:parent-style-name="DefaultParagraphFont" style:family="text">
      <style:text-properties style:font-name-complex="Arial"/>
    </style:style>
    <style:style style:name="P500"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01" style:parent-style-name="ListParagraph" style:list-style-name="LFO28" style:family="paragraph">
      <style:paragraph-properties fo:text-align="justify" fo:margin-top="0.2in" fo:margin-bottom="0.2in" fo:line-height="107%"/>
      <style:text-properties style:font-name-complex="Arial"/>
    </style:style>
    <style:style style:name="P502"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03"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04" style:parent-style-name="Normal" style:family="paragraph">
      <style:paragraph-properties fo:text-align="justify" fo:margin-top="0.2in" fo:margin-bottom="0.2in" fo:margin-left="0.4923in">
        <style:tab-stops/>
      </style:paragraph-properties>
    </style:style>
    <style:style style:name="T505" style:parent-style-name="DefaultParagraphFont" style:family="text">
      <style:text-properties style:font-name-complex="Arial" fo:font-weight="bold" style:font-weight-asian="bold"/>
    </style:style>
    <style:style style:name="T506" style:parent-style-name="DefaultParagraphFont" style:family="text">
      <style:text-properties style:font-name-complex="Arial"/>
    </style:style>
    <style:style style:name="T507" style:parent-style-name="DefaultParagraphFont" style:family="text">
      <style:text-properties style:font-name-complex="Arial" fo:language="en"/>
    </style:style>
    <style:style style:name="P508" style:parent-style-name="Normal" style:family="paragraph">
      <style:paragraph-properties fo:text-align="justify" fo:margin-top="0.2in" fo:margin-bottom="0.2in" fo:margin-left="0.4923in">
        <style:tab-stops/>
      </style:paragraph-properties>
      <style:text-properties style:font-name-complex="Arial"/>
    </style:style>
    <style:style style:name="P509" style:parent-style-name="Normal" style:family="paragraph">
      <style:paragraph-properties fo:text-align="justify" fo:margin-top="0.2in" fo:margin-bottom="0.2in" fo:margin-left="0.4923in">
        <style:tab-stops/>
      </style:paragraph-properties>
    </style:style>
    <style:style style:name="T510" style:parent-style-name="DefaultParagraphFont" style:family="text">
      <style:text-properties style:font-name-complex="Arial" fo:font-weight="bold" style:font-weight-asian="bold"/>
    </style:style>
    <style:style style:name="T511" style:parent-style-name="DefaultParagraphFont" style:family="text">
      <style:text-properties style:font-name-complex="Arial"/>
    </style:style>
    <style:style style:name="P512" style:parent-style-name="NormalWeb" style:family="paragraph">
      <style:paragraph-properties fo:text-align="justify" fo:margin-top="0.2in" fo:margin-bottom="0.2in" fo:margin-left="0.4923in">
        <style:tab-stops/>
      </style:paragraph-properties>
    </style:style>
    <style:style style:name="T513" style:parent-style-name="DefaultParagraphFont" style:family="text">
      <style:text-properties style:font-name="Arial" style:font-name-complex="Arial" fo:font-size="11pt" style:font-size-asian="11pt" style:font-size-complex="11pt"/>
    </style:style>
    <style:style style:name="T514" style:parent-style-name="DefaultParagraphFont" style:family="text">
      <style:text-properties style:font-name="Arial" style:font-name-complex="Arial" fo:font-weight="bold" style:font-weight-asian="bold" fo:font-size="11pt" style:font-size-asian="11pt" style:font-size-complex="11pt"/>
    </style:style>
    <style:style style:name="T515" style:parent-style-name="DefaultParagraphFont" style:family="text">
      <style:text-properties style:font-name="Arial" style:font-name-complex="Arial" fo:font-size="11pt" style:font-size-asian="11pt" style:font-size-complex="11pt"/>
    </style:style>
    <style:style style:name="P516" style:parent-style-name="NormalWeb" style:family="paragraph">
      <style:paragraph-properties fo:text-align="justify" fo:margin-top="0.2in" fo:margin-bottom="0.2in" fo:margin-left="0.4923in">
        <style:tab-stops/>
      </style:paragraph-properties>
      <style:text-properties style:font-name="Arial" style:font-name-complex="Arial" fo:font-size="11pt" style:font-size-asian="11pt" style:font-size-complex="11pt"/>
    </style:style>
    <style:style style:name="P517" style:parent-style-name="NormalWeb" style:family="paragraph">
      <style:paragraph-properties fo:text-align="justify" fo:margin-top="0.2in" fo:margin-bottom="0.2in" fo:margin-left="0.4923in">
        <style:tab-stops/>
      </style:paragraph-properties>
    </style:style>
    <style:style style:name="T518" style:parent-style-name="DefaultParagraphFont" style:family="text">
      <style:text-properties style:font-name="Arial" style:font-name-complex="Arial" fo:font-size="11pt" style:font-size-asian="11pt" style:font-size-complex="11pt"/>
    </style:style>
    <style:style style:name="T519" style:parent-style-name="DefaultParagraphFont" style:family="text">
      <style:text-properties style:font-name="Arial" style:font-name-complex="Arial" fo:font-weight="bold" style:font-weight-asian="bold" fo:font-size="11pt" style:font-size-asian="11pt" style:font-size-complex="11pt"/>
    </style:style>
    <style:style style:name="T520" style:parent-style-name="DefaultParagraphFont" style:family="text">
      <style:text-properties style:font-name="Arial" style:font-name-complex="Arial" fo:font-size="11pt" style:font-size-asian="11pt" style:font-size-complex="11pt"/>
    </style:style>
    <style:style style:name="P521" style:parent-style-name="Normal" style:family="paragraph">
      <style:paragraph-properties fo:text-align="justify" fo:margin-top="0.2in" fo:margin-bottom="0.2in" fo:line-height="100%" fo:margin-left="0.4923in">
        <style:tab-stops/>
      </style:paragraph-properties>
    </style:style>
    <style:style style:name="T522" style:parent-style-name="DefaultParagraphFont" style:family="text">
      <style:text-properties style:font-name-complex="Arial"/>
    </style:style>
    <style:style style:name="T523" style:parent-style-name="DefaultParagraphFont" style:family="text">
      <style:text-properties style:font-name-complex="Arial" fo:font-weight="bold" style:font-weight-asian="bold"/>
    </style:style>
    <style:style style:name="T524" style:parent-style-name="DefaultParagraphFont" style:family="text">
      <style:text-properties style:font-name-complex="Arial"/>
    </style:style>
    <style:style style:name="P525"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26"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27"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52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29"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30"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31" style:parent-style-name="ListParagraph" style:family="paragraph">
      <style:paragraph-properties fo:margin-left="1in">
        <style:tab-stops/>
      </style:paragraph-properties>
      <style:text-properties style:font-name-complex="Arial"/>
    </style:style>
    <style:style style:name="P53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33" style:parent-style-name="ListParagraph" style:family="paragraph">
      <style:paragraph-properties fo:margin-left="1in">
        <style:tab-stops/>
      </style:paragraph-properties>
      <style:text-properties style:font-name-complex="Arial"/>
    </style:style>
    <style:style style:name="P534"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35" style:parent-style-name="ListParagraph" style:family="paragraph">
      <style:paragraph-properties fo:margin-left="1in">
        <style:tab-stops/>
      </style:paragraph-properties>
      <style:text-properties style:font-name-complex="Arial"/>
    </style:style>
    <style:style style:name="P536"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37" style:parent-style-name="ListParagraph" style:family="paragraph">
      <style:paragraph-properties fo:margin-left="1in">
        <style:tab-stops/>
      </style:paragraph-properties>
      <style:text-properties style:font-name-complex="Arial"/>
    </style:style>
    <style:style style:name="P53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39" style:parent-style-name="ListParagraph" style:family="paragraph">
      <style:paragraph-properties fo:text-align="justify" fo:margin-top="0.2in" fo:margin-bottom="0.2in" fo:margin-left="1in">
        <style:tab-stops/>
      </style:paragraph-properties>
      <style:text-properties style:font-name-complex="Arial"/>
    </style:style>
    <style:style style:name="P540"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41"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4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43" style:parent-style-name="ListParagraph" style:family="paragraph">
      <style:paragraph-properties fo:text-align="justify" fo:margin-top="0.2in" fo:margin-bottom="0.2in" fo:margin-left="1in">
        <style:tab-stops/>
      </style:paragraph-properties>
      <style:text-properties style:font-name-complex="Arial"/>
    </style:style>
    <style:style style:name="P544" style:parent-style-name="ListParagraph" style:list-style-name="LFO27" style:family="paragraph">
      <style:paragraph-properties fo:text-align="justify" fo:margin-top="0.2in" fo:margin-bottom="0.2in" fo:line-height="107%"/>
      <style:text-properties style:font-name-complex="Arial"/>
    </style:style>
    <style:style style:name="P545" style:parent-style-name="ListParagraph" style:list-style-name="LFO27" style:family="paragraph">
      <style:paragraph-properties fo:text-align="justify" fo:margin-top="0.2in" fo:margin-bottom="0.2in" fo:line-height="107%"/>
      <style:text-properties style:font-name-complex="Arial"/>
    </style:style>
    <style:style style:name="P546" style:parent-style-name="ListParagraph" style:family="paragraph">
      <style:paragraph-properties fo:text-align="justify" fo:margin-top="0.2in" fo:margin-bottom="0.2in" fo:margin-left="1in">
        <style:tab-stops/>
      </style:paragraph-properties>
      <style:text-properties style:font-name-complex="Arial"/>
    </style:style>
    <style:style style:name="P547" style:parent-style-name="ListParagraph" style:list-style-name="LFO29" style:family="paragraph">
      <style:paragraph-properties fo:text-align="justify" fo:margin-top="0.2in" fo:margin-bottom="0.2in" fo:line-height="107%"/>
    </style:style>
    <style:style style:name="T548" style:parent-style-name="DefaultParagraphFont" style:family="text">
      <style:text-properties style:font-name-complex="Arial" fo:font-weight="bold" style:font-weight-asian="bold"/>
    </style:style>
    <style:style style:name="P549" style:parent-style-name="ListParagraph" style:family="paragraph">
      <style:paragraph-properties fo:text-align="justify" fo:margin-top="0.2in" fo:margin-bottom="0.2in" fo:margin-left="1in">
        <style:tab-stops/>
      </style:paragraph-properties>
      <style:text-properties style:font-name-complex="Arial"/>
    </style:style>
    <style:style style:name="P550"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51"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5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53" style:parent-style-name="ListParagraph" style:family="paragraph">
      <style:paragraph-properties fo:margin-left="1in">
        <style:tab-stops/>
      </style:paragraph-properties>
      <style:text-properties style:font-name-complex="Arial"/>
    </style:style>
    <style:style style:name="P554"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55" style:parent-style-name="ListParagraph" style:family="paragraph">
      <style:paragraph-properties fo:margin-left="1in">
        <style:tab-stops/>
      </style:paragraph-properties>
      <style:text-properties style:font-name-complex="Arial"/>
    </style:style>
    <style:style style:name="P556"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57"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58"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59"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6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61"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62"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63"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64" style:parent-style-name="Normal" style:family="paragraph">
      <style:paragraph-properties fo:text-align="justify" fo:margin-top="0.2in" fo:margin-bottom="0.2in" fo:line-height="100%"/>
      <style:text-properties style:font-name-complex="Arial"/>
    </style:style>
    <style:style style:name="P565" style:parent-style-name="ListParagraph" style:family="paragraph">
      <style:paragraph-properties fo:text-align="justify" fo:margin-top="0.2in" fo:margin-bottom="0.2in" fo:line-height="107%" fo:margin-left="0.5458in">
        <style:tab-stops/>
      </style:paragraph-properties>
      <style:text-properties style:font-name-complex="Arial"/>
    </style:style>
    <style:style style:name="P566"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67"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6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69"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70" style:parent-style-name="ListParagraph" style:list-style-name="LFO29" style:family="paragraph">
      <style:paragraph-properties fo:text-align="justify" fo:margin-top="0.2in" fo:margin-bottom="0.2in" fo:line-height="107%"/>
      <style:text-properties style:font-name-complex="Arial" fo:font-weight="bold" style:font-weight-asian="bold"/>
    </style:style>
    <style:style style:name="P571"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57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3"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574"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5" style:parent-style-name="ListParagraph" style:family="paragraph">
      <style:paragraph-properties fo:margin-left="1in">
        <style:tab-stops/>
      </style:paragraph-properties>
      <style:text-properties style:font-name-complex="Arial"/>
    </style:style>
    <style:style style:name="P576"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7" style:parent-style-name="ListParagraph" style:family="paragraph">
      <style:paragraph-properties fo:margin-left="1in">
        <style:tab-stops/>
      </style:paragraph-properties>
      <style:text-properties style:font-name-complex="Arial"/>
    </style:style>
    <style:style style:name="P578"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79" style:parent-style-name="ListParagraph" style:family="paragraph">
      <style:paragraph-properties fo:margin-left="1in">
        <style:tab-stops/>
      </style:paragraph-properties>
      <style:text-properties style:font-name-complex="Arial"/>
    </style:style>
    <style:style style:name="P580"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81" style:parent-style-name="ListParagraph" style:family="paragraph">
      <style:paragraph-properties fo:margin-left="1in">
        <style:tab-stops/>
      </style:paragraph-properties>
      <style:text-properties style:font-name-complex="Arial"/>
    </style:style>
    <style:style style:name="P582" style:parent-style-name="ListParagraph" style:list-style-name="LFO29" style:family="paragraph">
      <style:paragraph-properties fo:text-align="justify" fo:margin-top="0.2in" fo:margin-bottom="0.2in" fo:line-height="100%" fo:margin-left="0.6381in" fo:text-indent="-0.3937in">
        <style:tab-stops/>
      </style:paragraph-properties>
      <style:text-properties style:font-name-complex="Arial"/>
    </style:style>
    <style:style style:name="P583" style:parent-style-name="Normal" style:family="paragraph">
      <style:paragraph-properties fo:text-align="justify" fo:margin-top="0.2in" fo:margin-bottom="0.2in"/>
      <style:text-properties style:font-name-complex="Arial"/>
    </style:style>
    <style:style style:name="P584" style:parent-style-name="Normal" style:family="paragraph">
      <style:paragraph-properties fo:margin-top="0.2in" fo:margin-bottom="0.2in"/>
      <style:text-properties style:font-name-complex="Arial"/>
    </style:style>
    <style:style style:name="P585" style:parent-style-name="Normal" style:family="paragraph">
      <style:paragraph-properties fo:margin-top="0.2in" fo:margin-bottom="0.2in"/>
      <style:text-properties style:font-name-complex="Arial"/>
    </style:style>
    <style:style style:name="P586" style:parent-style-name="Normal" style:family="paragraph">
      <style:paragraph-properties fo:margin-top="0.2in" fo:margin-bottom="0.2in"/>
      <style:text-properties style:font-name-complex="Arial"/>
    </style:style>
    <style:style style:name="P587" style:parent-style-name="Normal" style:family="paragraph">
      <style:paragraph-properties fo:margin-top="0.2in" fo:margin-bottom="0.2in"/>
      <style:text-properties style:font-name-complex="Arial"/>
    </style:style>
    <style:style style:name="P588" style:parent-style-name="Normal" style:family="paragraph">
      <style:paragraph-properties fo:margin-top="0.2in" fo:margin-bottom="0.2in"/>
      <style:text-properties style:font-name-complex="Arial"/>
    </style:style>
    <style:style style:name="P589" style:parent-style-name="Normal" style:family="paragraph">
      <style:paragraph-properties fo:margin-top="0.2in" fo:margin-bottom="0.2in"/>
      <style:text-properties style:font-name-complex="Arial"/>
    </style:style>
    <style:style style:name="P590" style:parent-style-name="Normal" style:family="paragraph">
      <style:paragraph-properties fo:margin-top="0.2in" fo:margin-bottom="0.2in"/>
      <style:text-properties style:font-name-complex="Arial"/>
    </style:style>
    <style:style style:name="P591" style:parent-style-name="Normal" style:family="paragraph">
      <style:paragraph-properties fo:margin-top="0.2in" fo:margin-bottom="0.2in"/>
      <style:text-properties style:font-name-complex="Arial"/>
    </style:style>
    <style:style style:name="P592" style:parent-style-name="Normal" style:family="paragraph">
      <style:paragraph-properties fo:margin-top="0.2in" fo:margin-bottom="0.2in"/>
      <style:text-properties style:font-name-complex="Arial"/>
    </style:style>
    <style:style style:name="P593" style:parent-style-name="Normal" style:family="paragraph">
      <style:paragraph-properties fo:margin-top="0.2in" fo:margin-bottom="0.2in"/>
      <style:text-properties style:font-name-complex="Arial"/>
    </style:style>
    <style:style style:name="TableColumn595" style:family="table-column">
      <style:table-column-properties style:column-width="4.0645in"/>
    </style:style>
    <style:style style:name="TableColumn596" style:family="table-column">
      <style:table-column-properties style:column-width="2.234in"/>
    </style:style>
    <style:style style:name="Table594" style:family="table">
      <style:table-properties style:width="6.2986in" fo:margin-left="0in" table:align="left"/>
    </style:style>
    <style:style style:name="TableRow597" style:family="table-row">
      <style:table-row-properties/>
    </style:style>
    <style:style style:name="TableCell598" style:family="table-cell">
      <style:table-cell-properties fo:border="none" style:writing-mode="lr-tb" style:vertical-align="middle" fo:padding-top="0.0104in" fo:padding-left="0.0104in" fo:padding-bottom="0.0104in" fo:padding-right="0.0104in"/>
    </style:style>
    <style:style style:name="P599" style:parent-style-name="Normal" style:family="paragraph">
      <style:paragraph-properties fo:margin-top="0.2in" fo:margin-bottom="0.2in" fo:line-height="100%"/>
    </style:style>
    <style:style style:name="T600" style:parent-style-name="DefaultParagraphFont" style:family="text">
      <style:text-properties style:font-name-asian="Times New Roman" style:font-name-complex="Arial" fo:color="#000000" style:language-asian="en" style:country-asian="GB"/>
    </style:style>
    <style:style style:name="T601"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02" style:parent-style-name="DefaultParagraphFont" style:family="text">
      <style:text-properties style:font-name-asian="Times New Roman" style:font-name-complex="Arial" fo:color="#000000" style:language-asian="en" style:country-asian="GB"/>
    </style:style>
    <style:style style:name="TableCell603" style:family="table-cell">
      <style:table-cell-properties fo:border="none" style:writing-mode="lr-tb" style:vertical-align="middle" fo:padding-top="0.0104in" fo:padding-left="0.0104in" fo:padding-bottom="0.0104in" fo:padding-right="0.0104in"/>
    </style:style>
    <style:style style:name="P604"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05"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0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07" style:family="table-row">
      <style:table-row-properties/>
    </style:style>
    <style:style style:name="TableCell608" style:family="table-cell">
      <style:table-cell-properties fo:border="none" style:writing-mode="lr-tb" style:vertical-align="middle" fo:padding-top="0.0104in" fo:padding-left="0.0104in" fo:padding-bottom="0.0104in" fo:padding-right="0.0104in"/>
    </style:style>
    <style:style style:name="P60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10" style:family="table-cell">
      <style:table-cell-properties fo:border="none" style:writing-mode="lr-tb" style:vertical-align="middle" fo:padding-top="0.0104in" fo:padding-left="0.0104in" fo:padding-bottom="0.0104in" fo:padding-right="0.0104in"/>
    </style:style>
    <style:style style:name="P61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1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13" style:parent-style-name="Normal" style:family="paragraph">
      <style:paragraph-properties fo:margin-top="0.2in" fo:margin-bottom="0.2in" fo:line-height="100%"/>
    </style:style>
    <style:style style:name="T614" style:parent-style-name="DefaultParagraphFont" style:family="text">
      <style:text-properties style:font-name-asian="Times New Roman" style:font-name-complex="Arial" fo:color="#000000" style:language-asian="en" style:country-asian="GB"/>
    </style:style>
    <style:style style:name="T615"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16" style:parent-style-name="DefaultParagraphFont" style:family="text">
      <style:text-properties style:font-name-asian="Times New Roman" style:font-name-complex="Arial" fo:color="#000000" style:language-asian="en" style:country-asian="GB"/>
    </style:style>
    <style:style style:name="TableRow617" style:family="table-row">
      <style:table-row-properties/>
    </style:style>
    <style:style style:name="TableCell618" style:family="table-cell">
      <style:table-cell-properties fo:border="none" style:writing-mode="lr-tb" style:vertical-align="middle" fo:padding-top="0.0104in" fo:padding-left="0.0104in" fo:padding-bottom="0.0104in" fo:padding-right="0.0104in"/>
    </style:style>
    <style:style style:name="P61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20" style:family="table-cell">
      <style:table-cell-properties fo:border="none" style:writing-mode="lr-tb" style:vertical-align="middle" fo:padding-top="0.0104in" fo:padding-left="0.0104in" fo:padding-bottom="0.0104in" fo:padding-right="0.0104in"/>
    </style:style>
    <style:style style:name="P62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2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2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24" style:family="table-row">
      <style:table-row-properties/>
    </style:style>
    <style:style style:name="TableCell625" style:family="table-cell">
      <style:table-cell-properties fo:border="none" style:writing-mode="lr-tb" style:vertical-align="middle" fo:padding-top="0.0104in" fo:padding-left="0.0104in" fo:padding-bottom="0.0104in" fo:padding-right="0.0104in"/>
    </style:style>
    <style:style style:name="P62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27" style:family="table-cell">
      <style:table-cell-properties fo:border="none" style:writing-mode="lr-tb" style:vertical-align="middle" fo:padding-top="0.0104in" fo:padding-left="0.0104in" fo:padding-bottom="0.0104in" fo:padding-right="0.0104in"/>
    </style:style>
    <style:style style:name="P628"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2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3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31" style:parent-style-name="Normal" style:family="paragraph">
      <style:paragraph-properties fo:margin-top="0.2in" fo:margin-bottom="0.2in"/>
      <style:text-properties style:font-name-complex="Arial" fo:font-weight="bold" style:font-weight-asian="bold"/>
    </style:style>
    <style:style style:name="P632" style:parent-style-name="Normal" style:family="paragraph">
      <style:paragraph-properties fo:margin-top="0.2in" fo:margin-bottom="0.2in"/>
      <style:text-properties style:font-name-complex="Arial" fo:font-weight="bold" style:font-weight-asian="bold"/>
    </style:style>
    <style:style style:name="P633" style:parent-style-name="Normal" style:family="paragraph">
      <style:paragraph-properties fo:margin-top="0.2in" fo:margin-bottom="0.2in"/>
      <style:text-properties style:font-name-complex="Arial" fo:font-weight="bold" style:font-weight-asian="bold"/>
    </style:style>
    <style:style style:name="P634" style:parent-style-name="Normal" style:family="paragraph">
      <style:paragraph-properties fo:margin-top="0.2in" fo:margin-bottom="0.2in"/>
      <style:text-properties style:font-name-complex="Arial" fo:font-weight="bold" style:font-weight-asian="bold"/>
    </style:style>
    <style:style style:name="P635" style:parent-style-name="Normal" style:family="paragraph">
      <style:paragraph-properties fo:margin-top="0.2in" fo:margin-bottom="0.2in"/>
      <style:text-properties style:font-name-complex="Arial" fo:font-weight="bold" style:font-weight-asian="bold"/>
    </style:style>
    <style:style style:name="P636" style:parent-style-name="Normal" style:family="paragraph">
      <style:paragraph-properties fo:margin-top="0.2in" fo:margin-bottom="0.2in"/>
      <style:text-properties style:font-name-complex="Arial" fo:font-weight="bold" style:font-weight-asian="bold"/>
    </style:style>
    <style:style style:name="P637" style:parent-style-name="Normal" style:family="paragraph">
      <style:paragraph-properties fo:margin-top="0.2in" fo:margin-bottom="0.2in"/>
      <style:text-properties style:font-name-complex="Arial"/>
    </style:style>
    <style:style style:name="P638" style:parent-style-name="Normal" style:family="paragraph">
      <style:paragraph-properties fo:margin-top="0.2in" fo:margin-bottom="0.2in"/>
      <style:text-properties style:font-name-complex="Arial"/>
    </style:style>
    <style:style style:name="P639" style:parent-style-name="Normal" style:family="paragraph">
      <style:paragraph-properties fo:margin-top="0.2in" fo:margin-bottom="0.2in"/>
      <style:text-properties style:font-name-complex="Arial"/>
    </style:style>
    <style:style style:name="P640" style:parent-style-name="ListParagraph" style:list-style-name="LFO31" style:family="paragraph">
      <style:paragraph-properties fo:text-align="justify" fo:margin-top="0.2in" fo:margin-bottom="0.2in" fo:line-height="100%"/>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style:style>
    <style:style style:name="T643" style:parent-style-name="DefaultParagraphFont" style:family="text">
      <style:text-properties style:font-name-complex="Arial"/>
    </style:style>
    <style:style style:name="T644" style:parent-style-name="DefaultParagraphFont" style:family="text">
      <style:text-properties style:font-name-complex="Arial"/>
    </style:style>
    <style:style style:name="T645" style:parent-style-name="DefaultParagraphFont" style:family="text">
      <style:text-properties style:font-name-complex="Arial" fo:font-weight="bold" style:font-weight-asian="bold"/>
    </style:style>
    <style:style style:name="T646" style:parent-style-name="DefaultParagraphFont" style:family="text">
      <style:text-properties style:font-name-complex="Arial"/>
    </style:style>
    <style:style style:name="P647"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648" style:parent-style-name="Normal" style:family="paragraph">
      <style:paragraph-properties fo:text-align="justify" fo:margin-top="0.2in" fo:margin-bottom="0.2in" fo:margin-left="1in" fo:text-indent="-0.25in">
        <style:tab-stops/>
      </style:paragraph-properties>
    </style:style>
    <style:style style:name="T649" style:parent-style-name="DefaultParagraphFont" style:family="text">
      <style:text-properties style:font-name-complex="Arial"/>
    </style:style>
    <style:style style:name="P650" style:parent-style-name="ListParagraph" style:list-style-name="LFO31" style:family="paragraph">
      <style:paragraph-properties fo:text-align="justify" fo:margin-top="0.2in" fo:margin-bottom="0.2in" fo:line-height="100%"/>
    </style:style>
    <style:style style:name="T651" style:parent-style-name="DefaultParagraphFont" style:family="text">
      <style:text-properties style:font-name-complex="Arial" fo:font-weight="bold" style:font-weight-asian="bold"/>
    </style:style>
    <style:style style:name="T652" style:parent-style-name="DefaultParagraphFont" style:family="text">
      <style:text-properties style:font-name-complex="Arial" fo:language="en"/>
    </style:style>
    <style:style style:name="T653" style:parent-style-name="street-address" style:family="text">
      <style:text-properties style:font-name-complex="Arial" fo:language="en"/>
    </style:style>
    <style:style style:name="T654" style:parent-style-name="DefaultParagraphFont" style:family="text">
      <style:text-properties style:font-name-complex="Arial" fo:language="en"/>
    </style:style>
    <style:style style:name="T655" style:parent-style-name="street-address" style:family="text">
      <style:text-properties style:font-name-complex="Arial" fo:language="en"/>
    </style:style>
    <style:style style:name="T656" style:parent-style-name="DefaultParagraphFont" style:family="text">
      <style:text-properties style:font-name-complex="Arial" fo:language="en"/>
    </style:style>
    <style:style style:name="T657" style:parent-style-name="locality" style:family="text">
      <style:text-properties style:font-name-complex="Arial" fo:language="en"/>
    </style:style>
    <style:style style:name="T658" style:parent-style-name="DefaultParagraphFont" style:family="text">
      <style:text-properties style:font-name-complex="Arial" fo:language="en"/>
    </style:style>
    <style:style style:name="T659" style:parent-style-name="postal-code" style:family="text">
      <style:text-properties style:font-name-complex="Arial" fo:language="en"/>
    </style:style>
    <style:style style:name="T660" style:parent-style-name="DefaultParagraphFont" style:family="text">
      <style:text-properties style:font-name-complex="Arial" fo:font-weight="bold" style:font-weight-asian="bold"/>
    </style:style>
    <style:style style:name="T661" style:parent-style-name="postal-code" style:family="text">
      <style:text-properties style:font-name-complex="Arial" fo:language="en"/>
    </style:style>
    <style:style style:name="P662"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663" style:parent-style-name="Normal" style:family="paragraph">
      <style:paragraph-properties fo:text-align="justify" fo:margin-top="0.2in" fo:margin-bottom="0.2in" fo:margin-left="1in" fo:text-indent="-0.25in">
        <style:tab-stops/>
      </style:paragraph-properties>
      <style:text-properties style:font-name-complex="Arial"/>
    </style:style>
    <style:style style:name="P664" style:parent-style-name="Normal" style:family="paragraph">
      <style:paragraph-properties fo:text-align="justify" fo:margin-top="0.2in" fo:margin-bottom="0.2in" fo:margin-left="1in" fo:text-indent="-0.25in">
        <style:tab-stops/>
      </style:paragraph-properties>
      <style:text-properties style:font-name-complex="Arial"/>
    </style:style>
    <style:style style:name="P665" style:parent-style-name="Normal" style:family="paragraph">
      <style:paragraph-properties fo:margin-top="0.2in" fo:margin-bottom="0.2in" fo:text-indent="0.25in"/>
      <style:text-properties style:font-name-complex="Arial" fo:font-weight="bold" style:font-weight-asian="bold"/>
    </style:style>
    <style:style style:name="P666" style:parent-style-name="Normal" style:family="paragraph">
      <style:paragraph-properties fo:margin-top="0.2in" fo:margin-bottom="0.2in" fo:text-indent="0.25in"/>
      <style:text-properties style:font-name-complex="Arial"/>
    </style:style>
    <style:style style:name="P667"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668"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669"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670" style:parent-style-name="Normal" style:family="paragraph">
      <style:paragraph-properties fo:margin-top="0.2in" fo:margin-bottom="0.2in" fo:margin-left="0.2958in" fo:text-indent="-0.2958in">
        <style:tab-stops/>
      </style:paragraph-properties>
      <style:text-properties style:font-name-complex="Arial"/>
    </style:style>
    <style:style style:name="P671"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672" style:parent-style-name="Normal" style:family="paragraph">
      <style:paragraph-properties fo:text-align="justify" fo:margin-top="0.2in" fo:margin-bottom="0.2in" fo:margin-left="0.2951in">
        <style:tab-stops/>
      </style:paragraph-properties>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style:style>
    <style:style style:name="P675" style:parent-style-name="Normal" style:family="paragraph">
      <style:paragraph-properties fo:text-align="justify" fo:margin-top="0.2in" fo:margin-bottom="0.2in" fo:margin-left="0.2951in">
        <style:tab-stops/>
      </style:paragraph-properties>
      <style:text-properties style:font-name-complex="Arial" fo:font-weight="bold" style:font-weight-asian="bold"/>
    </style:style>
    <style:style style:name="P676" style:parent-style-name="Normal" style:family="paragraph">
      <style:paragraph-properties fo:text-align="justify" fo:margin-top="0.2in" fo:margin-bottom="0.2in" fo:margin-left="0.2951in">
        <style:tab-stops/>
      </style:paragraph-properties>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style:style>
    <style:style style:name="P679" style:parent-style-name="Normal" style:family="paragraph">
      <style:paragraph-properties fo:margin-top="0.2in" fo:margin-bottom="0.2in"/>
      <style:text-properties style:font-name-complex="Arial" fo:font-weight="bold" style:font-weight-asian="bold"/>
    </style:style>
    <style:style style:name="P680" style:parent-style-name="ListParagraph" style:list-style-name="LFO32" style:family="paragraph">
      <style:paragraph-properties fo:text-align="justify" fo:margin-top="0.2in" fo:margin-bottom="0.2in" fo:line-height="100%"/>
    </style:style>
    <style:style style:name="T681" style:parent-style-name="DefaultParagraphFont" style:family="text">
      <style:text-properties style:font-name-complex="Arial" fo:font-weight="bold" style:font-weight-asian="bold"/>
    </style:style>
    <style:style style:name="P682"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683"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684" style:parent-style-name="ListParagraph" style:list-style-name="LFO41" style:family="paragraph">
      <style:paragraph-properties fo:text-align="justify" fo:margin-top="0.2in" fo:margin-bottom="0.2in" fo:line-height="100%"/>
      <style:text-properties style:font-name-complex="Arial"/>
    </style:style>
    <style:style style:name="P685" style:parent-style-name="ListParagraph" style:list-style-name="LFO41" style:family="paragraph">
      <style:paragraph-properties fo:text-align="justify" fo:margin-top="0.2in" fo:margin-bottom="0.2in" fo:line-height="100%"/>
      <style:text-properties style:font-name-complex="Arial"/>
    </style:style>
    <style:style style:name="P686" style:parent-style-name="ListParagraph" style:list-style-name="LFO41" style:family="paragraph">
      <style:paragraph-properties fo:text-align="justify" fo:margin-top="0.2in" fo:margin-bottom="0.2in" fo:line-height="100%"/>
      <style:text-properties style:font-name-complex="Arial"/>
    </style:style>
    <style:style style:name="P687" style:parent-style-name="ListParagraph" style:list-style-name="LFO41" style:family="paragraph">
      <style:paragraph-properties fo:text-align="justify" fo:margin-top="0.2in" fo:margin-bottom="0.2in" fo:line-height="100%"/>
      <style:text-properties style:font-name-complex="Arial"/>
    </style:style>
    <style:style style:name="P688" style:parent-style-name="ListParagraph" style:list-style-name="LFO41" style:family="paragraph">
      <style:paragraph-properties fo:text-align="justify" fo:margin-top="0.2in" fo:margin-bottom="0.2in" fo:line-height="100%"/>
      <style:text-properties style:font-name-complex="Arial"/>
    </style:style>
    <style:style style:name="P689" style:parent-style-name="ListParagraph" style:list-style-name="LFO36" style:family="paragraph">
      <style:paragraph-properties fo:text-align="justify" fo:margin-top="0.2in" fo:margin-bottom="0.2in"/>
      <style:text-properties style:font-name-complex="Arial"/>
    </style:style>
    <style:style style:name="P690" style:parent-style-name="Normal" style:family="paragraph">
      <style:paragraph-properties fo:text-align="justify" fo:margin-top="0.2in" fo:margin-bottom="0.2in" fo:margin-left="0.2444in">
        <style:tab-stops/>
      </style:paragraph-properties>
      <style:text-properties style:font-name-complex="Arial"/>
    </style:style>
    <style:style style:name="P691" style:parent-style-name="ListParagraph" style:list-style-name="LFO36" style:family="paragraph">
      <style:paragraph-properties fo:text-align="justify" fo:margin-top="0.2in" fo:margin-bottom="0.2in"/>
      <style:text-properties style:font-name-complex="Arial"/>
    </style:style>
    <style:style style:name="P692" style:parent-style-name="ListParagraph" style:family="paragraph">
      <style:paragraph-properties fo:margin-left="1in">
        <style:tab-stops/>
      </style:paragraph-properties>
      <style:text-properties style:font-name-complex="Arial"/>
    </style:style>
    <style:style style:name="P693"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694"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695"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696" style:parent-style-name="ListParagraph" style:list-style-name="LFO42" style:family="paragraph">
      <style:paragraph-properties fo:text-align="justify" fo:margin-top="0.2in" fo:margin-bottom="0.2in" fo:line-height="100%"/>
      <style:text-properties style:font-name-complex="Arial"/>
    </style:style>
    <style:style style:name="P697" style:parent-style-name="ListParagraph" style:list-style-name="LFO42" style:family="paragraph">
      <style:paragraph-properties fo:text-align="justify" fo:margin-top="0.2in" fo:margin-bottom="0.2in" fo:line-height="100%"/>
      <style:text-properties style:font-name-complex="Arial"/>
    </style:style>
    <style:style style:name="P698" style:parent-style-name="ListParagraph" style:list-style-name="LFO42" style:family="paragraph">
      <style:paragraph-properties fo:text-align="justify" fo:margin-top="0.2in" fo:margin-bottom="0.2in" fo:line-height="100%"/>
      <style:text-properties style:font-name-complex="Arial"/>
    </style:style>
    <style:style style:name="P699" style:parent-style-name="ListParagraph" style:list-style-name="LFO42" style:family="paragraph">
      <style:paragraph-properties fo:text-align="justify" fo:margin-top="0.2in" fo:margin-bottom="0.2in" fo:line-height="100%"/>
      <style:text-properties style:font-name-complex="Arial"/>
    </style:style>
    <style:style style:name="P700" style:parent-style-name="ListParagraph" style:list-style-name="LFO42" style:family="paragraph">
      <style:paragraph-properties fo:text-align="justify" fo:margin-top="0.2in" fo:margin-bottom="0.2in" fo:line-height="100%"/>
      <style:text-properties style:font-name-complex="Arial"/>
    </style:style>
    <style:style style:name="P701" style:parent-style-name="ListParagraph" style:list-style-name="LFO42" style:family="paragraph">
      <style:paragraph-properties fo:text-align="justify" fo:margin-top="0.2in" fo:margin-bottom="0.2in" fo:line-height="100%"/>
      <style:text-properties style:font-name-complex="Arial"/>
    </style:style>
    <style:style style:name="P702" style:parent-style-name="ListParagraph" style:list-style-name="LFO42" style:family="paragraph">
      <style:paragraph-properties fo:text-align="justify" fo:margin-top="0.2in" fo:margin-bottom="0.2in" fo:line-height="100%"/>
      <style:text-properties style:font-name-complex="Arial"/>
    </style:style>
    <style:style style:name="P703" style:parent-style-name="ListParagraph" style:list-style-name="LFO42" style:family="paragraph">
      <style:paragraph-properties fo:text-align="justify" fo:margin-top="0.2in" fo:margin-bottom="0.2in" fo:line-height="100%"/>
      <style:text-properties style:font-name-complex="Arial"/>
    </style:style>
    <style:style style:name="P704"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05" style:parent-style-name="ListParagraph" style:list-style-name="LFO32" style:family="paragraph">
      <style:paragraph-properties fo:text-align="justify" fo:margin-top="0.2in" fo:margin-bottom="0.2in" fo:line-height="100%"/>
    </style:style>
    <style:style style:name="T706" style:parent-style-name="DefaultParagraphFont" style:family="text">
      <style:text-properties style:font-name-complex="Arial" fo:font-weight="bold" style:font-weight-asian="bold"/>
    </style:style>
    <style:style style:name="P707"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08"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09" style:parent-style-name="ListParagraph" style:family="paragraph">
      <style:paragraph-properties fo:margin-top="0.2in" fo:margin-bottom="0.2in" fo:margin-left="0.5in">
        <style:tab-stops/>
      </style:paragraph-properties>
      <style:text-properties style:font-name-complex="Arial"/>
    </style:style>
    <style:style style:name="P710" style:parent-style-name="ListParagraph" style:list-style-name="LFO32" style:family="paragraph">
      <style:paragraph-properties fo:text-align="justify" fo:margin-top="0.2in" fo:margin-bottom="0.2in" fo:line-height="100%"/>
      <style:text-properties style:font-name-complex="Arial" fo:font-weight="bold" style:font-weight-asian="bold"/>
    </style:style>
    <style:style style:name="P711" style:parent-style-name="ListParagraph" style:family="paragraph">
      <style:paragraph-properties fo:text-align="justify" fo:margin-top="0.2in" fo:margin-bottom="0.2in" fo:line-height="100%" fo:margin-left="0.5in">
        <style:tab-stops/>
      </style:paragraph-properties>
      <style:text-properties style:font-name-complex="Arial" fo:font-weight="bold" style:font-weight-asian="bold"/>
    </style:style>
    <style:style style:name="P712"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13" style:parent-style-name="ListParagraph" style:family="paragraph">
      <style:paragraph-properties fo:text-align="justify" fo:margin-top="0.2in" fo:margin-bottom="0.2in" fo:margin-left="0.6381in">
        <style:tab-stops/>
      </style:paragraph-properties>
      <style:text-properties style:font-name-complex="Arial"/>
    </style:style>
    <style:style style:name="P714" style:parent-style-name="ListParagraph" style:family="paragraph">
      <style:paragraph-properties fo:text-align="justify" fo:margin-top="0.2in" fo:margin-bottom="0.2in" fo:margin-left="0.6381in">
        <style:tab-stops/>
      </style:paragraph-properties>
      <style:text-properties style:font-name-complex="Arial"/>
    </style:style>
    <style:style style:name="P715" style:parent-style-name="ListParagraph" style:family="paragraph">
      <style:paragraph-properties fo:text-align="justify" fo:margin-top="0.2in" fo:margin-bottom="0.2in" fo:margin-left="0.6381in">
        <style:tab-stops/>
      </style:paragraph-properties>
      <style:text-properties style:font-name-complex="Arial"/>
    </style:style>
    <style:style style:name="P716" style:parent-style-name="ListParagraph" style:family="paragraph">
      <style:paragraph-properties fo:text-align="justify" fo:margin-top="0.2in" fo:margin-bottom="0.2in" fo:margin-left="0.6381in">
        <style:tab-stops/>
      </style:paragraph-properties>
      <style:text-properties style:font-name-complex="Arial"/>
    </style:style>
    <style:style style:name="P717" style:parent-style-name="ListParagraph" style:family="paragraph">
      <style:paragraph-properties fo:text-align="justify" fo:margin-top="0.2in" fo:margin-bottom="0.2in" fo:margin-left="0.5in">
        <style:tab-stops>
          <style:tab-stop style:type="left" style:position="0.2875in"/>
        </style:tab-stops>
      </style:paragraph-properties>
      <style:text-properties style:font-name-complex="Arial"/>
    </style:style>
    <style:style style:name="P718" style:parent-style-name="ListParagraph" style:list-style-name="LFO32" style:family="paragraph">
      <style:paragraph-properties fo:text-align="justify" fo:margin-top="0.2in" fo:margin-bottom="0.2in" fo:line-height="100%"/>
    </style:style>
    <style:style style:name="T719" style:parent-style-name="DefaultParagraphFont" style:family="text">
      <style:text-properties style:font-name-complex="Arial" fo:font-weight="bold" style:font-weight-asian="bold"/>
    </style:style>
    <style:style style:name="P720"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21"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22" style:parent-style-name="ListParagraph" style:family="paragraph">
      <style:paragraph-properties fo:text-align="justify" fo:margin-top="0.2in" fo:margin-bottom="0.2in" fo:margin-left="0.6381in">
        <style:tab-stops/>
      </style:paragraph-properties>
      <style:text-properties style:font-name-complex="Arial"/>
    </style:style>
    <style:style style:name="P723"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24" style:parent-style-name="ListParagraph" style:family="paragraph">
      <style:paragraph-properties fo:margin-left="1in">
        <style:tab-stops/>
      </style:paragraph-properties>
      <style:text-properties style:font-name-complex="Arial"/>
    </style:style>
    <style:style style:name="P725"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26" style:parent-style-name="ListParagraph" style:family="paragraph">
      <style:paragraph-properties fo:margin-left="1in">
        <style:tab-stops/>
      </style:paragraph-properties>
      <style:text-properties style:font-name-complex="Arial"/>
    </style:style>
    <style:style style:name="P727"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28" style:parent-style-name="ListParagraph" style:family="paragraph">
      <style:paragraph-properties fo:margin-left="1in">
        <style:tab-stops/>
      </style:paragraph-properties>
      <style:text-properties style:font-name-complex="Arial"/>
    </style:style>
    <style:style style:name="P729"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30" style:parent-style-name="ListParagraph" style:family="paragraph">
      <style:paragraph-properties fo:margin-left="1in">
        <style:tab-stops/>
      </style:paragraph-properties>
      <style:text-properties style:font-name-complex="Arial"/>
    </style:style>
    <style:style style:name="P731"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32" style:parent-style-name="ListParagraph" style:list-style-name="LFO32" style:family="paragraph">
      <style:paragraph-properties fo:text-align="justify" fo:margin-top="0.2in" fo:margin-bottom="0.2in" fo:margin-left="0.6381in" fo:text-indent="-0.3937in">
        <style:tab-stops/>
      </style:paragraph-properties>
      <style:text-properties style:font-name-complex="Arial"/>
    </style:style>
    <style:style style:name="P733" style:parent-style-name="ListParagraph" style:family="paragraph">
      <style:paragraph-properties fo:text-align="justify" fo:margin-top="0.2in" fo:margin-bottom="0.2in" fo:margin-left="1in">
        <style:tab-stops/>
      </style:paragraph-properties>
      <style:text-properties style:font-name-complex="Arial"/>
    </style:style>
    <style:style style:name="P734" style:parent-style-name="Normal" style:family="paragraph">
      <style:paragraph-properties fo:margin-top="0.2in" fo:margin-bottom="0.2in"/>
      <style:text-properties style:font-name-complex="Arial"/>
    </style:style>
    <style:style style:name="P735" style:parent-style-name="Normal" style:family="paragraph">
      <style:paragraph-properties fo:margin-top="0.2in" fo:margin-bottom="0.2in"/>
      <style:text-properties style:font-name-complex="Arial" fo:font-weight="bold" style:font-weight-asian="bold"/>
    </style:style>
    <style:style style:name="P736" style:parent-style-name="Normal" style:family="paragraph">
      <style:paragraph-properties fo:margin-top="0.2in" fo:margin-bottom="0.2in"/>
      <style:text-properties style:font-name-complex="Arial" fo:font-weight="bold" style:font-weight-asian="bold"/>
    </style:style>
    <style:style style:name="P737" style:parent-style-name="Normal" style:family="paragraph">
      <style:paragraph-properties fo:margin-top="0.2in" fo:margin-bottom="0.2in"/>
      <style:text-properties style:font-name-complex="Arial"/>
    </style:style>
    <style:style style:name="P738" style:parent-style-name="Normal" style:family="paragraph">
      <style:paragraph-properties fo:margin-top="0.2in" fo:margin-bottom="0.2in"/>
      <style:text-properties style:font-name-complex="Arial"/>
    </style:style>
    <style:style style:name="P739" style:parent-style-name="Normal" style:family="paragraph">
      <style:paragraph-properties fo:margin-top="0.2in" fo:margin-bottom="0.2in"/>
      <style:text-properties style:font-name-complex="Arial"/>
    </style:style>
    <style:style style:name="P740" style:parent-style-name="Normal" style:family="paragraph">
      <style:paragraph-properties fo:margin-top="0.2in" fo:margin-bottom="0.2in"/>
      <style:text-properties style:font-name-complex="Arial"/>
    </style:style>
    <style:style style:name="P741" style:parent-style-name="Normal" style:family="paragraph">
      <style:paragraph-properties fo:margin-top="0.2in" fo:margin-bottom="0.2in"/>
      <style:text-properties style:font-name-complex="Arial"/>
    </style:style>
    <style:style style:name="P742" style:parent-style-name="Normal" style:family="paragraph">
      <style:paragraph-properties fo:margin-top="0.2in" fo:margin-bottom="0.2in"/>
      <style:text-properties style:font-name-complex="Arial"/>
    </style:style>
    <style:style style:name="P743" style:parent-style-name="Normal" style:family="paragraph">
      <style:paragraph-properties fo:margin-top="0.2in" fo:margin-bottom="0.2in"/>
      <style:text-properties style:font-name-complex="Arial"/>
    </style:style>
    <style:style style:name="P744" style:parent-style-name="Normal" style:family="paragraph">
      <style:paragraph-properties fo:margin-top="0.2in" fo:margin-bottom="0.2in"/>
    </style:style>
    <style:style style:name="T745" style:parent-style-name="DefaultParagraphFont" style:family="text">
      <style:text-properties style:font-name-complex="Arial"/>
    </style:style>
    <style:style style:name="T746" style:parent-style-name="DefaultParagraphFont" style:family="text">
      <style:text-properties style:font-name-complex="Arial" fo:font-weight="bold" style:font-weight-asian="bold"/>
    </style:style>
    <style:style style:name="P747" style:parent-style-name="Normal" style:family="paragraph">
      <style:paragraph-properties fo:margin-top="0.2in" fo:margin-bottom="0.2in"/>
      <style:text-properties style:font-name-complex="Arial" fo:font-weight="bold" style:font-weight-asian="bold"/>
    </style:style>
    <style:style style:name="P748" style:parent-style-name="Normal" style:family="paragraph">
      <style:paragraph-properties fo:margin-top="0.2in" fo:margin-bottom="0.2in"/>
      <style:text-properties style:font-name-complex="Arial"/>
    </style:style>
    <style:style style:name="P749" style:parent-style-name="Normal" style:family="paragraph">
      <style:paragraph-properties fo:margin-top="0.2in" fo:margin-bottom="0.2in"/>
      <style:text-properties style:font-name-complex="Arial"/>
    </style:style>
    <style:style style:name="P750" style:parent-style-name="Normal" style:family="paragraph">
      <style:paragraph-properties fo:margin-top="0.2in" fo:margin-bottom="0.2in"/>
      <style:text-properties style:font-name-complex="Arial"/>
    </style:style>
    <style:style style:name="P751" style:parent-style-name="Normal" style:family="paragraph">
      <style:paragraph-properties fo:margin-top="0.2in" fo:margin-bottom="0.2in"/>
      <style:text-properties style:font-name-complex="Arial"/>
    </style:style>
    <style:style style:name="P752" style:parent-style-name="Normal" style:family="paragraph">
      <style:paragraph-properties fo:margin-top="0.2in" fo:margin-bottom="0.2in"/>
    </style:style>
    <style:style style:name="T753" style:parent-style-name="DefaultParagraphFont" style:family="text">
      <style:text-properties style:font-name-complex="Arial"/>
    </style:style>
    <style:style style:name="T754" style:parent-style-name="DefaultParagraphFont" style:family="text">
      <style:text-properties style:font-name-complex="Arial" fo:font-weight="bold" style:font-weight-asian="bold"/>
    </style:style>
    <style:style style:name="TableColumn756" style:family="table-column">
      <style:table-column-properties style:column-width="6.1187in"/>
    </style:style>
    <style:style style:name="TableColumn757" style:family="table-column">
      <style:table-column-properties style:column-width="0.0847in"/>
    </style:style>
    <style:style style:name="TableColumn758" style:family="table-column">
      <style:table-column-properties style:column-width="0.0951in"/>
    </style:style>
    <style:style style:name="Table755" style:family="table">
      <style:table-properties style:width="6.2986in" fo:margin-left="0in" table:align="left"/>
    </style:style>
    <style:style style:name="TableRow759" style:family="table-row">
      <style:table-row-properties/>
    </style:style>
    <style:style style:name="TableCell760" style:family="table-cell">
      <style:table-cell-properties fo:border="none" style:writing-mode="lr-tb" style:vertical-align="middle" fo:padding-top="0.0104in" fo:padding-left="0.0104in" fo:padding-bottom="0.0104in" fo:padding-right="0.0104in"/>
    </style:style>
    <style:style style:name="P761" style:parent-style-name="Normal" style:family="paragraph">
      <style:paragraph-properties fo:margin-top="0.2in" fo:margin-bottom="0.2in"/>
    </style:style>
    <style:style style:name="T762" style:parent-style-name="DefaultParagraphFont" style:family="text">
      <style:text-properties style:font-name-complex="Arial" fo:color="#212121"/>
    </style:style>
    <style:style style:name="T763" style:parent-style-name="DefaultParagraphFont" style:family="text">
      <style:text-properties style:font-name-complex="Arial" fo:color="#212121"/>
    </style:style>
    <style:style style:name="T764" style:parent-style-name="DefaultParagraphFont" style:family="text">
      <style:text-properties style:font-name-complex="Arial" fo:color="#212121"/>
    </style:style>
    <style:style style:name="TableCell765" style:family="table-cell">
      <style:table-cell-properties fo:border="none" style:writing-mode="lr-tb" style:vertical-align="middle" fo:padding-top="0.0104in" fo:padding-left="0.0104in" fo:padding-bottom="0.0104in" fo:padding-right="0.0104in"/>
    </style:style>
    <style:style style:name="P766" style:parent-style-name="Normal" style:family="paragraph">
      <style:paragraph-properties fo:margin-top="0.2in" fo:margin-bottom="0.2in"/>
      <style:text-properties style:font-name-complex="Arial" fo:color="#212121"/>
    </style:style>
    <style:style style:name="TableCell767" style:family="table-cell">
      <style:table-cell-properties fo:border="none" style:writing-mode="lr-tb" style:vertical-align="middle" fo:padding-top="0.0104in" fo:padding-left="0.0104in" fo:padding-bottom="0.0104in" fo:padding-right="0.0104in"/>
    </style:style>
    <style:style style:name="P768" style:parent-style-name="Normal" style:family="paragraph">
      <style:paragraph-properties fo:margin-top="0.2in" fo:margin-bottom="0.2in"/>
      <style:text-properties style:font-name-complex="Arial" fo:color="#212121"/>
    </style:style>
    <style:style style:name="P769" style:parent-style-name="Normal" style:family="paragraph">
      <style:paragraph-properties fo:margin-top="0.2in" fo:margin-bottom="0.2in"/>
      <style:text-properties style:font-name-complex="Arial" fo:color="#212121"/>
    </style:style>
    <style:style style:name="P770" style:parent-style-name="Normal" style:family="paragraph">
      <style:paragraph-properties fo:margin-top="0.2in" fo:margin-bottom="0.2in"/>
      <style:text-properties style:font-name-complex="Arial" fo:color="#212121"/>
    </style:style>
    <style:style style:name="P771" style:parent-style-name="Normal" style:family="paragraph">
      <style:paragraph-properties fo:margin-top="0.2in" fo:margin-bottom="0.2in"/>
      <style:text-properties style:font-name-complex="Arial" fo:color="#212121"/>
    </style:style>
    <style:style style:name="P772" style:parent-style-name="Normal" style:family="paragraph">
      <style:paragraph-properties fo:margin-top="0.2in" fo:margin-bottom="0.2in"/>
      <style:text-properties style:font-name-complex="Arial" fo:color="#212121"/>
    </style:style>
    <style:style style:name="P773" style:parent-style-name="Normal" style:family="paragraph">
      <style:paragraph-properties fo:margin-top="0.2in" fo:margin-bottom="0.2in"/>
      <style:text-properties style:font-name-complex="Arial" fo:color="#212121"/>
    </style:style>
    <style:style style:name="P774" style:parent-style-name="Normal" style:family="paragraph">
      <style:paragraph-properties fo:margin-top="0.2in" fo:margin-bottom="0.2in"/>
      <style:text-properties style:font-name-complex="Arial" fo:color="#212121"/>
    </style:style>
    <style:style style:name="TableRow775" style:family="table-row">
      <style:table-row-properties/>
    </style:style>
    <style:style style:name="TableCell776" style:family="table-cell">
      <style:table-cell-properties fo:border="none" style:writing-mode="lr-tb" style:vertical-align="middle" fo:padding-top="0.0104in" fo:padding-left="0.0104in" fo:padding-bottom="0.0104in" fo:padding-right="0.0104in"/>
    </style:style>
    <style:style style:name="P777" style:parent-style-name="Normal" style:family="paragraph">
      <style:paragraph-properties fo:margin-top="0.2in" fo:margin-bottom="0.2in"/>
      <style:text-properties style:font-name-complex="Arial" fo:color="#212121"/>
    </style:style>
    <style:style style:name="TableCell778" style:family="table-cell">
      <style:table-cell-properties fo:border="none" style:writing-mode="lr-tb" style:vertical-align="middle" fo:padding-top="0.0104in" fo:padding-left="0.0104in" fo:padding-bottom="0.0104in" fo:padding-right="0.0104in"/>
    </style:style>
    <style:style style:name="P779" style:parent-style-name="Normal" style:family="paragraph">
      <style:paragraph-properties fo:margin-top="0.2in" fo:margin-bottom="0.2in"/>
      <style:text-properties style:font-name-complex="Arial" fo:color="#212121"/>
    </style:style>
    <style:style style:name="TableCell780" style:family="table-cell">
      <style:table-cell-properties fo:border="none" style:writing-mode="lr-tb" style:vertical-align="middle" fo:padding-top="0.0104in" fo:padding-left="0.0104in" fo:padding-bottom="0.0104in" fo:padding-right="0.0104in"/>
    </style:style>
    <style:style style:name="P781" style:parent-style-name="Normal" style:family="paragraph">
      <style:paragraph-properties fo:margin-top="0.2in" fo:margin-bottom="0.2in"/>
      <style:text-properties style:font-name-complex="Arial" fo:color="#212121"/>
    </style:style>
    <style:style style:name="TableRow782" style:family="table-row">
      <style:table-row-properties/>
    </style:style>
    <style:style style:name="TableCell783" style:family="table-cell">
      <style:table-cell-properties fo:border="none" style:writing-mode="lr-tb" style:vertical-align="middle" fo:padding-top="0.0104in" fo:padding-left="0.0104in" fo:padding-bottom="0.0104in" fo:padding-right="0.0104in"/>
    </style:style>
    <style:style style:name="P784" style:parent-style-name="Normal" style:family="paragraph">
      <style:paragraph-properties fo:margin-top="0.2in" fo:margin-bottom="0.2in"/>
      <style:text-properties style:font-name-complex="Arial" fo:color="#212121"/>
    </style:style>
    <style:style style:name="TableRow785" style:family="table-row">
      <style:table-row-properties/>
    </style:style>
    <style:style style:name="TableCell786" style:family="table-cell">
      <style:table-cell-properties fo:border="none" style:writing-mode="lr-tb" style:vertical-align="middle" fo:padding-top="0.0104in" fo:padding-left="0.0104in" fo:padding-bottom="0.0104in" fo:padding-right="0.0104in"/>
    </style:style>
    <style:style style:name="P787" style:parent-style-name="Normal" style:family="paragraph">
      <style:paragraph-properties fo:margin-top="0.2in" fo:margin-bottom="0.2in"/>
      <style:text-properties style:font-name-complex="Arial" fo:color="#212121"/>
    </style:style>
    <style:style style:name="TableCell788" style:family="table-cell">
      <style:table-cell-properties fo:border="none" style:writing-mode="lr-tb" style:vertical-align="middle" fo:padding-top="0.0104in" fo:padding-left="0.0104in" fo:padding-bottom="0.0104in" fo:padding-right="0.0104in"/>
    </style:style>
    <style:style style:name="P789" style:parent-style-name="Normal" style:family="paragraph">
      <style:paragraph-properties fo:margin-top="0.2in" fo:margin-bottom="0.2in"/>
      <style:text-properties style:font-name-complex="Arial" fo:color="#212121"/>
    </style:style>
    <style:style style:name="TableCell790" style:family="table-cell">
      <style:table-cell-properties fo:border="none" style:writing-mode="lr-tb" style:vertical-align="middle" fo:padding-top="0.0104in" fo:padding-left="0.0104in" fo:padding-bottom="0.0104in" fo:padding-right="0.0104in"/>
    </style:style>
    <style:style style:name="P791" style:parent-style-name="Normal" style:family="paragraph">
      <style:paragraph-properties fo:margin-top="0.2in" fo:margin-bottom="0.2in"/>
      <style:text-properties style:font-name-complex="Arial" fo:color="#212121"/>
    </style:style>
    <style:style style:name="P792"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793"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79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79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796" style:parent-style-name="Normal" style:family="paragraph">
      <style:paragraph-properties style:text-autospace="none" fo:text-align="justify" fo:margin-top="0.2in" fo:margin-bottom="0.2in" fo:line-height="100%"/>
    </style:style>
    <style:style style:name="T797" style:parent-style-name="DefaultParagraphFont" style:family="text">
      <style:text-properties style:font-name-complex="Arial" fo:font-weight="bold" style:font-weight-asian="bold" style:font-weight-complex="bold" fo:color="#000000"/>
    </style:style>
    <style:style style:name="T798" style:parent-style-name="DefaultParagraphFont" style:family="text">
      <style:text-properties style:font-name-complex="Arial" style:font-weight-complex="bold" fo:color="#000000"/>
    </style:style>
    <style:style style:name="P799"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00" style:parent-style-name="Normal" style:family="paragraph">
      <style:paragraph-properties style:text-autospace="none" fo:text-align="justify" fo:margin-top="0.2in" fo:margin-bottom="0.2in" fo:line-height="100%"/>
    </style:style>
    <style:style style:name="T801" style:parent-style-name="DefaultParagraphFont" style:family="text">
      <style:text-properties style:font-name-complex="Arial" fo:font-weight="bold" style:font-weight-asian="bold" style:font-weight-complex="bold" fo:color="#000000"/>
    </style:style>
    <style:style style:name="T802" style:parent-style-name="DefaultParagraphFont" style:family="text">
      <style:text-properties style:font-name-asian="ArialMT" style:font-name-complex="Arial" fo:color="#000000"/>
    </style:style>
    <style:style style:name="P80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04" style:parent-style-name="Normal" style:family="paragraph">
      <style:paragraph-properties style:text-autospace="none" fo:text-align="justify" fo:margin-top="0.2in" fo:margin-bottom="0.2in" fo:line-height="100%"/>
    </style:style>
    <style:style style:name="T805" style:parent-style-name="DefaultParagraphFont" style:family="text">
      <style:text-properties style:font-name-complex="Arial" fo:font-weight="bold" style:font-weight-asian="bold" style:font-weight-complex="bold" fo:color="#000000"/>
    </style:style>
    <style:style style:name="T806" style:parent-style-name="DefaultParagraphFont" style:family="text">
      <style:text-properties style:font-name-asian="ArialMT" style:font-name-complex="Arial" fo:color="#000000"/>
    </style:style>
    <style:style style:name="P80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08" style:parent-style-name="Normal" style:family="paragraph">
      <style:paragraph-properties style:text-autospace="none" fo:text-align="justify" fo:margin-top="0.2in" fo:margin-bottom="0.2in" fo:line-height="100%"/>
    </style:style>
    <style:style style:name="T809" style:parent-style-name="DefaultParagraphFont" style:family="text">
      <style:text-properties style:font-name-asian="ArialMT" style:font-name-complex="Arial" fo:color="#000000"/>
    </style:style>
    <style:style style:name="P810"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11" style:parent-style-name="Normal" style:family="paragraph">
      <style:paragraph-properties style:text-autospace="none" fo:text-align="justify" fo:margin-top="0.2in" fo:margin-bottom="0.2in" fo:line-height="100%"/>
    </style:style>
    <style:style style:name="T812" style:parent-style-name="DefaultParagraphFont" style:family="text">
      <style:text-properties style:font-name-complex="Arial" fo:font-weight="bold" style:font-weight-asian="bold" style:font-weight-complex="bold" fo:color="#000000"/>
    </style:style>
    <style:style style:name="T813" style:parent-style-name="DefaultParagraphFont" style:family="text">
      <style:text-properties style:font-name-asian="ArialMT" style:font-name-complex="Arial" fo:color="#000000"/>
    </style:style>
    <style:style style:name="P81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15" style:parent-style-name="Normal" style:family="paragraph">
      <style:paragraph-properties style:text-autospace="none" fo:text-align="justify" fo:margin-top="0.2in" fo:margin-bottom="0.2in" fo:line-height="100%"/>
    </style:style>
    <style:style style:name="T816" style:parent-style-name="DefaultParagraphFont" style:family="text">
      <style:text-properties style:font-name-complex="Arial" fo:font-weight="bold" style:font-weight-asian="bold" style:font-weight-complex="bold" fo:color="#000000"/>
    </style:style>
    <style:style style:name="T817" style:parent-style-name="DefaultParagraphFont" style:family="text">
      <style:text-properties style:font-name-asian="ArialMT" style:font-name-complex="Arial" fo:color="#000000"/>
    </style:style>
    <style:style style:name="P81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19" style:parent-style-name="Normal" style:family="paragraph">
      <style:paragraph-properties style:text-autospace="none" fo:text-align="justify" fo:margin-top="0.2in" fo:margin-bottom="0.2in" fo:line-height="100%"/>
    </style:style>
    <style:style style:name="T820" style:parent-style-name="DefaultParagraphFont" style:family="text">
      <style:text-properties style:font-name-complex="Arial" fo:font-weight="bold" style:font-weight-asian="bold" style:font-weight-complex="bold" fo:color="#000000"/>
    </style:style>
    <style:style style:name="T821" style:parent-style-name="DefaultParagraphFont" style:family="text">
      <style:text-properties style:font-name-asian="ArialMT" style:font-name-complex="Arial" fo:color="#000000"/>
    </style:style>
    <style:style style:name="T822" style:parent-style-name="DefaultParagraphFont" style:family="text">
      <style:text-properties style:font-name-complex="Arial" fo:font-weight="bold" style:font-weight-asian="bold" style:font-weight-complex="bold" fo:color="#000000"/>
    </style:style>
    <style:style style:name="T823" style:parent-style-name="DefaultParagraphFont" style:family="text">
      <style:text-properties style:font-name-asian="ArialMT" style:font-name-complex="Arial" fo:color="#000000"/>
    </style:style>
    <style:style style:name="T824" style:parent-style-name="DefaultParagraphFont" style:family="text">
      <style:text-properties style:font-name-complex="Arial" fo:font-weight="bold" style:font-weight-asian="bold" style:font-weight-complex="bold" fo:color="#000000"/>
    </style:style>
    <style:style style:name="T825" style:parent-style-name="DefaultParagraphFont" style:family="text">
      <style:text-properties style:font-name-asian="ArialMT" style:font-name-complex="Arial" fo:color="#000000"/>
    </style:style>
    <style:style style:name="T826" style:parent-style-name="DefaultParagraphFont" style:family="text">
      <style:text-properties style:font-name-complex="Arial" fo:font-weight="bold" style:font-weight-asian="bold" style:font-weight-complex="bold" fo:color="#000000"/>
    </style:style>
    <style:style style:name="T827" style:parent-style-name="DefaultParagraphFont" style:family="text">
      <style:text-properties style:font-name-asian="ArialMT" style:font-name-complex="Arial" fo:color="#000000"/>
    </style:style>
    <style:style style:name="T828" style:parent-style-name="DefaultParagraphFont" style:family="text">
      <style:text-properties style:font-name-complex="Arial" fo:font-weight="bold" style:font-weight-asian="bold" style:font-weight-complex="bold" fo:color="#000000"/>
    </style:style>
    <style:style style:name="T829" style:parent-style-name="DefaultParagraphFont" style:family="text">
      <style:text-properties style:font-name-asian="ArialMT" style:font-name-complex="Arial" fo:color="#000000"/>
    </style:style>
    <style:style style:name="T830" style:parent-style-name="DefaultParagraphFont" style:family="text">
      <style:text-properties style:font-name-complex="Arial" fo:font-weight="bold" style:font-weight-asian="bold" style:font-weight-complex="bold" fo:color="#000000"/>
    </style:style>
    <style:style style:name="T831" style:parent-style-name="DefaultParagraphFont" style:family="text">
      <style:text-properties style:font-name-asian="ArialMT" style:font-name-complex="Arial" fo:color="#000000"/>
    </style:style>
    <style:style style:name="P83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33" style:parent-style-name="Normal" style:family="paragraph">
      <style:paragraph-properties style:text-autospace="none" fo:text-align="justify" fo:margin-top="0.2in" fo:margin-bottom="0.2in" fo:line-height="100%"/>
    </style:style>
    <style:style style:name="T834" style:parent-style-name="DefaultParagraphFont" style:family="text">
      <style:text-properties style:font-name-complex="Arial" fo:font-weight="bold" style:font-weight-asian="bold" style:font-weight-complex="bold" fo:color="#000000"/>
    </style:style>
    <style:style style:name="T835" style:parent-style-name="DefaultParagraphFont" style:family="text">
      <style:text-properties style:font-name-asian="ArialMT" style:font-name-complex="Arial" fo:color="#000000"/>
    </style:style>
    <style:style style:name="P83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37" style:parent-style-name="Normal" style:family="paragraph">
      <style:paragraph-properties style:text-autospace="none" fo:text-align="justify" fo:margin-top="0.2in" fo:margin-bottom="0.2in" fo:line-height="100%"/>
    </style:style>
    <style:style style:name="T838" style:parent-style-name="DefaultParagraphFont" style:family="text">
      <style:text-properties style:font-name-complex="Arial" fo:font-weight="bold" style:font-weight-asian="bold" style:font-weight-complex="bold" fo:color="#000000"/>
    </style:style>
    <style:style style:name="T839" style:parent-style-name="DefaultParagraphFont" style:family="text">
      <style:text-properties style:font-name-asian="ArialMT" style:font-name-complex="Arial" fo:color="#000000"/>
    </style:style>
    <style:style style:name="P84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41" style:parent-style-name="Normal" style:family="paragraph">
      <style:paragraph-properties style:text-autospace="none" fo:text-align="justify" fo:margin-top="0.2in" fo:margin-bottom="0.2in" fo:line-height="100%"/>
    </style:style>
    <style:style style:name="T842" style:parent-style-name="DefaultParagraphFont" style:family="text">
      <style:text-properties style:font-name-complex="Arial" fo:font-weight="bold" style:font-weight-asian="bold" style:font-weight-complex="bold" fo:color="#000000"/>
    </style:style>
    <style:style style:name="T843" style:parent-style-name="DefaultParagraphFont" style:family="text">
      <style:text-properties style:font-name-asian="ArialMT" style:font-name-complex="Arial" fo:color="#000000"/>
    </style:style>
    <style:style style:name="P84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45" style:parent-style-name="Normal" style:family="paragraph">
      <style:paragraph-properties style:text-autospace="none" fo:text-align="justify" fo:margin-top="0.2in" fo:margin-bottom="0.2in" fo:line-height="100%"/>
    </style:style>
    <style:style style:name="T846" style:parent-style-name="DefaultParagraphFont" style:family="text">
      <style:text-properties style:font-name-complex="Arial" fo:font-weight="bold" style:font-weight-asian="bold" style:font-weight-complex="bold" fo:color="#000000"/>
    </style:style>
    <style:style style:name="T847" style:parent-style-name="DefaultParagraphFont" style:family="text">
      <style:text-properties style:font-name-asian="ArialMT" style:font-name-complex="Arial" fo:color="#000000"/>
    </style:style>
    <style:style style:name="T848" style:parent-style-name="DefaultParagraphFont" style:family="text">
      <style:text-properties style:font-name-asian="ArialMT" style:font-name-complex="Arial" fo:color="#000000"/>
    </style:style>
    <style:style style:name="T849" style:parent-style-name="DefaultParagraphFont" style:family="text">
      <style:text-properties style:font-name-asian="ArialMT" style:font-name-complex="Arial" fo:color="#000000"/>
    </style:style>
    <style:style style:name="T850" style:parent-style-name="DefaultParagraphFont" style:family="text">
      <style:text-properties style:font-name-complex="Arial" fo:font-style="italic" style:font-style-asian="italic" style:font-style-complex="italic" fo:color="#000000" style:language-complex="he" style:country-complex="IL"/>
    </style:style>
    <style:style style:name="P851"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852" style:parent-style-name="Normal" style:family="paragraph">
      <style:paragraph-properties style:text-autospace="none" fo:text-align="justify" fo:margin-top="0.2in" fo:margin-bottom="0.2in" fo:line-height="100%"/>
    </style:style>
    <style:style style:name="T853" style:parent-style-name="DefaultParagraphFont" style:family="text">
      <style:text-properties style:font-name-complex="Arial" fo:font-weight="bold" style:font-weight-asian="bold" style:font-style-complex="italic" fo:color="#000000" style:language-complex="he" style:country-complex="IL"/>
    </style:style>
    <style:style style:name="T854" style:parent-style-name="DefaultParagraphFont" style:family="text">
      <style:text-properties style:font-name-complex="Arial" style:font-style-complex="italic" fo:color="#000000" style:language-complex="he" style:country-complex="IL"/>
    </style:style>
    <style:style style:name="T855" style:parent-style-name="DefaultParagraphFont" style:family="text">
      <style:text-properties style:font-name-complex="Arial" fo:font-style="italic" style:font-style-asian="italic" style:font-style-complex="italic" fo:color="#000000" style:language-complex="he" style:country-complex="IL"/>
    </style:style>
    <style:style style:name="T856" style:parent-style-name="DefaultParagraphFont" style:family="text">
      <style:text-properties style:font-name-complex="Arial" style:font-style-complex="italic" fo:color="#000000" style:language-complex="he" style:country-complex="IL"/>
    </style:style>
    <style:style style:name="P857"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858" style:parent-style-name="Normal" style:family="paragraph">
      <style:paragraph-properties style:text-autospace="none" fo:text-align="justify" fo:margin-top="0.2in" fo:margin-bottom="0.2in" fo:line-height="100%"/>
    </style:style>
    <style:style style:name="T859" style:parent-style-name="DefaultParagraphFont" style:family="text">
      <style:text-properties style:font-name-complex="Arial" fo:font-weight="bold" style:font-weight-asian="bold" style:font-style-complex="italic" fo:color="#000000" style:language-complex="he" style:country-complex="IL"/>
    </style:style>
    <style:style style:name="T860" style:parent-style-name="DefaultParagraphFont" style:family="text">
      <style:text-properties style:font-name-complex="Arial" fo:font-style="italic" style:font-style-asian="italic" style:font-style-complex="italic" fo:color="#000000" style:language-complex="he" style:country-complex="IL"/>
    </style:style>
    <style:style style:name="T861" style:parent-style-name="DefaultParagraphFont" style:family="text">
      <style:text-properties style:font-name-complex="Arial" style:font-style-complex="italic" fo:color="#000000" style:language-complex="he" style:country-complex="IL"/>
    </style:style>
    <style:style style:name="P862"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863" style:parent-style-name="Normal" style:family="paragraph">
      <style:paragraph-properties style:text-autospace="none" fo:text-align="justify" fo:margin-top="0.2in" fo:margin-bottom="0.2in" fo:line-height="100%"/>
    </style:style>
    <style:style style:name="T864" style:parent-style-name="DefaultParagraphFont" style:family="text">
      <style:text-properties style:font-name-complex="Arial" fo:font-weight="bold" style:font-weight-asian="bold" style:font-weight-complex="bold" fo:color="#000000"/>
    </style:style>
    <style:style style:name="T865" style:parent-style-name="DefaultParagraphFont" style:family="text">
      <style:text-properties style:font-name-asian="ArialMT" style:font-name-complex="Arial" fo:color="#000000"/>
    </style:style>
    <style:style style:name="P86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7" style:parent-style-name="Normal" style:family="paragraph">
      <style:paragraph-properties style:text-autospace="none" fo:text-align="justify" fo:margin-top="0.2in" fo:margin-bottom="0.2in" fo:line-height="100%"/>
    </style:style>
    <style:style style:name="T868" style:parent-style-name="DefaultParagraphFont" style:family="text">
      <style:text-properties style:font-name-complex="Arial" fo:font-weight="bold" style:font-weight-asian="bold" style:font-weight-complex="bold" fo:color="#000000"/>
    </style:style>
    <style:style style:name="T869" style:parent-style-name="DefaultParagraphFont" style:family="text">
      <style:text-properties style:font-name-asian="ArialMT" style:font-name-complex="Arial" fo:color="#000000"/>
    </style:style>
    <style:style style:name="P87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71" style:parent-style-name="ListParagraph" style:list-style-name="LFO34"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72"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73"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8"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87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5" style:parent-style-name="ListParagraph" style:list-style-name="LFO49" style:family="paragraph">
      <style:paragraph-properties style:text-autospace="none" fo:text-align="justify" fo:margin-top="0.2in" fo:margin-bottom="0.2in" fo:line-height="100%"/>
      <style:text-properties style:font-name-asian="ArialMT" style:font-name-complex="Arial" fo:color="#000000"/>
    </style:style>
    <style:style style:name="P88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88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1"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2"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94" style:parent-style-name="Normal" style:family="paragraph">
      <style:paragraph-properties style:text-autospace="none" fo:text-align="justify" fo:margin-top="0.2in" fo:margin-bottom="0.2in" fo:line-height="100%" fo:margin-left="0.2444in" fo:text-indent="0.3937in">
        <style:tab-stops/>
      </style:paragraph-properties>
      <style:text-properties style:font-name-asian="ArialMT" style:font-name-complex="Arial" fo:color="#000000"/>
    </style:style>
    <style:style style:name="P895"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6"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7" style:parent-style-name="Normal" style:family="paragraph">
      <style:paragraph-properties style:text-autospace="none" fo:text-align="justify" fo:margin-top="0.2in" fo:margin-bottom="0.2in" fo:line-height="100%" fo:margin-left="1.0319in" fo:text-indent="-0.3937in">
        <style:tab-stops/>
      </style:paragraph-properties>
      <style:text-properties style:font-name-asian="ArialMT" style:font-name-complex="Arial" fo:color="#000000"/>
    </style:style>
    <style:style style:name="P898"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89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0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01"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02"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0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0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0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0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1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1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18"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1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2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2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0" style:parent-style-name="Normal" style:family="paragraph">
      <style:paragraph-properties style:text-autospace="none" fo:text-align="justify" fo:margin-top="0in" fo:margin-bottom="0in" fo:line-height="100%" fo:margin-left="0.6381in" fo:text-indent="-0.3937in">
        <style:tab-stops/>
      </style:paragraph-properties>
      <style:text-properties style:font-name-asian="ArialMT" style:font-name-complex="Arial" fo:color="#000000"/>
    </style:style>
    <style:style style:name="P93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3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3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5" style:parent-style-name="Normal" style:family="paragraph">
      <style:paragraph-properties style:text-autospace="none" fo:text-align="justify" fo:margin-top="0.2in" fo:margin-bottom="0.2in" fo:line-height="100%" fo:margin-left="0.8861in" fo:text-indent="-0.3937in">
        <style:tab-stops/>
      </style:paragraph-properties>
      <style:text-properties style:font-name-asian="ArialMT" style:font-name-complex="Arial" fo:color="#000000"/>
    </style:style>
    <style:style style:name="P93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3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3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39"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4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4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46"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47"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488D"/>
    </style:style>
    <style:style style:name="P948"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49"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5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5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56"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5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0"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6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4"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65"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6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8" style:parent-style-name="Normal" style:list-style-name="LFO35" style:family="paragraph">
      <style:paragraph-properties style:text-autospace="none" fo:text-align="justify" fo:margin-top="0.2in" fo:margin-bottom="0.2in" fo:line-height="100%"/>
      <style:text-properties style:font-name-asian="ArialMT" style:font-name-complex="Arial" fo:color="#000000"/>
    </style:style>
    <style:style style:name="P96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2"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73"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74"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7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7"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97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0" style:parent-style-name="Normal" style:family="paragraph">
      <style:paragraph-properties fo:text-align="justify" fo:margin-top="0.2in" fo:margin-bottom="0.2in" fo:margin-left="0.5in">
        <style:tab-stops>
          <style:tab-stop style:type="left" style:position="0.0909in"/>
        </style:tab-stops>
      </style:paragraph-properties>
      <style:text-properties style:font-name-complex="Arial" fo:font-weight="bold" style:font-weight-asian="bold"/>
    </style:style>
    <style:style style:name="P981" style:parent-style-name="Normal" style:family="paragraph">
      <style:paragraph-properties fo:margin-top="0.2in" fo:margin-bottom="0.2in"/>
      <style:text-properties style:font-name-complex="Arial"/>
    </style:style>
    <style:style style:name="P982" style:parent-style-name="Normal" style:family="paragraph">
      <style:paragraph-properties fo:text-align="justify" fo:margin-top="0.2in" fo:margin-bottom="0.2in">
        <style:tab-stops>
          <style:tab-stop style:type="left" style:position="0.5909in"/>
        </style:tab-stops>
      </style:paragraph-properties>
      <style:text-properties style:font-name-complex="Arial" fo:font-weight="bold" style:font-weight-asian="bold"/>
    </style:style>
    <style:style style:name="P983"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984" style:parent-style-name="Normal" style:family="paragraph">
      <style:paragraph-properties fo:margin-top="0.2in" fo:margin-bottom="0.2in"/>
      <style:text-properties style:font-name-complex="Arial"/>
    </style:style>
    <style:style style:name="P985" style:parent-style-name="Normal" style:family="paragraph">
      <style:paragraph-properties fo:margin-top="0.2in" fo:margin-bottom="0.2in"/>
    </style:style>
    <style:style style:name="T986" style:parent-style-name="DefaultParagraphFont" style:family="text">
      <style:text-properties style:font-name-complex="Arial"/>
    </style:style>
    <style:style style:name="P987" style:parent-style-name="Normal" style:family="paragraph">
      <style:paragraph-properties style:text-autospace="none" fo:margin-top="0.2in" fo:margin-bottom="0.2in" fo:line-height="100%"/>
      <style:text-properties style:font-name-complex="Arial" style:font-weight-complex="bold" fo:color="#000000"/>
    </style:style>
    <style:style style:name="P988"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989" style:parent-style-name="AL1Paragraph" style:family="paragraph">
      <style:paragraph-properties fo:margin-top="0.2in" fo:margin-bottom="0.2in"/>
    </style:style>
  </office:automatic-styles>
  <office:body>
    <office:text text:use-soft-page-breaks="true">
      <text:p text:style-name="P1"><text:bookmark-start text:name="_GoBack"/><text:bookmark-end text:name="_GoBack"/><text:span text:style-name="T21">Collaboration Agreement between HM Land Registry and<text:s/></text:span><text:span text:style-name="T22">[insert]</text:span><text:span text:style-name="T23"><text:s/>in relation to the Local Land Charges Programme<text:s/></text:span></text:p>
      <text:p text:style-name="P24"/>
      <text:p text:style-name="P25"><text:span text:style-name="T26">This Agreement is made on the<text:s/></text:span><text:span text:style-name="T27">[ insert day and month</text:span><text:span text:style-name="T28">] 20</text:span><text:span text:style-name="T29">2</text:span><text:span text:style-name="T30">1</text:span></text:p>
      <text:p text:style-name="P31"/>
      <text:p text:style-name="P32">Between:</text:p>
      <text:p text:style-name="P33"/>
      <text:list text:style-name="LFO22" text:continue-numbering="true">
        <text:list-item>
          <text:p text:style-name="P34"><text:span text:style-name="T35">Her Majesty’s Land Registry, whose head office is at Trafalgar House, 1 Bedford Park, Croydon, CR0 2AQ (</text:span><text:span text:style-name="T36">HMLR</text:span><text:span text:style-name="T37">); and</text:span></text:p>
        </text:list-item>
      </text:list>
      <text:p text:style-name="P38"/>
      <text:list text:style-name="LFO22" text:continue-numbering="true">
        <text:list-item>
          <text:p text:style-name="P39"><text:span text:style-name="T40">[insert]</text:span><text:span text:style-name="T41"><text:s/>of<text:s/></text:span><text:span text:style-name="T42">[ insert ]</text:span><text:span text:style-name="T43"><text:s text:c="2"/>(“</text:span><text:span text:style-name="T44">the</text:span><text:span text:style-name="T45"><text:s/></text:span><text:span text:style-name="T46">Authority”</text:span><text:span text:style-name="T47">)</text:span></text:p>
        </text:list-item>
      </text:list>
      <text:p text:style-name="P48"/>
      <text:p text:style-name="P49"><text:span text:style-name="T50">Each a<text:s/></text:span><text:span text:style-name="T51">Party,</text:span><text:span text:style-name="T52"><text:s/>together the<text:s/></text:span><text:span text:style-name="T53">Parties.</text:span></text:p>
      <text:p text:style-name="P54"/>
      <text:p text:style-name="P55"/>
      <text:p text:style-name="P56">Agreed Terms:</text:p>
      <text:h text:style-name="P57" text:outline-level="1"><text:bookmark-start text:name="_Toc238023681"/><text:bookmark-start text:name="_Toc332034828"/>Definitions and interpretations<text:bookmark-end text:name="_Toc238023681"/><text:bookmark-end text:name="_Toc332034828"/></text:h>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P64">Expression</text:p>
          </table:table-cell>
          <table:table-cell table:style-name="TableCell65">
            <text:p text:style-name="P66">Meaning</text:p>
          </table:table-cell>
        </table:table-row>
        <table:table-row table:style-name="TableRow67">
          <table:table-cell table:style-name="TableCell68">
            <text:p text:style-name="P69">Authority Data</text:p>
            <text:p text:style-name="P70"><text:span text:style-name="T71"><text:s/></text:span></text:p>
          </table:table-cell>
          <table:table-cell table:style-name="TableCell72">
            <text:p text:style-name="P73">Data provided by the Authority to HMLR for the Purpose and/or in connection with the LLC Programme as identified in Schedule 1 to this Agreement which may be amended by the Parties from time to time.</text:p>
          </table:table-cell>
        </table:table-row>
        <table:table-row table:style-name="TableRow74">
          <table:table-cell table:style-name="TableCell75">
            <text:p text:style-name="P76">Chief Land Registrar’s Notice</text:p>
          </table:table-cell>
          <table:table-cell table:style-name="TableCell77">
            <text:p text:style-name="P78">Formal notice given by the Chief Land Registrar to the Authority, pursuant to paragraph 40 of Schedule 5 to the Infrastructure Act 2015, of the date on and after which the Chief Land Registrar will assume the LLC statutory function for that local authority area.</text:p>
          </table:table-cell>
        </table:table-row>
        <table:table-row table:style-name="TableRow79">
          <table:table-cell table:style-name="TableCell80">
            <text:p text:style-name="P81"><text:span text:style-name="T82">Commencement Date</text:span></text:p>
          </table:table-cell>
          <table:table-cell table:style-name="TableCell83">
            <text:p text:style-name="P84">The date of this Agreement.</text:p>
          </table:table-cell>
        </table:table-row>
        <table:table-row table:style-name="TableRow85">
          <table:table-cell table:style-name="TableCell86">
            <text:p text:style-name="P87">Confidential Information<text:s/></text:p>
            <text:p text:style-name="P88"/>
          </table:table-cell>
          <table:table-cell table:style-name="TableCell89">
            <text:p text:style-name="P90">Any information in any form belonging to a Party or relating to its business or affairs and disclosed by that Party and received by another Party in connection with the Purpose and/or the LLC Programme and which is identified as confidential, secret or proprietary by the disclosing Party, or would be regarded as such by a reasonable business person, including any Intellectual Property Rights.<text:s/></text:p>
          </table:table-cell>
        </table:table-row>
        <table:table-row table:style-name="TableRow91">
          <table:table-cell table:style-name="TableCell92">
            <text:p text:style-name="P93">Data Access Agreement</text:p>
          </table:table-cell>
          <table:table-cell table:style-name="TableCell94">
            <text:p text:style-name="P95">The form of agreement to be entered into between the Authority and HMLR Suppliers (where applicable) as set out in Schedule 4 (subject to any amendments agreed between the Parties).</text:p>
          </table:table-cell>
        </table:table-row>
        <text:soft-page-break/>
        <table:table-row table:style-name="TableRow96">
          <table:table-cell table:style-name="TableCell97">
            <text:p text:style-name="P98">Data Sharing Period</text:p>
          </table:table-cell>
          <table:table-cell table:style-name="TableCell99">
            <text:p text:style-name="P100">A maximum of 24 months from the Commencement Date<text:s/>(or such further period as may be agreed between the Parties).</text:p>
          </table:table-cell>
        </table:table-row>
        <table:table-row table:style-name="TableRow101">
          <table:table-cell table:style-name="TableCell102">
            <text:p text:style-name="P103">Intellectual Property Rights</text:p>
          </table:table-cell>
          <table:table-cell table:style-name="TableCell104">
            <text:p text:style-name="P105">Intellectual property rights of all kinds regardless of the form or medium on which they are stored, including all patents, rights to inventions, copyright, including but not limited to crown copyright and related rights, moral rights, trademarks and service marks, trade names and domain names, rights in get-up, rights to goodwill or to sue for passing off or unfair competition, rights in designs, rights in computer software, database rights, rights in confidential information (including know-how and trade secrets) and any other rights in the nature of intellectual property rights, in each case whether registered or unregistered and including all applications (or rights to apply) for, and renewals or extensions of, such rights and all similar or equivalent rights or forms of protection which subsist or will subsist now or in the future in any part of the world together with all rights of action in relation to the infringement of any of the above.</text:p>
          </table:table-cell>
        </table:table-row>
        <table:table-row table:style-name="TableRow106">
          <table:table-cell table:style-name="TableCell107">
            <text:p text:style-name="P108">Licence Agreement</text:p>
          </table:table-cell>
          <table:table-cell table:style-name="TableCell109">
            <text:p text:style-name="P110">The form of licence agreement to be entered into between the Authority and HMLR as set out in Schedule 5 (subject to any amendments agreed between the Parties).</text:p>
          </table:table-cell>
        </table:table-row>
        <table:table-row table:style-name="TableRow111">
          <table:table-cell table:style-name="TableCell112">
            <text:p text:style-name="P113">LLC<text:s/></text:p>
          </table:table-cell>
          <table:table-cell table:style-name="TableCell114">
            <text:p text:style-name="P115">Local Land Charges.<text:s/></text:p>
          </table:table-cell>
        </table:table-row>
        <table:table-row table:style-name="TableRow116">
          <table:table-cell table:style-name="TableCell117">
            <text:p text:style-name="P118">LLC Programme<text:s/></text:p>
          </table:table-cell>
          <table:table-cell table:style-name="TableCell119">
            <text:p text:style-name="P120">The LLC Programme that will make HMLR the sole registering authority and official search provider for LLC in England.</text:p>
          </table:table-cell>
        </table:table-row>
        <table:table-row table:style-name="TableRow121">
          <table:table-cell table:style-name="TableCell122">
            <text:p text:style-name="P123">LLC Register</text:p>
          </table:table-cell>
          <table:table-cell table:style-name="TableCell124">
            <text:p text:style-name="P125">A centralised digital LLC register developed by HMLR to hold LLC data in a format developed by HMLR.</text:p>
          </table:table-cell>
        </table:table-row>
        <table:table-row table:style-name="TableRow126">
          <table:table-cell table:style-name="TableCell127">
            <text:p text:style-name="P128">Migration</text:p>
          </table:table-cell>
          <table:table-cell table:style-name="TableCell129">
            <text:p text:style-name="P130">The transfer<text:s/>of the Authority’s LLC service<text:s/>to HMLR’s LLC<text:s/>service.</text:p>
          </table:table-cell>
        </table:table-row>
        <table:table-row table:style-name="TableRow131">
          <table:table-cell table:style-name="TableCell132">
            <text:p text:style-name="P133">Migration Activities</text:p>
          </table:table-cell>
          <table:table-cell table:style-name="TableCell134">
            <text:p text:style-name="P135"><text:span text:style-name="T136">The activities identified in Schedule 3 (subject to any amendments agreed between the Parties) and associated activities relating to the Migration.</text:span></text:p>
          </table:table-cell>
        </table:table-row>
        <table:table-row table:style-name="TableRow137">
          <table:table-cell table:style-name="TableCell138">
            <text:p text:style-name="P139">Purpose<text:s/></text:p>
          </table:table-cell>
          <table:table-cell table:style-name="TableCell140">
            <text:p text:style-name="P141">HMLR will use the Authority Data:</text:p>
            <text:p text:style-name="P142">- for data digitisation, Migration and transformation purposes (which, for the avoidance of any doubt, includes sharing Authority Data with Suppliers and potential Suppliers);</text:p>
            <text:p text:style-name="P143"><text:span text:style-name="T144">- to support and inform enhancements to HMLR’s LLC Register;</text:span></text:p>
            <text:p text:style-name="P145">- to support the design and testing of data quality specifications and processes;<text:s/></text:p>
            <text:p text:style-name="P146">- to support the procurement of Suppliers in connection with the LLC Programme;<text:s/></text:p>
            <text:p text:style-name="P147"><text:span text:style-name="T148">- for t</text:span><text:span text:style-name="T149">he Migration Activities required to transfer the Authority’s LLC register to HMLR’s LLC Register enabling HMLR to become the registering authority for LLC in accordance with Schedule 5 to the Infrastructure Act 2015;</text:span></text:p>
            <text:p text:style-name="P150"><text:span text:style-name="T151">- in connection with the operation of the LLC Register.</text:span></text:p>
          </table:table-cell>
        </table:table-row>
        <table:table-row table:style-name="TableRow152">
          <table:table-cell table:style-name="TableCell153">
            <text:p text:style-name="P154"><text:span text:style-name="T155"><text:s/>Supplier</text:span><text:span text:style-name="T156"><text:s/></text:span></text:p>
          </table:table-cell>
          <table:table-cell table:style-name="TableCell157">
            <text:p text:style-name="P158">Any third party engaged by HMLR in connection with the LLC Programme.</text:p>
          </table:table-cell>
        </table:table-row>
        <table:table-row table:style-name="TableRow159">
          <table:table-cell table:style-name="TableCell160">
            <text:p text:style-name="P161">Third Party Data</text:p>
          </table:table-cell>
          <table:table-cell table:style-name="TableCell162">
            <text:p text:style-name="P163">Data owned by a party who is not a party to this Agreement.</text:p>
          </table:table-cell>
        </table:table-row>
      </table:table>
      <text:h text:style-name="P164" text:outline-level="1"/>
      <text:h text:style-name="P165" text:outline-level="1">2.<text:tab/>Background</text:h>
      <text:h text:style-name="P166" text:outline-level="2">2.1<text:s/><text:tab/>The LLC Programme will make HMLR the sole registering authority and official search provider for LLC in accordance with the provisions of the Infrastructure Act 2015.<text:s/></text:h>
      <text:h text:style-name="P167" text:outline-level="2"/>
      <text:h text:style-name="P168" text:outline-level="2">2.2 <text:s text:c="2"/><text:s/>The Parties to this Agreement wish to establish a framework to govern their respective rights and obligations in relation to the LLC Programme.</text:h>
      <text:h text:style-name="P169" text:outline-level="2"/>
      <text:h text:style-name="P170" text:outline-level="2">2.3<text:tab/>The Authority has agreed to<text:s/>collaborate with HMLR to complete the activities required to enable HMLR to become the registering authority for LLC in accordance with Schedule 5 to the Infrastructure Act 2015.</text:h>
      <text:h text:style-name="P171" text:outline-level="2"/>
      <text:h text:style-name="P172" text:outline-level="2">2.4<text:s text:c="2"/>The parties acknowledge the duty under paragraph 41 of Schedule 5 to the Infrastructure Act 2015, for the Authority to provide the Chief Land Registrar with such information or other assistance as the Chief Land Registrar reasonably requires, for the purposes of transferring (in relation to the area of the Authority), responsibility for LLC to HMLR.</text:h>
      <text:h text:style-name="P173" text:outline-level="1"><text:span text:style-name="T174">3.</text:span><text:span text:style-name="T175"><text:s/></text:span><text:span text:style-name="T176"><text:tab/></text:span><text:span text:style-name="T177">Purpose of the Agreement</text:span></text:h>
      <text:h text:style-name="P178" text:outline-level="2"><text:bookmark-start text:name="_Toc332034830"/>3.1<text:tab/>This Agreement sets out the terms and objectives under which HMLR and the Authority have agreed to collaborate for the Purpose; the key objective being the transfer of the Authority’s LLC register to HMLR’s LLC Register.</text:h>
      <text:h text:style-name="P179" text:outline-level="2"/>
      <text:h text:style-name="P180" text:outline-level="2">3.2 <text:s text:c="4"/>Each has agreed (without limitation) to:</text:h>
      <text:h text:style-name="P181" text:outline-level="3">3.2.1 <text:s text:c="2"/><text:tab/>discuss the Authority Data with the other</text:h>
      <text:h text:style-name="P182" text:outline-level="3">3.2.2<text:s/><text:tab/>share and discuss the results of the collaboration</text:h>
      <text:h text:style-name="P183" text:outline-level="3">3.2.3<text:s/><text:tab/>explore and analyse the Authority Data for the purpose of ascertaining the form of entries required in the LLC Register</text:h>
      <text:h text:style-name="P184" text:outline-level="3">3.2.4 <text:s text:c="2"/><text:tab/>collaborate to achieve the Purpose</text:h>
      <text:h text:style-name="P185" text:outline-level="3"><text:span text:style-name="T186">3.2.5<text:s/></text:span><text:span text:style-name="T187"><text:tab/>act in good faith to support achievement of the Purpose and comply with the following<text:s/></text:span><text:span text:style-name="T188">principles</text:span><text:span text:style-name="T189">:</text:span></text:h>
      <text:list text:style-name="LFO43" text:continue-numbering="true">
        <text:list-item>
          <text:p text:style-name="P190">deploy appropriate resources ensuring sufficient and appropriately skilled resources are available and authorised to fulfil the responsibilities set out in this Agreement <text:s/></text:p>
        </text:list-item>
        <text:list-item>
          <text:p text:style-name="P191">act in a timely manner recognising the time-critical nature of the Migration and respond accordingly to requests for support</text:p>
        </text:list-item>
        <text:list-item>
          <text:p text:style-name="P192">collaborate and co-operate with Suppliers to ensure that activities are delivered and actions taken as required<text:s/></text:p>
        </text:list-item>
      </text:list>
      <text:h text:style-name="P193" text:outline-level="2">3.3<text:tab/>The Authority agrees to:</text:h>
      <text:h text:style-name="P194" text:outline-level="3"><text:span text:style-name="L3ParagraphChar">3.3.1</text:span><text:span text:style-name="T195"><text:s/></text:span><text:span text:style-name="T196"><text:tab/></text:span><text:span text:style-name="T197">appoint a Senior Responsible Owner for the Migration who will provide overall</text:span><text:span text:style-name="T198"><text:s/></text:span><text:span text:style-name="T199">strategic oversight and direction to include:</text:span></text:h>
      <text:list text:style-name="LFO43" text:continue-numbering="true">
        <text:list-item>
          <text:p text:style-name="P200">acting as the strategic lead to support a timely and effective delivery</text:p>
        </text:list-item>
        <text:list-item>
          <text:p text:style-name="P201">ensuring the LLC service is considered in the wider strategic context of their organisation</text:p>
        </text:list-item>
        <text:list-item>
          <text:p text:style-name="P202">ensuring that there is sufficient engagement from the required business areas</text:p>
        </text:list-item>
        <text:list-item>
          <text:p text:style-name="P203">leading on the negotiation and approval of any formal agreements in relation to the Migration and the future service</text:p>
        </text:list-item>
        <text:list-item>
          <text:p text:style-name="P204">playing a critical role in ensuring that the Authority fulfils its responsibilities to the agreed timescales</text:p>
        </text:list-item>
      </text:list>
      <text:p text:style-name="P205">3.3.2<text:s text:c="4"/>appoint an Operational Lead accountable for the day-to-day delivery of the Migration to:</text:p>
      <text:list text:style-name="LFO43" text:continue-numbering="true">
        <text:list-item>
          <text:p text:style-name="P206">provide detailed insight regarding the<text:s/>Authority’s<text:s/>LLC<text:s/>service, its data and its processes</text:p>
        </text:list-item>
        <text:list-item>
          <text:p text:style-name="P207">provide an effective and timely response to data queries, when requested</text:p>
        </text:list-item>
        <text:list-item>
          <text:p text:style-name="P208">attend progress meetings<text:s/></text:p>
        </text:list-item>
      </text:list>
      <text:p text:style-name="P209">3.3.3<text:s/><text:tab/>carry out the Migration Activities.<text:s/></text:p>
      <text:p text:style-name="P210"/>
      <text:p text:style-name="P211">3.3.4<text:s/><text:tab/>provide HMLR and its Supplier(s) with the Authority Data for use in connection with the Purpose and LLC Programme which, for the avoidance of doubt, includes sharing its paper, electronic and/or digital LLC records including spatial files with HMLR and its Supplier(s) to enable HMLR and/or its Supplier(s) to extract, scan, digitise and transform those records for the Purpose.</text:p>
      <text:p text:style-name="P212"/>
      <text:p text:style-name="P213">3.3.5<text:tab/>at HMLR’s request, enter into a Data Access Agreement with Suppliers (where required) and comply with the requirements of the Data Access Agreement.</text:p>
      <text:p text:style-name="P214"/>
      <text:p text:style-name="P215">3.3.6<text:tab/>replicate (dual key) LLC registrations, variations and cancellations made in the Authority’s LLC register in HMLR’s LLC Register during the period following service of the Chief Land Registrar’s Notice until the date on which the Chief Land Registrar assumes the LLC statutory function for the Authority.</text:p>
      <text:p text:style-name="P216"/>
      <text:p text:style-name="P217">3.3.7<text:tab/>work alongside HMLR and its Supplier(s) to enable HMLR and its Supplier(s) to understand the Authority’s processes and data for the provision of LLC, to include responding promptly (within 10 working days) to data issues and queries relating to the Authority Data.</text:p>
      <text:p text:style-name="P218"/>
      <text:p text:style-name="P219">3.3.8<text:tab/>participate in regular feedback meetings at times and locations agreed between the Parties to include meeting to discuss progress against the agreed delivery plan.</text:p>
      <text:p text:style-name="P220"/>
      <text:h text:style-name="P221" text:outline-level="2">3.4 <text:s text:c="3"/><text:s/>The Authority and HMLR will discuss individual requirements relating to service flows and data and how the Migration will run in parallel to the services offered by the Authority. The requirements may change as the Migration progresses. Both the Authority and HMLR agree to reach a common understanding to work together to ensure a smooth operation during the Migration including any changes to the process and/or Authority Data and/or Migration Activities outlined in Schedules 1 to 3.</text:h>
      <text:h text:style-name="P222" text:outline-level="2"/>
      <text:h text:style-name="P223" text:outline-level="2">3.5 <text:s text:c="3"/>Any queries and enquiries in relation to this Agreement will be undertaken through specific points of contact agreed between the Parties during the term of the Agreement.<text:s/></text:h>
      <text:h text:style-name="P224" text:outline-level="2">3.6 <text:s text:c="2"/>The Authority will need to allow for resource from its LLC department to assist and support the Migration and in order for the requirements set out in this Agreement to be achieved. This will be discussed at the outset to ensure that both the Authority and HMLR understand resource implications and agree this.<text:s/></text:h>
      <text:h text:style-name="P225" text:outline-level="2"/>
      <text:h text:style-name="P226" text:outline-level="2">3.7 <text:s text:c="2"/>For the avoidance of doubt, it is agreed between the Parties that the Authority will continue to process official LLC searches in line with its procedures and will remain responsible for issuing the official search result until responsibility for LLC is transferred to HMLR following service of the Chief Land Registrar’s Notice on the Authority.</text:h>
      <text:h text:style-name="P227" text:outline-level="2"><text:s/></text:h>
      <text:h text:style-name="P228" text:outline-level="2">3.8 <text:s text:c="3"/>Subject to clause<text:s/>6.6<text:s/>it is agreed between the Parties that the Authority Data will be retained by HMLR.<text:s/></text:h>
      <text:h text:style-name="P229" text:outline-level="2"/>
      <text:h text:style-name="P230" text:outline-level="2">3.9 <text:s text:c="3"/><text:tab/>Except as otherwise provided, each Party shall bear its own costs for collaborating and participating in this Agreement and neither shall seek reimbursement of any costs, expenses or charges from the other Party.<text:s/></text:h>
      <text:h text:style-name="P231" text:outline-level="2"/>
      <text:h text:style-name="P232" text:outline-level="2"><text:span text:style-name="T233">3.10 <text:s/></text:span><text:span text:style-name="T234">Schedule 1 describes the Authority Data to be supplied to HMLR and Schedule 2 sets out the specific process for the transmission of the Authority Data to HMLR.</text:span><text:span text:style-name="T235"><text:s text:c="4"/></text:span><text:span text:style-name="T236"><text:tab/></text:span></text:h>
      <text:h text:style-name="P237" text:outline-level="1">Term</text:h>
      <text:h text:style-name="P238" text:outline-level="2"><text:bookmark-start text:name="_Toc332034832"/>4.1 <text:s text:c="2"/><text:s/>This Agreement will be deemed to have come into effect on the Commencement Date and will continue until the earlier of:</text:h>
      <text:h text:style-name="P239" text:outline-level="2"/>
      <text:h text:style-name="P240" text:outline-level="2"><text:tab/>4.1.<text:bookmark-start text:name="_Hlk505688789"/>1<text:tab/><text:s text:c="4"/>the expiry of the<text:bookmark-end text:name="_Hlk505688789"/><text:s/>Chief Land Registrar’s Notice or;</text:h>
      <text:h text:style-name="P241" text:outline-level="3">4.1.2<text:s/><text:tab/>the expiry of the Data Sharing Period or;</text:h>
      <text:h text:style-name="P242" text:outline-level="3">4.1.3<text:tab/>the date of expiry of no less than three (3) weeks’ written notice given by<text:s/>HMLR to the Authority terminating this Agreement.</text:h>
      <text:h text:style-name="P243" text:outline-level="3"/>
      <text:h text:style-name="P244" text:outline-level="2">4.2 <text:s text:c="3"/>Termination or expiry of this Agreement shall be without prejudice to the survival of any provision of this Agreement which expressly (or by implication) is to be performed or observed notwithstanding termination or expiry, including the provisions of Clauses 1, 2.4, 3.8, 4.2, 5, 6, 7, 8, 9, 10, 11.3, 11.5 and 11.6.</text:h>
      <text:h text:style-name="P245" text:outline-level="2"/>
      <text:h text:style-name="P246" text:outline-level="1"><text:bookmark-end text:name="_Toc332034832"/>Confidentiality</text:h>
      <text:h text:style-name="P247" text:outline-level="2">5.1<text:tab/>The Parties will each keep confidential and not disclose to any third party,<text:s/>or use themselves other than for the Purpose any Confidential Information of the other Party.<text:s/></text:h>
      <text:h text:style-name="P248" text:outline-level="2"><text:span text:style-name="T249"><text:s text:c="2"/></text:span></text:h>
      <text:h text:style-name="P250" text:outline-level="2">5.2 <text:s text:c="3"/>Each Party will only disclose the Confidential Information of the other to those of its staff, officers, employees, agents, Suppliers and/or sub-contractors to whom, and to the extent to which, such disclosure is necessary for the purposes contemplated under this Agreement. Each Party will ensure that all such personnel:<text:s/></text:h>
      <text:h text:style-name="P251" text:outline-level="2"/>
      <text:h text:style-name="P252" text:outline-level="3">5.2.1<text:s/><text:tab/>know before any disclosure of Confidential Information that they owe a duty of<text:s/>confidence to the disclosing party</text:h>
      <text:h text:style-name="P253" text:outline-level="3">5.2.2 <text:s text:c="2"/><text:s/>shall comply with the provisions of this Clause<text:s/>5</text:h>
      <text:h text:style-name="P254" text:outline-level="3">5.2.3<text:s/><text:s text:c="2"/>are aware of and shall comply with confidentiality obligations equivalent to<text:s/>those<text:s/>set out in this Clause<text:s/>5.</text:h>
      <text:h text:style-name="P255" text:outline-level="2">5.3<text:s/><text:tab/>The obligations contained in this Clause<text:s/>5<text:s/>will survive for 5 years, or by agreement between the Parties, following the expiration or termination of this Agreement for any reason, but this will not apply to any Confidential Information which:</text:h>
      <text:h text:style-name="P256" text:outline-level="2"/>
      <text:h text:style-name="P257" text:outline-level="3">5.3.1<text:s/><text:s text:c="3"/>is publicly known at the time of disclosure to the receiving Party; or</text:h>
      <text:h text:style-name="P258" text:outline-level="3">5.3.2<text:s/><text:s text:c="2"/>becomes publicly known otherwise than through a breach of this Agreement<text:s/>by<text:s/>the receiving Party; or<text:s/></text:h>
      <text:h text:style-name="P259" text:outline-level="3">5.3.3<text:s/><text:s text:c="2"/>can be proved by the receiving Party to have reached it otherwise than by<text:s/><text:s/>being communicated by the other Party including:</text:h>
      <text:h text:style-name="P260" text:outline-level="4">5.3.3.1 being known to it prior to disclosure; or</text:h>
      <text:h text:style-name="P261" text:outline-level="4">5.3.3.2 having been developed by or for it wholly independently of the other Party; or</text:h>
      <text:h text:style-name="P262" text:outline-level="4">5.3.3.3 having been obtained from a third party without any restriction on disclosure on such third party of which the recipient is aware, having made due enquiry; or</text:h>
      <text:h text:style-name="P263" text:outline-level="4">5.3.3.4 having had the requirement of confidentiality in it waived by the Party to whom the Confidential Information belongs giving express written notice to that effect.</text:h>
      <text:h text:style-name="P264" text:outline-level="3">5.3.4<text:s/><text:tab/>is required to be disclosed by law (including, but not limited to, disclosures under the Freedom of Information Act 2000, the Environmental Information Regulations 2004, the General Data Protection Regulation<text:s/>and the Data Protection Act 2018)<text:s/>together with any replacement or equivalent legislation, or any regulation, or order of a competent authority, or by any regulatory, governmental body or department, agency or Executive body, provided that, where practicable, the Party whose Confidential Information is to be disclosed is given reasonable advance notice of the intended disclosure.</text:h>
      <text:h text:style-name="P265" text:outline-level="3"/>
      <text:h text:style-name="P266" text:outline-level="1">Ownership and Licensing of Data<text:s/></text:h>
      <text:h text:style-name="P267" text:outline-level="2"><text:s/>6.1 <text:s/>The Authority agrees to enter into a Licence Agreement with HMLR and comply <text:s text:c="42"/>with the requirements of the Licence Agreement.<text:s/></text:h>
      <text:h text:style-name="P268" text:outline-level="2"/>
      <text:h text:style-name="P269" text:outline-level="2"><text:s/>6.2 <text:s/>This Agreement does not affect the ownership of a Party’s Intellectual Property <text:s text:c="4"/>Rights which will remain the property of such Party (or its owners if the Party has a licence to use the Intellectual Property Rights). <text:s/>No licence to use a Party’s Intellectual Property Rights is granted or implied by this Agreement unless expressly granted herein.</text:h>
      <text:h text:style-name="P270" text:outline-level="2"/>
      <text:h text:style-name="P271" text:outline-level="2"><text:s/>6.3 <text:s text:c="2"/><text:s/>For the avoidance of doubt the Authority agrees that it does not and will not own any Intellectual Property Rights in the Purpose or LLC Programme and confirms that the Authority Data is free from third party claims (other than any Intellectual Property Rights that Ordnance Survey or Royal Mail may have in the Authority Data). <text:s/></text:h>
      <text:h text:style-name="P272" text:outline-level="2"/>
      <text:h text:style-name="P273" text:outline-level="2">6.4 <text:s/>The Authority grants to HMLR and its Supplier(s) a royalty free, non-exclusive, irrevocable licence to use the Authority Data for the Purpose and/or in connection with the LLC Programme and permits its re-use.<text:s/></text:h>
      <text:h text:style-name="P274" text:outline-level="2"/>
      <text:h text:style-name="P275" text:outline-level="2">6.5<text:s text:c="3"/><text:s/>Subject to any subsequent alternative licensing arrangements that may be agreed the licence granted under clause<text:s/>6.4 shall terminate upon the<text:s/>expiry<text:s/>of this Agreement or completion of the Licence Agreement (whichever occurs last).<text:s/></text:h>
      <text:h text:style-name="P276" text:outline-level="2">6.6<text:s text:c="4"/>HMLR agrees that upon termination of this Agreement, any Authority Data, assets or material in hard copy form received from the Authority will be returned and handed back by HMLR or its Supplier(s) to the Authority in order that the Authority may make a decision as to what it should do with the Authority Data, assets or material. It is agreed between the Parties that any Authority Data, assets or material held in an electronic or digital form and any data, materials and or assets, produced, created and generated by HMLR or its Supplier(s) during the Data Sharing Period and/or for the Purpose will not be subject to these provisions. <text:s/></text:h>
      <text:h text:style-name="P277" text:outline-level="1">Warranties and Liabilities<text:s/></text:h>
      <text:list text:style-name="LFO24" text:continue-numbering="true">
        <text:list-item>
          <text:list>
            <text:list-item>
              <text:p text:style-name="P278">If a Party provides its data and/or Third Party Data in connection with the Purpose<text:s/><text:s/>and/or LLC Programme, such Party warrants to the other Party that it has full power and authority and has obtained all authorisations, licences, consents and approvals, to allow it to provide such data and/or Third Party Data.</text:p>
            </text:list-item>
          </text:list>
        </text:list-item>
      </text:list>
      <text:h text:style-name="P279" text:outline-level="2"/>
      <text:list text:style-name="LFO24" text:continue-numbering="true">
        <text:list-item>
          <text:list>
            <text:list-item>
              <text:p text:style-name="P280">Each of the Parties warrants to the other that the use, in accordance with this Agreement, of any Intellectual Property Rights licensed hereunder or any Third Party Data licensed pursuant to this Agreement, will not result in any infringement of third party rights.</text:p>
            </text:list-item>
          </text:list>
        </text:list-item>
      </text:list>
      <text:h text:style-name="P281" text:outline-level="2"/>
      <text:list text:style-name="LFO24" text:continue-numbering="true">
        <text:list-item>
          <text:list>
            <text:list-item>
              <text:p text:style-name="P282">The Parties will fully and effectually indemnify each other from and against all actions, claims, proceedings and liability in respect of any rights or claims by any third party (including any claims of third party Intellectual Property Rights and/or Third Party Data claims). In the event of any litigation, the Parties agree to fully cooperate with each other, at their own expense.<text:s/></text:p>
            </text:list-item>
          </text:list>
        </text:list-item>
      </text:list>
      <text:p text:style-name="P283"/>
      <text:list text:style-name="LFO24" text:continue-numbering="true">
        <text:list-item>
          <text:list>
            <text:list-item>
              <text:p text:style-name="P284">Nothing in this Agreement limits or excludes a Party’s liability for:<text:s/></text:p>
            </text:list-item>
          </text:list>
        </text:list-item>
      </text:list>
      <text:list text:style-name="LFO37" text:continue-numbering="true">
        <text:list-item>
          <text:p text:style-name="P285">infringement of Intellectual Property Rights (including for the avoidance of<text:s/>doubt breach of the licences set out in this Agreement); or</text:p>
        </text:list-item>
        <text:list-item>
          <text:p text:style-name="P286">fraud or for any sort of liability that by law, cannot be limited or excluded.<text:s/></text:p>
        </text:list-item>
      </text:list>
      <text:h text:style-name="P287" text:outline-level="1">Data<text:s/>Protection</text:h>
      <text:h text:style-name="P288" text:outline-level="2"/>
      <text:h text:style-name="P289" text:outline-level="1"><text:span text:style-name="T290">8.1 <text:s text:c="3"/></text:span><text:span text:style-name="T291">Each Party shall ensure that it complies with the requirements of all legislation and regulatory requirements in force from time to time relating to the use of personal data including the Data Protection Legislation (as defined in Schedule 6).</text:span></text:h>
      <text:h text:style-name="P292" text:outline-level="2">8.2<text:s text:c="4"/>The data protection provisions set out in Schedule 6 apply to this Agreement if and to the extent that HMLR is a Processor of Authority Personal Data. For the purposes of this clause<text:s/>8.2, the terms “Processor” and “Authority Personal Data” have the meanings given to them in Schedule 6.<text:s/></text:h>
      <text:h text:style-name="P293" text:outline-level="1">Information Requirements</text:h>
      <text:h text:style-name="P294" text:outline-level="2">9.1 <text:s text:c="2"/>Each Party shall notify the other immediately if they become aware of any actual, threatened or potential breach of security of data (including personal data). Each Party shall, if a breach of security occurs, immediately take all reasonable steps necessary to:</text:h>
      <text:p text:style-name="P295"><text:s text:c="11"/><text:s/>9.1.1 remedy such breach or protect the data against any breach or threat; and</text:p>
      <text:p text:style-name="P296"><text:s text:c="12"/>9.1.2 prevent an equivalent breach in the future</text:p>
      <text:p text:style-name="P297"/>
      <text:p text:style-name="P298">9.2<text:s/><text:tab/>As soon as reasonably practicable each Party shall provide to the other Party full details (using such reporting mechanisms as may be specified from time to time) of any actual, potential or threatened breach and the steps taken in respect of such breach.</text:p>
      <text:h text:style-name="P299" text:outline-level="1">10.<text:s text:c="5"/>Disclosure Legislation</text:h>
      <text:p text:style-name="P300"><text:span text:style-name="T301">1</text:span><text:span text:style-name="T302">0</text:span><text:span text:style-name="T303">.1</text:span><text:span text:style-name="T304"><text:tab/>Each Party acknowledges that they are subject to the requirements of the Freedom of Information Act 2000, the Environmental Information Regulations 2004 and Data Protection Legislation and will assist and cooperate with the other Party to enable compliance with information disclosure requirements. If a Party receives any formal inquiry, complaint, claim or threat of action from a third party in relation to the Purpose and/or LLC Programme the matter shall be promptly referred to the other Party where applicable.</text:span></text:p>
      <text:h text:style-name="P305" text:outline-level="1"><text:span text:style-name="T306">General</text:span><text:s text:c="2"/></text:h>
      <text:list text:style-name="LLC2" text:continue-numbering="true">
        <text:list-item>
          <text:list>
            <text:list-item>
              <text:p text:style-name="P307">No variation to this Agreement will be effective unless agreed in writing and <text:s text:c="11"/>approved and duly signed by an authorised signatory of each Party.</text:p>
            </text:list-item>
            <text:list-item>
              <text:p text:style-name="P308">Any publicity in relation to this Agreement, whether through the press or otherwise should be jointly agreed in advance of any such publication.<text:s/></text:p>
            </text:list-item>
            <text:list-item>
              <text:p text:style-name="P309">A person who is not a party to this Agreement has no right under the<text:s/>Contracts (Rights of Third Parties) Act 1999<text:s/>to enforce, take or enjoy the benefit of any of its terms. Except as expressly provided, nothing in these terms shall confer any benefit or<text:s/>third<text:s/>party rights nor Intellectual Property Rights on any third party.<text:s/></text:p>
            </text:list-item>
            <text:list-item>
              <text:p text:style-name="P310">No<text:s/>Party may assign or otherwise transfer its rights or obligations under<text:s/>this<text:s/>Agreement.</text:p>
            </text:list-item>
            <text:list-item>
              <text:p text:style-name="P311"><text:span text:style-name="T312">Each Party acknowledges that this Agreement, including the Schedules, contains the whole Agreement between the Parties and that it has not relied upon any oral or written representation made to it by the other or its employees or agents and has made its own independent investigations into all matters relevant to it.</text:span></text:p>
            </text:list-item>
            <text:list-item>
              <text:p text:style-name="P313">This Agreement is governed by,<text:s/>and is to be construed in accordance with<text:s/>the laws of England and Wales and shall be subject to the<text:s/>jurisdiction<text:s/>of the English and Welsh Courts.</text:p>
            </text:list-item>
          </text:list>
        </text:list-item>
      </text:list>
      <text:h text:style-name="P314" text:outline-level="2"/>
      <text:h text:style-name="P315" text:outline-level="2"/>
      <text:h text:style-name="P316" text:outline-level="2"/>
      <text:h text:style-name="P317" text:outline-level="2"/>
      <text:h text:style-name="P318" text:outline-level="2"/>
      <text:h text:style-name="P319" text:outline-level="2"/>
      <text:h text:style-name="P320" text:outline-level="2"/>
      <text:h text:style-name="P321" text:outline-level="2"/>
      <text:h text:style-name="P322" text:outline-level="2"/>
      <text:h text:style-name="P323" text:outline-level="2"/>
      <text:h text:style-name="P324" text:outline-level="2"/>
      <text:h text:style-name="P325" text:outline-level="2"><text:s/><text:bookmark-start text:name="_Toc332034848"/></text:h>
      <text:h text:style-name="P326" text:outline-level="1"><text:bookmark-end text:name="_Toc332034848"/>Signing</text:h>
      <text:h text:style-name="P327" text:outline-level="2"><text:span text:style-name="T328">Signed for and on behalf of<text:s/></text:span><text:span text:style-name="T329">Her Majesty’s Land Registry</text:span></text:h>
      <text:h text:style-name="P330" text:outline-level="2"/>
      <table:table table:style-name="Table331">
        <table:table-columns>
          <table:table-column table:style-name="TableColumn332"/>
          <table:table-column table:style-name="TableColumn333"/>
        </table:table-columns>
        <table:table-row table:style-name="TableRow334">
          <table:table-cell table:style-name="TableCell335">
            <text:p text:style-name="P336">Signature</text:p>
          </table:table-cell>
          <table:table-cell table:style-name="TableCell337">
            <text:p text:style-name="P338"/>
          </table:table-cell>
        </table:table-row>
        <table:table-row table:style-name="TableRow339">
          <table:table-cell table:style-name="TableCell340">
            <text:p text:style-name="P341">Name</text:p>
          </table:table-cell>
          <table:table-cell table:style-name="TableCell342">
            <text:p text:style-name="P343"/>
          </table:table-cell>
        </table:table-row>
        <table:table-row table:style-name="TableRow344">
          <table:table-cell table:style-name="TableCell345">
            <text:p text:style-name="P346">Title</text:p>
          </table:table-cell>
          <table:table-cell table:style-name="TableCell347">
            <text:p text:style-name="P348"/>
          </table:table-cell>
        </table:table-row>
        <table:table-row table:style-name="TableRow349">
          <table:table-cell table:style-name="TableCell350">
            <text:p text:style-name="P351">Date</text:p>
          </table:table-cell>
          <table:table-cell table:style-name="TableCell352">
            <text:p text:style-name="P353"/>
          </table:table-cell>
        </table:table-row>
      </table:table>
      <text:h text:style-name="P354" text:outline-level="2"/>
      <text:h text:style-name="P355" text:outline-level="2"><text:span text:style-name="T356">Having read and understood this Agreement signed for and on behalf of<text:s/></text:span><text:span text:style-name="T357">[ insert name of LA]</text:span></text:h>
      <text:h text:style-name="P358" text:outline-level="2"/>
      <table:table table:style-name="Table359">
        <table:table-columns>
          <table:table-column table:style-name="TableColumn360"/>
          <table:table-column table:style-name="TableColumn361"/>
        </table:table-columns>
        <table:table-row table:style-name="TableRow362">
          <table:table-cell table:style-name="TableCell363">
            <text:p text:style-name="P364">Signature</text:p>
          </table:table-cell>
          <table:table-cell table:style-name="TableCell365">
            <text:p text:style-name="P366"/>
          </table:table-cell>
        </table:table-row>
        <table:table-row table:style-name="TableRow367">
          <table:table-cell table:style-name="TableCell368">
            <text:p text:style-name="P369">Name</text:p>
          </table:table-cell>
          <table:table-cell table:style-name="TableCell370">
            <text:p text:style-name="P371"/>
          </table:table-cell>
        </table:table-row>
        <table:table-row table:style-name="TableRow372">
          <table:table-cell table:style-name="TableCell373">
            <text:p text:style-name="P374">Title</text:p>
          </table:table-cell>
          <table:table-cell table:style-name="TableCell375">
            <text:p text:style-name="P376"/>
          </table:table-cell>
        </table:table-row>
        <table:table-row table:style-name="TableRow377">
          <table:table-cell table:style-name="TableCell378">
            <text:p text:style-name="P379">Date</text:p>
          </table:table-cell>
          <table:table-cell table:style-name="TableCell380">
            <text:p text:style-name="P381"/>
          </table:table-cell>
        </table:table-row>
      </table:table>
      <text:h text:style-name="P382" text:outline-level="2"/>
      <text:p text:style-name="P383"><text:bookmark-end text:name="_Toc332034830"/>Schedule 1 Authority Data<text:tab/></text:p>
      <text:p text:style-name="P384"/>
      <text:list text:style-name="LFO36" text:continue-numbering="true">
        <text:list-item>
          <text:p text:style-name="P385">The Authority agrees to make the following data available to HMLR:</text:p>
        </text:list-item>
      </text:list>
      <text:h text:style-name="P386" text:outline-level="2"><text:span text:style-name="T387">1.1<text:s/></text:span><text:span text:style-name="T388"><text:s text:c="2"/></text:span><text:span text:style-name="T389">its complete dataset of LLC records, including both the textual and spatial <text:s text:c="3"/>elements, and<text:s/></text:span></text:h>
      <text:p text:style-name="P390"><text:tab/>1.2<text:s/><text:s text:c="3"/>all updates and changes made to such data during the term of this Agreement.</text:p>
      <text:p text:style-name="P391"/>
      <text:p text:style-name="P392">Schedule 2 Process<text:s/></text:p>
      <text:p text:style-name="P393"/>
      <text:p text:style-name="P394">1.<text:s/>The Authority and HMLR will agree the method of transmission of Authority Data in advance of its provision<text:s/>to<text:s/>include confirmation of despatch by the Authority and receipt by HMLR and/or its Supplier(s). <text:s/></text:p>
      <text:p text:style-name="P395"/>
      <text:list text:style-name="LFO36" text:continue-numbering="true">
        <text:list-item>
          <text:p text:style-name="P396"><text:span text:style-name="T397">Queries relating to the Authority Data will be raised by<text:s/></text:span><text:span text:style-name="T398">HMLR</text:span><text:span text:style-name="T399">HMLR with the Authority through the agreed point of contacts by telephone or email as agreed between the Parties on an ad-hoc basis as required.</text:span></text:p>
        </text:list-item>
      </text:list>
      <text:p text:style-name="P400"/>
      <text:p text:style-name="P401">Schedule 3 Migration Activities</text:p>
      <text:p text:style-name="P402"/>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Activity</text:p>
          </table:table-cell>
          <table:table-cell table:style-name="TableCell410">
            <text:p text:style-name="P411">Authority</text:p>
          </table:table-cell>
          <table:table-cell table:style-name="TableCell412">
            <text:p text:style-name="P413">HMLR</text:p>
          </table:table-cell>
        </table:table-row>
        <table:table-row table:style-name="TableRow414">
          <table:table-cell table:style-name="TableCell415">
            <text:p text:style-name="P416">Plan the delivery of the Migration</text:p>
          </table:table-cell>
          <table:table-cell table:style-name="TableCell417">
            <text:p text:style-name="P418">Complete Delivery Plan<text:s/></text:p>
          </table:table-cell>
          <table:table-cell table:style-name="TableCell419">
            <text:p text:style-name="P420">Complete Delivery Plan</text:p>
          </table:table-cell>
        </table:table-row>
        <table:table-row table:style-name="TableRow421">
          <table:table-cell table:style-name="TableCell422">
            <text:p text:style-name="P423">Designation of Senior Responsible Owner and Operational Lead.</text:p>
            <text:p text:style-name="P424"/>
          </table:table-cell>
          <table:table-cell table:style-name="TableCell425">
            <text:p text:style-name="P426">Confirm names</text:p>
          </table:table-cell>
          <table:table-cell table:style-name="TableCell427">
            <text:p text:style-name="P428">Confirm names</text:p>
          </table:table-cell>
        </table:table-row>
        <table:table-row table:style-name="TableRow429">
          <table:table-cell table:style-name="TableCell430">
            <text:p text:style-name="P431">Mobilisation including:</text:p>
            <text:list text:style-name="LFO33" text:continue-numbering="true">
              <text:list-item>
                <text:p text:style-name="P432">RACI</text:p>
              </text:list-item>
              <text:list-item>
                <text:p text:style-name="P433">Risk review</text:p>
              </text:list-item>
              <text:list-item>
                <text:p text:style-name="P434">Business readiness tracker</text:p>
              </text:list-item>
              <text:list-item>
                <text:p text:style-name="P435">Stakeholder analysis</text:p>
              </text:list-item>
              <text:list-item>
                <text:p text:style-name="P436">Authority comms</text:p>
              </text:list-item>
              <text:list-item>
                <text:p text:style-name="P437">Extent of change analysis</text:p>
              </text:list-item>
            </text:list>
          </table:table-cell>
          <table:table-cell table:style-name="TableCell438">
            <text:p text:style-name="P439">Identify stakeholders, roles and responsibilities, risks and issues, process changes and start engagement with identified stakeholders on the transfer of the Authority’s LLC register to HMLR’s LLC Register.</text:p>
          </table:table-cell>
          <table:table-cell table:style-name="TableCell440">
            <text:p text:style-name="P441">Facilitate discussions</text:p>
          </table:table-cell>
        </table:table-row>
        <table:table-row table:style-name="TableRow442">
          <table:table-cell table:style-name="TableCell443">
            <text:p text:style-name="P444">Data readiness</text:p>
          </table:table-cell>
          <table:table-cell table:style-name="TableCell445">
            <text:p text:style-name="P446">Address data issues</text:p>
          </table:table-cell>
          <table:table-cell table:style-name="TableCell447">
            <text:p text:style-name="P448">Analysis and feedback</text:p>
          </table:table-cell>
        </table:table-row>
        <table:table-row table:style-name="TableRow449">
          <table:table-cell table:style-name="TableCell450">
            <text:p text:style-name="P451">Assess Authority’s LLC Workforce</text:p>
          </table:table-cell>
          <table:table-cell table:style-name="TableCell452">
            <text:p text:style-name="P453">Provide workforce information.</text:p>
          </table:table-cell>
          <table:table-cell table:style-name="TableCell454">
            <text:p text:style-name="P455">Assess Workforce Implications (TUPE).</text:p>
          </table:table-cell>
        </table:table-row>
        <table:table-row table:style-name="TableRow456">
          <table:table-cell table:style-name="TableCell457">
            <text:p text:style-name="P458">Stakeholder Management</text:p>
          </table:table-cell>
          <table:table-cell table:style-name="TableCell459">
            <text:p text:style-name="P460">Continue engagement with stakeholders.</text:p>
          </table:table-cell>
          <table:table-cell table:style-name="TableCell461">
            <text:p text:style-name="P462">Continue engagement with stakeholders</text:p>
          </table:table-cell>
        </table:table-row>
        <table:table-row table:style-name="TableRow463">
          <table:table-cell table:style-name="TableCell464">
            <text:p text:style-name="P465">Preparation for transfer of the Authority’s LLC register to HMLR’s LLC Register, including supporting the data migration process.</text:p>
          </table:table-cell>
          <table:table-cell table:style-name="TableCell466">
            <text:p text:style-name="P467">Implement any business process changes to support the live LLC service following the transfer of responsibility from the Authority to HMLR.</text:p>
            <text:p text:style-name="P468">Complete live service training and support (where required)</text:p>
          </table:table-cell>
          <table:table-cell table:style-name="TableCell469">
            <text:p text:style-name="P470">Guidance</text:p>
            <text:p text:style-name="P471">Provide support (where required)</text:p>
            <text:p text:style-name="P472"/>
          </table:table-cell>
        </table:table-row>
      </table:table>
      <text:p text:style-name="P473"/>
      <text:p text:style-name="P474">Schedule 4</text:p>
      <text:p text:style-name="P475"/>
      <text:p text:style-name="P476">Data Access Agreement between Local Authority and Supplier (the “Agreement”)</text:p>
      <text:p text:style-name="P477">This deed is made on [INSERT DATE OF COMPLETION] between:</text:p>
      <text:list text:style-name="LFO26" text:continue-numbering="true">
        <text:list-item>
          <text:p text:style-name="P478"><text:span text:style-name="T479">[INSERT NAME OF LOCAL AUTHORITY AND ADDRESS] (the “</text:span><text:span text:style-name="T480">Local Authority</text:span><text:span text:style-name="T481">”)</text:span></text:p>
        </text:list-item>
        <text:list-item>
          <text:p text:style-name="P482"><text:span text:style-name="T483">[INSERT NAME OF DE/DCS SUPPLIER AND ADDRESS] (the “</text:span><text:span text:style-name="T484">Supplier</text:span><text:span text:style-name="T485">”)</text:span></text:p>
        </text:list-item>
      </text:list>
      <text:p text:style-name="P486"><text:span text:style-name="T487">each referred to as a “</text:span><text:span text:style-name="T488">Party</text:span><text:span text:style-name="T489">” and together as the “</text:span><text:span text:style-name="T490">Parties</text:span><text:span text:style-name="T491">”.<text:s/></text:span></text:p>
      <text:p text:style-name="P492"/>
      <text:p text:style-name="P493"><text:tab/>Background</text:p>
      <text:list text:style-name="LFO28" text:continue-numbering="true">
        <text:list-item>
          <text:p text:style-name="P494"><text:span text:style-name="T495">The Local Authority owns or is licensed to use the Local Authority Premises or access the Cloud Services</text:span><text:span text:style-name="T496"><text:s/></text:span><text:span text:style-name="T497">which the Supplier is seeking access to for the purpose of data extraction and/or data capture of Local Authority<text:s/></text:span><text:span text:style-name="T498">LLC R</text:span><text:span text:style-name="T499">ecords. <text:s/></text:span></text:p>
        </text:list-item>
      </text:list>
      <text:p text:style-name="P500"/>
      <text:list text:style-name="LFO28" text:continue-numbering="true">
        <text:list-item>
          <text:p text:style-name="P501">The Local Authority has agreed to license to the Supplier access to the Local Authority Premises, information, data or personnel and use of any equipment in order to extract data and/or capture data from the LLC Records on the terms set out in this Agreement.</text:p>
        </text:list-item>
      </text:list>
      <text:p text:style-name="P502"/>
      <text:list text:style-name="LFO29" text:continue-numbering="true">
        <text:list-item>
          <text:p text:style-name="P503">Definitions</text:p>
        </text:list-item>
      </text:list>
      <text:p text:style-name="P504"><text:span text:style-name="T505"><text:s/>“Cloud Services”<text:s/></text:span><text:span text:style-name="T506">means<text:s/></text:span><text:span text:style-name="T507">access provided by a cloud provider to the Local Authority to computing resources via a network of remote hosted servers enabling the Local Authority to access LLC Records, which are made available by the Local Authority for use by the Supplier or its sub-contractors in connection with the Services.</text:span></text:p>
      <text:p text:style-name="P508"/>
      <text:p text:style-name="P509"><text:span text:style-name="T510">“Intellectual Property Rights”<text:s/></text:span><text:span text:style-name="T511">means copyright and database rights.<text:s/></text:span></text:p>
      <text:p text:style-name="P512"><text:span text:style-name="T513">“</text:span><text:span text:style-name="T514">LLC Records</text:span><text:span text:style-name="T515">” means local land charges records provided by a Local Authority.</text:span></text:p>
      <text:p text:style-name="P516"/>
      <text:p text:style-name="P517"><text:span text:style-name="T518">"</text:span><text:span text:style-name="T519">Local Authority Premises</text:span><text:span text:style-name="T520">" means premises owned, controlled or occupied by the Local Authority, which are made available by the Local Authority for use by the Supplier or its sub-contractors in connection with the Services.<text:s/></text:span></text:p>
      <text:p text:style-name="P521"><text:span text:style-name="T522">“</text:span><text:span text:style-name="T523">Service(s)”</text:span><text:span text:style-name="T524"><text:s/>means the data extraction service and/or data capture service which the Supplier is performing for HM Land Registry.</text:span></text:p>
      <text:p text:style-name="P525"/>
      <text:list text:style-name="LFO29" text:continue-numbering="true">
        <text:list-item>
          <text:p text:style-name="P526">Access to Data</text:p>
        </text:list-item>
      </text:list>
      <text:p text:style-name="P527"/>
      <text:list text:style-name="LFO29" text:continue-numbering="true">
        <text:list-item>
          <text:list>
            <text:list-item>
              <text:p text:style-name="P528">The Local Authority shall provide the Supplier with all documents or other materials and data or other information necessary for the completion of the Service, in sufficient time to enable the Supplier to provide the Service in accordance with any timetable or other target for progress or completion agreed between the Supplier and HM Land Registry.</text:p>
            </text:list-item>
          </text:list>
        </text:list-item>
      </text:list>
      <text:p text:style-name="P529"/>
      <text:list text:style-name="LFO29" text:continue-numbering="true">
        <text:list-item>
          <text:list>
            <text:list-item>
              <text:p text:style-name="P530">The Local Authority shall be responsible for the content of all documents or other materials provided to the Supplier in the course of this Agreement.<text:s/></text:p>
            </text:list-item>
          </text:list>
        </text:list-item>
      </text:list>
      <text:p text:style-name="P531"/>
      <text:list text:style-name="LFO29" text:continue-numbering="true">
        <text:list-item>
          <text:list>
            <text:list-item>
              <text:p text:style-name="P532">The Local Authority shall ensure that the Supplier and/or its personnel are accorded sufficient access to any of the Local Authority’s Premises, Cloud Services, information, data or personnel and use of any equipment that is reasonably necessary for the completion of the Service on a non-exclusive licence basis free of charge. Where the Supplier requires access to any<text:s/>third<text:s/>party<text:s/>premises, information, data or personnel, the Local Authority shall make all reasonable efforts to arrange this for the Supplier.</text:p>
            </text:list-item>
          </text:list>
        </text:list-item>
      </text:list>
      <text:p text:style-name="P533"/>
      <text:list text:style-name="LFO29" text:continue-numbering="true">
        <text:list-item>
          <text:list>
            <text:list-item>
              <text:p text:style-name="P534">The Supplier shall not acquire any right, title or interest to any<text:s/>Intellectual Property Rights subsisting in the LLC Records.</text:p>
            </text:list-item>
          </text:list>
        </text:list-item>
      </text:list>
      <text:p text:style-name="P535"/>
      <text:list text:style-name="LFO29" text:continue-numbering="true">
        <text:list-item>
          <text:list>
            <text:list-item>
              <text:p text:style-name="P536">Where the Local Authority issues Local Authority property free of charge to the Supplier, such Local Authority property shall be and remain the property of the Local Authority. The Local Authority and its agents may enter any premises of the Supplier during normal business hours on reasonable notice to recover any such Local Authority property.</text:p>
            </text:list-item>
          </text:list>
        </text:list-item>
      </text:list>
      <text:p text:style-name="P537"/>
      <text:list text:style-name="LFO29" text:continue-numbering="true">
        <text:list-item>
          <text:list>
            <text:list-item>
              <text:p text:style-name="P538">At the Local Authority’s request, the Supplier shall store the Local Authority property separately and securely and ensure that it is clearly identifiable as belonging to the Local Authority.</text:p>
            </text:list-item>
          </text:list>
        </text:list-item>
      </text:list>
      <text:p text:style-name="P539"/>
      <text:list text:style-name="LFO29" text:continue-numbering="true">
        <text:list-item>
          <text:p text:style-name="P540">Compliance with Laws</text:p>
        </text:list-item>
      </text:list>
      <text:p text:style-name="P541"/>
      <text:list text:style-name="LFO29" text:continue-numbering="true">
        <text:list-item>
          <text:list>
            <text:list-item>
              <text:p text:style-name="P542">The Local Authority shall ensure that the Local Authority and its premises comply with all relevant legislation or other regulations relating to health and safety matters and shall ensure that the Supplier’s personnel are provided with a safe working environment. In this context, the Local Authority shall:</text:p>
            </text:list-item>
          </text:list>
        </text:list-item>
      </text:list>
      <text:p text:style-name="P543"/>
      <text:list text:style-name="LFO27" text:continue-numbering="true">
        <text:list-item>
          <text:p text:style-name="P544">ensure that valid and adequate public liability insurance remains in force throughout the duration of this Agreement; and</text:p>
        </text:list-item>
        <text:list-item>
          <text:p text:style-name="P545">ensure that the Supplier and the Supplier’s personnel are not prevented from complying with any relevant legislation or regulation.</text:p>
        </text:list-item>
      </text:list>
      <text:p text:style-name="P546"/>
      <text:list text:style-name="LFO29" text:continue-numbering="true">
        <text:list-item>
          <text:p text:style-name="P547"><text:span text:style-name="T548">Supplier Personnel</text:span></text:p>
        </text:list-item>
      </text:list>
      <text:p text:style-name="P549"/>
      <text:list text:style-name="LFO29" text:continue-numbering="true">
        <text:list-item>
          <text:list>
            <text:list-item>
              <text:p text:style-name="P550">The Supplier shall provide the Local Authority with a list of the names of all Supplier personnel requiring access to Local Authority Premises specifying the capacity in which they require admission and the Supplier shall give such other particulars as the Local Authority may reasonably require.</text:p>
            </text:list-item>
          </text:list>
        </text:list-item>
      </text:list>
      <text:p text:style-name="P551"/>
      <text:list text:style-name="LFO29" text:continue-numbering="true">
        <text:list-item>
          <text:list>
            <text:list-item>
              <text:p text:style-name="P552">The Supplier shall comply with the Local Authority’s policies including those that apply to persons who are allowed access to the applicable Local Authority Premises. The Local Authority may reasonably request the Supplier to co-operate with other persons working concurrently on the Local Authority Premises.</text:p>
            </text:list-item>
          </text:list>
        </text:list-item>
      </text:list>
      <text:p text:style-name="P553"/>
      <text:list text:style-name="LFO29" text:continue-numbering="true">
        <text:list-item>
          <text:list>
            <text:list-item>
              <text:p text:style-name="P554">The Supplier shall ensure that the conduct of its personnel is professional and does not unreasonably disrupt the Local Authority from its day to day business.</text:p>
            </text:list-item>
          </text:list>
        </text:list-item>
      </text:list>
      <text:p text:style-name="P555"/>
      <text:list text:style-name="LFO29" text:continue-numbering="true">
        <text:list-item>
          <text:list>
            <text:list-item>
              <text:p text:style-name="P556">The Supplier shall on written demand indemnify the Local Authority against all losses incurred by the Local Authority arising from:<text:s/></text:p>
            </text:list-item>
          </text:list>
        </text:list-item>
      </text:list>
      <text:p text:style-name="P557">a) any damage to the Local Authority’s Premises caused by the Supplier;<text:s/></text:p>
      <text:p text:style-name="P558">b) any loss or corruption of the Local Authority’s data in the Supplier’s possession or control; and<text:s/></text:p>
      <text:p text:style-name="P559">c) any injury caused to Local Authority personnel by the Supplier.</text:p>
      <text:p text:style-name="P560"/>
      <text:list text:style-name="LFO29" text:continue-numbering="true">
        <text:list-item>
          <text:list>
            <text:list-item>
              <text:p text:style-name="P561">If the Supplier is exposed to sensitive commercial information or personal data which would fall within the scope of data protection legislation, the Local Authority may mandate the Supplier to undertake additional data protection training/awareness sessions and to sign<text:s/>a<text:s/>non-disclosure<text:s/>and/or data processing<text:s/>agreement<text:s/>(as appropriate).</text:p>
            </text:list-item>
          </text:list>
        </text:list-item>
      </text:list>
      <text:p text:style-name="P562"/>
      <text:list text:style-name="LFO29" text:continue-numbering="true">
        <text:list-item>
          <text:list>
            <text:list-item>
              <text:p text:style-name="P563">If the Supplier requires modifications to the Local Authority Premises, such modifications shall be subject to the prior written consent of the Local Authority and shall be carried out by the Local Authority at the Supplier’s expense. Ownership of such modifications shall rest with the Local Authority.</text:p>
            </text:list-item>
          </text:list>
        </text:list-item>
      </text:list>
      <text:p text:style-name="P564"/>
      <text:p text:style-name="P565"/>
      <text:list text:style-name="LFO29" text:continue-numbering="true">
        <text:list-item>
          <text:p text:style-name="P566">Escalation</text:p>
        </text:list-item>
      </text:list>
      <text:p text:style-name="P567"/>
      <text:list text:style-name="LFO29" text:continue-numbering="true">
        <text:list-item>
          <text:list>
            <text:list-item>
              <text:p text:style-name="P568">If either Party has any issues, concerns or complaints about this Agreement, it shall notify the other Party and the Parties shall then seek to resolve the issue by a process of consultation. If the matter cannot be resolved by the Parties within 14 days, the matter may be escalated to HM Land Registry for resolution.</text:p>
            </text:list-item>
          </text:list>
        </text:list-item>
      </text:list>
      <text:p text:style-name="P569"/>
      <text:list text:style-name="LFO29" text:continue-numbering="true">
        <text:list-item>
          <text:p text:style-name="P570">General</text:p>
        </text:list-item>
      </text:list>
      <text:p text:style-name="P571"/>
      <text:list text:style-name="LFO29" text:continue-numbering="true">
        <text:list-item>
          <text:list>
            <text:list-item>
              <text:p text:style-name="P572">The Supplier will not assign, transfer or subcontract the Agreement or any rights under it without prior written consent of the Local Authority.</text:p>
            </text:list-item>
          </text:list>
        </text:list-item>
      </text:list>
      <text:p text:style-name="P573"/>
      <text:list text:style-name="LFO29" text:continue-numbering="true">
        <text:list-item>
          <text:list>
            <text:list-item>
              <text:p text:style-name="P574">This Agreement constitutes the entire agreement between the parties. No variation will be effective without mutual agreement by the parties in writing.</text:p>
            </text:list-item>
          </text:list>
        </text:list-item>
      </text:list>
      <text:p text:style-name="P575"/>
      <text:list text:style-name="LFO29" text:continue-numbering="true">
        <text:list-item>
          <text:list>
            <text:list-item>
              <text:p text:style-name="P576">If any part of this Agreement is held unlawful or unenforceable, that part shall be struck out and the remainder of this Agreement shall remain in effect.</text:p>
            </text:list-item>
          </text:list>
        </text:list-item>
      </text:list>
      <text:p text:style-name="P577"/>
      <text:list text:style-name="LFO29" text:continue-numbering="true">
        <text:list-item>
          <text:list>
            <text:list-item>
              <text:p text:style-name="P578">This Agreement does not create any partnership or joint venture between the parties.</text:p>
            </text:list-item>
          </text:list>
        </text:list-item>
      </text:list>
      <text:p text:style-name="P579"/>
      <text:list text:style-name="LFO29" text:continue-numbering="true">
        <text:list-item>
          <text:list>
            <text:list-item>
              <text:p text:style-name="P580">No delay, neglect or forbearance by either party in enforcing its rights under this Agreement shall be a waiver of or prejudice of those rights.</text:p>
            </text:list-item>
          </text:list>
        </text:list-item>
      </text:list>
      <text:p text:style-name="P581"/>
      <text:list text:style-name="LFO29" text:continue-numbering="true">
        <text:list-item>
          <text:list>
            <text:list-item>
              <text:p text:style-name="P582">This Agreement is governed and interpreted in all respects under the laws of England and Wales and shall be subjected to the jurisdiction of the English and Welsh Courts.</text:p>
            </text:list-item>
          </text:list>
        </text:list-item>
      </text:list>
      <text:p text:style-name="P583"/>
      <text:p text:style-name="P584">This agreement has been entered into as a deed at the date stated at the beginning of it.</text:p>
      <text:p text:style-name="P585"/>
      <text:p text:style-name="P586"/>
      <text:p text:style-name="P587"/>
      <text:p text:style-name="P588"/>
      <text:p text:style-name="P589"/>
      <text:p text:style-name="P590"/>
      <text:p text:style-name="P591"/>
      <text:p text:style-name="P592"/>
      <text:p text:style-name="P593"/>
      <table:table table:style-name="Table594">
        <table:table-columns>
          <table:table-column table:style-name="TableColumn595"/>
          <table:table-column table:style-name="TableColumn596"/>
        </table:table-columns>
        <table:table-row table:style-name="TableRow597">
          <table:table-cell table:style-name="TableCell598">
            <text:p text:style-name="P599"><text:span text:style-name="T600">Executed as a deed by [NAME OF EXECUTING COMPANY] acting by [NAME OF FIRST DIRECTOR], a director and [NAME OF SECOND DIRECTOR/SECRETARY], [a director<text:s/></text:span><text:span text:style-name="T601">OR</text:span><text:span text:style-name="T602"><text:s/>its secretary]</text:span></text:p>
          </table:table-cell>
          <table:table-cell table:style-name="TableCell603">
            <text:p text:style-name="P604">...............................</text:p>
            <text:p text:style-name="P605">[SIGNATURE OF FIRST DIRECTOR]</text:p>
            <text:p text:style-name="P606">Director</text:p>
          </table:table-cell>
        </table:table-row>
        <table:table-row table:style-name="TableRow607">
          <table:table-cell table:style-name="TableCell608">
            <text:p text:style-name="P609"> </text:p>
          </table:table-cell>
          <table:table-cell table:style-name="TableCell610">
            <text:p text:style-name="P611">...............................</text:p>
            <text:p text:style-name="P612">[SIGNATURE OF SECOND DIRECTOR/SECRETARY]</text:p>
            <text:p text:style-name="P613"><text:span text:style-name="T614">[Director<text:s/></text:span><text:span text:style-name="T615">OR</text:span><text:span text:style-name="T616"><text:s/>Secretary</text:span></text:p>
          </table:table-cell>
        </table:table-row>
        <table:table-row table:style-name="TableRow617">
          <table:table-cell table:style-name="TableCell618">
            <text:p text:style-name="P619">Executed as a deed by [NAME OF EXECUTING COMPANY] acting by [NAME OF FIRST DIRECTOR], a director and [NAME OF SECOND DIRECTOR/SECRETARY], [a director OR its secretary]</text:p>
          </table:table-cell>
          <table:table-cell table:style-name="TableCell620">
            <text:p text:style-name="P621">...............................</text:p>
            <text:p text:style-name="P622">[SIGNATURE OF FIRST DIRECTOR]</text:p>
            <text:p text:style-name="P623">Director</text:p>
          </table:table-cell>
        </table:table-row>
        <table:table-row table:style-name="TableRow624">
          <table:table-cell table:style-name="TableCell625">
            <text:p text:style-name="P626"> </text:p>
          </table:table-cell>
          <table:table-cell table:style-name="TableCell627">
            <text:p text:style-name="P628">...............................</text:p>
            <text:p text:style-name="P629">[SIGNATURE OF SECOND DIRECTOR/SECRETARY]</text:p>
            <text:p text:style-name="P630">[Director OR Secretary</text:p>
          </table:table-cell>
        </table:table-row>
      </table:table>
      <text:p text:style-name="P631"/>
      <text:p text:style-name="P632"/>
      <text:p text:style-name="P633"/>
      <text:p text:style-name="P634"/>
      <text:p text:style-name="P635">Schedule 5<text:s/></text:p>
      <text:p text:style-name="P636">Licence Agreement</text:p>
      <text:p text:style-name="P637"/>
      <text:p text:style-name="P638">This agreement is made on [INSERT DATE OF COMPLETION] between:</text:p>
      <text:p text:style-name="P639"/>
      <text:list text:style-name="LFO31" text:continue-numbering="true">
        <text:list-item>
          <text:p text:style-name="P640"><text:span text:style-name="T641">[INSERT NAME OF LOCAL AUTHORITY]<text:s/></text:span><text:span text:style-name="T642">of</text:span><text:span text:style-name="T643"><text:s/>[INSERT ADDRESS]</text:span><text:span text:style-name="T644"><text:s/></text:span><text:span text:style-name="T645">(the “Licensor”)</text:span><text:span text:style-name="T646">;<text:s/></text:span></text:p>
        </text:list-item>
      </text:list>
      <text:p text:style-name="P647"/>
      <text:p text:style-name="P648"><text:span text:style-name="T649">and</text:span></text:p>
      <text:list text:style-name="LFO31" text:continue-numbering="true">
        <text:list-item>
          <text:p text:style-name="P650"><text:span text:style-name="T651">The Crown acting by the Chief Land Registrar of Her Majesty’s Land Registry<text:s/></text:span><text:span text:style-name="T652">whose head office is at<text:s/></text:span><text:span text:style-name="T653">Trafalgar House,</text:span><text:span text:style-name="T654"><text:s/></text:span><text:span text:style-name="T655">1 Bedford Park,</text:span><text:span text:style-name="T656"><text:s/></text:span><text:span text:style-name="T657">Croydon</text:span><text:span text:style-name="T658"><text:s/></text:span><text:span text:style-name="T659">CR0 2AQ<text:s/></text:span><text:span text:style-name="T660">(the “Licensee”)</text:span><text:span text:style-name="T661">.</text:span></text:p>
        </text:list-item>
      </text:list>
      <text:p text:style-name="P662"/>
      <text:p text:style-name="P663">Each a “party” and together referred to as “the parties”.</text:p>
      <text:p text:style-name="P664"/>
      <text:p text:style-name="P665">Background</text:p>
      <text:p text:style-name="P666"/>
      <text:h text:style-name="P667" text:outline-level="1">(A) The Licensor owns or is licensed to use and grant rights to the Intellectual Property Rights in the Supplied Data (as defined below).</text:h>
      <text:h text:style-name="P668" text:outline-level="1"/>
      <text:h text:style-name="P669" text:outline-level="1">(B) The Licensor has agreed to license to the Licensee Intellectual Property Rights in the Supplied Data on the terms set out in this agreement.</text:h>
      <text:p text:style-name="P670"/>
      <text:list text:style-name="LFO32" text:continue-numbering="true">
        <text:list-item>
          <text:p text:style-name="P671">Definitions</text:p>
        </text:list-item>
      </text:list>
      <text:p text:style-name="P672"><text:span text:style-name="T673">Intellectual Property Rights<text:s/></text:span><text:span text:style-name="T674">means copyright and database rights.<text:s/></text:span></text:p>
      <text:p text:style-name="P675"/>
      <text:p text:style-name="P676"><text:span text:style-name="T677">Supplied Data<text:s/></text:span><text:span text:style-name="T678">means local land charges data provided or to be provided by the Licensor to the Licensee or the Licensee’s suppliers.</text:span></text:p>
      <text:p text:style-name="P679"/>
      <text:list text:style-name="LFO32" text:continue-numbering="true">
        <text:list-item>
          <text:p text:style-name="P680"><text:span text:style-name="T681">Licence</text:span></text:p>
        </text:list-item>
      </text:list>
      <text:p text:style-name="P682"/>
      <text:h text:style-name="P683" text:outline-level="2">2.1<text:s/><text:tab/>In consideration of £1 and the obligations under this agreement, the Licensor grants to the Licensee a worldwide, royalty-free, perpetual, irrevocable, non-exclusive licence to use the Supplied Data subject to the conditions below, including the rights to:<text:s/></text:h>
      <text:list text:style-name="LFO41" text:continue-numbering="true">
        <text:list-item>
          <text:p text:style-name="P684">copy, publish, distribute, transmit the Supplied Data;</text:p>
        </text:list-item>
        <text:list-item>
          <text:p text:style-name="P685">adapt the Supplied Data;</text:p>
        </text:list-item>
        <text:list-item>
          <text:p text:style-name="P686">incorporate Supplied Data into registers to facilitate public use of the Supplied Data;</text:p>
        </text:list-item>
        <text:list-item>
          <text:p text:style-name="P687">exploit the Supplied Data commercially which shall include but not be limited to combining the Supplied Data with other information or by including it in products or applications;</text:p>
        </text:list-item>
        <text:list-item>
          <text:p text:style-name="P688">license the Supplied Data and any data created using the Supplied Data on terms as the Licensee sees fit.</text:p>
        </text:list-item>
      </text:list>
      <text:list text:style-name="LFO36" text:continue-numbering="true">
        <text:list-item>
          <text:list>
            <text:list-item>
              <text:p text:style-name="P689">The Intellectual Property Rights subsisting in the Supplied Data shall remain the property of the Licensor or its licensors.</text:p>
            </text:list-item>
          </text:list>
        </text:list-item>
      </text:list>
      <text:h text:style-name="P690" text:outline-level="2"/>
      <text:list text:style-name="LFO36" text:continue-numbering="true">
        <text:list-item>
          <text:list>
            <text:list-item>
              <text:p text:style-name="P691">This agreement does not relate to or affect any Intellectual Property Rights that Ordnance Survey, Royal Mail or Geoplace<text:s/>may<text:s/>have in the Supplied Data.</text:p>
            </text:list-item>
          </text:list>
        </text:list-item>
      </text:list>
      <text:p text:style-name="P692"/>
      <text:h text:style-name="P693" text:outline-level="2">2.4<text:s/><text:s/>The parties acknowledge that each is a member of the Public Sector Mapping Agreement, and that this enables data derived from Ordnance Survey, Royal Mail and Geoplace to be exchanged.</text:h>
      <text:list text:style-name="LFO32" text:continue-numbering="true">
        <text:list-item>
          <text:p text:style-name="P694">Warranties</text:p>
        </text:list-item>
      </text:list>
      <text:h text:style-name="P695" text:outline-level="2">3.1<text:s/><text:s/><text:s/>Notwithstanding clause 2.3 of this agreement, the Licensor warrants, represents and undertakes that:</text:h>
      <text:list text:style-name="LFO42" text:continue-numbering="true">
        <text:list-item>
          <text:p text:style-name="P696">subject to clauses 3.1 (B), (C) and (D) below, the Licensor is the owner of (or is licensed to use and grant rights to) any Intellectual Property Rights in the whole Supplied Data and is lawfully entitled to grant the rights provided to the Licensee by this agreement;</text:p>
        </text:list-item>
        <text:list-item>
          <text:p text:style-name="P697">where the Supplied Data is owned by more than one person jointly, the Intellectual Property Rights in the whole Supplied Data are jointly owned only by the persons listed in the Appendix;</text:p>
        </text:list-item>
        <text:list-item>
          <text:p text:style-name="P698">full details of all the joint owners of Intellectual Property Rights in the Supplied Data are provided in the Appendix;<text:s/></text:p>
        </text:list-item>
        <text:list-item>
          <text:p text:style-name="P699">the Licensor has secured written consent from any and all persons listed in the Appendix to grant the rights provided to the Licensee by this agreement;</text:p>
        </text:list-item>
        <text:list-item>
          <text:p text:style-name="P700">the use by the Licensee and any user of the Supplied Data will not infringe the Intellectual Property Rights of any third party;</text:p>
        </text:list-item>
        <text:list-item>
          <text:p text:style-name="P701">the Licensor is entitled to enter into this agreement (including on behalf of all joint owners of Intellectual Property Rights detailed in the Appendix) and is not subject to any obligation or restriction created by law, contract or otherwise which would in any manner or to any extent restrict the Licensor (or any of the persons in the Appendix) from entering into this agreement;</text:p>
        </text:list-item>
        <text:list-item>
          <text:p text:style-name="P702">the Licensor shall promptly notify the Licensee of any change of Intellectual Property Rights ownership of which it knows or becomes aware which affects all or part of the Supplied Data;<text:s/>and</text:p>
        </text:list-item>
        <text:list-item>
          <text:p text:style-name="P703">the Licensor shall notify the Licensee of any confidentiality, privacy or data protection issues (or issues of a like kind) that pertains to the Supplied Data;</text:p>
        </text:list-item>
      </text:list>
      <text:p text:style-name="P704"/>
      <text:list text:style-name="LFO32" text:continue-numbering="true">
        <text:list-item>
          <text:p text:style-name="P705"><text:span text:style-name="T706">Indemnity</text:span></text:p>
        </text:list-item>
      </text:list>
      <text:p text:style-name="P707"/>
      <text:list text:style-name="LFO32" text:continue-numbering="true">
        <text:list-item>
          <text:list>
            <text:list-item>
              <text:p text:style-name="P708">The Licensor hereby indemnifies and will keep indemnified the Licensee against all damages, losses, claims, costs and expense for which the Licensee becomes legally liable to the extent that this shall arise out of any negligent act or omission or breach of this agreement committed by or on behalf of the Licensor. This indemnity shall survive the termination of this agreement for any reason.</text:p>
            </text:list-item>
          </text:list>
        </text:list-item>
      </text:list>
      <text:p text:style-name="P709"/>
      <text:list text:style-name="LFO32" text:continue-numbering="true">
        <text:list-item>
          <text:p text:style-name="P710">Licensee Rights and Obligations</text:p>
        </text:list-item>
      </text:list>
      <text:p text:style-name="P711"/>
      <text:list text:style-name="LFO32" text:continue-numbering="true">
        <text:list-item>
          <text:list>
            <text:list-item>
              <text:p text:style-name="P712">The Intellectual Property Rights in any additional data added by the Licensee to the Supplied Data, and user guides, documentation and any other Intellectual Property Rights that are prepared by the Licensee to assist users in using the Supplied Data will belong to the Licensee. The Licensor will do such things and undertake such deeds and acts as necessary to reflect this, if required by the Licensee acting reasonably.<text:s/></text:p>
            </text:list-item>
          </text:list>
        </text:list-item>
      </text:list>
      <text:h text:style-name="P713" text:outline-level="2"/>
      <text:h text:style-name="P714" text:outline-level="2"/>
      <text:h text:style-name="P715" text:outline-level="2"/>
      <text:h text:style-name="P716" text:outline-level="2"/>
      <text:h text:style-name="P717" text:outline-level="2"/>
      <text:list text:style-name="LFO32" text:continue-numbering="true">
        <text:list-item>
          <text:p text:style-name="P718"><text:span text:style-name="T719">General</text:span></text:p>
        </text:list-item>
      </text:list>
      <text:p text:style-name="P720"/>
      <text:list text:style-name="LFO32" text:continue-numbering="true">
        <text:list-item>
          <text:list>
            <text:list-item>
              <text:p text:style-name="P721">This agreement is binding on and will benefit the successors and assigns of the parties.</text:p>
            </text:list-item>
          </text:list>
        </text:list-item>
      </text:list>
      <text:h text:style-name="P722" text:outline-level="2"/>
      <text:list text:style-name="LFO32" text:continue-numbering="true">
        <text:list-item>
          <text:list>
            <text:list-item>
              <text:p text:style-name="P723">The Licensor will not assign, transfer or subcontract the agreement or any rights under it without prior written consent of the Licensee.</text:p>
            </text:list-item>
          </text:list>
        </text:list-item>
      </text:list>
      <text:p text:style-name="P724"/>
      <text:list text:style-name="LFO32" text:continue-numbering="true">
        <text:list-item>
          <text:list>
            <text:list-item>
              <text:p text:style-name="P725">This agreement constitutes the entire agreement between the parties. No variation will be effective without mutual agreement by the parties in writing.</text:p>
            </text:list-item>
          </text:list>
        </text:list-item>
      </text:list>
      <text:p text:style-name="P726"/>
      <text:list text:style-name="LFO32" text:continue-numbering="true">
        <text:list-item>
          <text:list>
            <text:list-item>
              <text:p text:style-name="P727">If any part of this agreement is held unlawful or unenforceable, that part shall be struck out and the remainder of this agreement shall remain in effect.</text:p>
            </text:list-item>
          </text:list>
        </text:list-item>
      </text:list>
      <text:p text:style-name="P728"/>
      <text:list text:style-name="LFO32" text:continue-numbering="true">
        <text:list-item>
          <text:list>
            <text:list-item>
              <text:p text:style-name="P729">This agreement does not create any partnership or joint venture between the parties.</text:p>
            </text:list-item>
          </text:list>
        </text:list-item>
      </text:list>
      <text:p text:style-name="P730"/>
      <text:list text:style-name="LFO32" text:continue-numbering="true">
        <text:list-item>
          <text:list>
            <text:list-item>
              <text:p text:style-name="P731">No delay, neglect or forbearance by either party in enforcing its rights under this agreement shall be a waiver of or prejudice of those rights.</text:p>
            </text:list-item>
            <text:list-item>
              <text:p text:style-name="P732">This agreement is governed and interpreted in all respects under the laws of England and Wales and shall be subjected to the jurisdiction of the English and Welsh Courts.</text:p>
            </text:list-item>
          </text:list>
        </text:list-item>
      </text:list>
      <text:p text:style-name="P733"/>
      <text:p text:style-name="P734">This agreement has been entered into at the date stated at the beginning of it.</text:p>
      <text:p text:style-name="P735"/>
      <text:p text:style-name="P736">Appendix:</text:p>
      <text:p text:style-name="P737"/>
      <text:p text:style-name="P738">Names and addresses of those who hold Intellectual Property Rights in the Supplied Data other than the Licensor:</text:p>
      <text:p text:style-name="P739"/>
      <text:p text:style-name="P740">1)</text:p>
      <text:p text:style-name="P741">Name:</text:p>
      <text:p text:style-name="P742">Address:</text:p>
      <text:p text:style-name="P743">E-mail:</text:p>
      <text:p text:style-name="P744"><text:span text:style-name="T745">Telephone:</text:span><text:span text:style-name="T746"><text:s text:c="2"/></text:span></text:p>
      <text:p text:style-name="P747"/>
      <text:p text:style-name="P748">2)</text:p>
      <text:p text:style-name="P749">Name:</text:p>
      <text:p text:style-name="P750">Address:</text:p>
      <text:p text:style-name="P751">E-mail:</text:p>
      <text:p text:style-name="P752"><text:span text:style-name="T753">Telephone:</text:span><text:span text:style-name="T754"><text:s text:c="2"/></text:span></text:p>
      <table:table table:style-name="Table755">
        <table:table-columns>
          <table:table-column table:style-name="TableColumn756"/>
          <table:table-column table:style-name="TableColumn757"/>
          <table:table-column table:style-name="TableColumn758"/>
        </table:table-columns>
        <table:table-row table:style-name="TableRow759">
          <table:table-cell table:style-name="TableCell760">
            <text:p text:style-name="P761"><text:span text:style-name="T762">Signed by [AUTHORISED SIGNATORY] for and on behalf of [NAME OF LOCAL <text:s/>AUTHORITY]</text:span><text:span text:style-name="T763">/</text:span><text:span text:style-name="T764"><text:s/>Signed by [AUTHORISED SIGNATORY] for and on behalf of the Crown acting by the Chief Land Registrar of Her Majesty’s Land Registry</text:span></text:p>
          </table:table-cell>
          <table:table-cell table:style-name="TableCell765">
            <text:p text:style-name="P766"> </text:p>
          </table:table-cell>
          <table:table-cell table:style-name="TableCell767">
            <text:p text:style-name="P768"/>
            <text:p text:style-name="P769"/>
            <text:p text:style-name="P770"/>
            <text:p text:style-name="P771"/>
            <text:p text:style-name="P772"/>
            <text:p text:style-name="P773"/>
            <text:p text:style-name="P774"/>
          </table:table-cell>
        </table:table-row>
        <table:table-row table:style-name="TableRow775">
          <table:table-cell table:style-name="TableCell776">
            <text:p text:style-name="P777"/>
          </table:table-cell>
          <table:table-cell table:style-name="TableCell778">
            <text:p text:style-name="P779"> <text:s/></text:p>
          </table:table-cell>
          <table:table-cell table:style-name="TableCell780">
            <text:p text:style-name="P781"> <text:s/></text:p>
          </table:table-cell>
        </table:table-row>
        <table:table-row table:style-name="TableRow782">
          <table:table-cell table:style-name="TableCell783" table:number-columns-spanned="3">
            <text:p text:style-name="P784"> </text:p>
          </table:table-cell>
          <table:covered-table-cell/>
          <table:covered-table-cell/>
        </table:table-row>
        <table:table-row table:style-name="TableRow785">
          <table:table-cell table:style-name="TableCell786">
            <text:p text:style-name="P787"/>
          </table:table-cell>
          <table:table-cell table:style-name="TableCell788">
            <text:p text:style-name="P789"> </text:p>
          </table:table-cell>
          <table:table-cell table:style-name="TableCell790">
            <text:p text:style-name="P791"/>
          </table:table-cell>
        </table:table-row>
      </table:table>
      <text:p text:style-name="P792">Schedule 6<text:s/>Data Protection</text:p>
      <text:p text:style-name="P793"/>
      <text:p text:style-name="P794">Definitions</text:p>
      <text:p text:style-name="P795"/>
      <text:p text:style-name="P796"><text:span text:style-name="T797">Authority Personal Data</text:span><text:span text:style-name="T798">: means Personal Data contained within Authority Data and processed by HMLR as a Processor for the purposes described in Annex A to this Schedule;</text:span></text:p>
      <text:p text:style-name="P799"/>
      <text:p text:style-name="P800"><text:span text:style-name="T801">Law<text:s/></text:span><text:span text:style-name="T802">: means any law, subordinate legislation within the meaning of Section 21(1) of the Interpretation Act 1978, bye-law, regulation, order, regulatory policy, mandatory guidance or code of practice, judgment of a relevant court of law, or directives or requirements with which the Parties are bound to comply;</text:span></text:p>
      <text:p text:style-name="P803"/>
      <text:p text:style-name="P804"><text:span text:style-name="T805">HMLR Personnel</text:span><text:span text:style-name="T806">: means all directors, officers, employees, agents, consultants and</text:span></text:p>
      <text:p text:style-name="P807">contractors of HMLR and/or of any Sub-Contractor engaged in the performance of its</text:p>
      <text:p text:style-name="P808"><text:span text:style-name="T809">obligations under this Agreement;</text:span></text:p>
      <text:p text:style-name="P810"/>
      <text:p text:style-name="P811"><text:span text:style-name="T812">Data Protection Legislation<text:s/></text:span><text:span text:style-name="T813">: (i) the GDPR, the LED and any applicable national implementing Laws as amended from time to time; (ii) the DPA 2018 to the extent that it relates to processing of Personal Data and privacy; (iii) all applicable Law about the processing of Personal Data and privacy;</text:span></text:p>
      <text:p text:style-name="P814"/>
      <text:p text:style-name="P815"><text:span text:style-name="T816">Data Protection Impact Assessment<text:s/></text:span><text:span text:style-name="T817">: an assessment by the Controller of the impact of the envisaged processing on the protection of Authority Personal Data.</text:span></text:p>
      <text:p text:style-name="P818"/>
      <text:p text:style-name="P819"><text:span text:style-name="T820">Controller<text:s/></text:span><text:span text:style-name="T821">,<text:s/></text:span><text:span text:style-name="T822">Processor<text:s/></text:span><text:span text:style-name="T823">,<text:s/></text:span><text:span text:style-name="T824">Data Subject<text:s/></text:span><text:span text:style-name="T825">,<text:s/></text:span><text:span text:style-name="T826">Personal Data<text:s/></text:span><text:span text:style-name="T827">,<text:s/></text:span><text:span text:style-name="T828">Personal Data Breach<text:s/></text:span><text:span text:style-name="T829">,<text:s/></text:span><text:span text:style-name="T830">Data Protection Officer<text:s/></text:span><text:span text:style-name="T831">take the meaning given in the GDPR.</text:span></text:p>
      <text:p text:style-name="P832"/>
      <text:p text:style-name="P833"><text:span text:style-name="T834">Data Loss Event<text:s/></text:span><text:span text:style-name="T835">: a Personal Data Breach impacting Authority Personal Data.</text:span></text:p>
      <text:p text:style-name="P836"/>
      <text:p text:style-name="P837"><text:span text:style-name="T838">Data Subject Request<text:s/></text:span><text:span text:style-name="T839">: a request made by, or on behalf of, a Data Subject in accordance with rights granted pursuant to the Data Protection Legislation in relation to Authority Personal Data about them.</text:span></text:p>
      <text:p text:style-name="P840"/>
      <text:p text:style-name="P841"><text:span text:style-name="T842">DPA 2018<text:s/></text:span><text:span text:style-name="T843">: Data Protection Act 2018</text:span></text:p>
      <text:p text:style-name="P844"/>
      <text:p text:style-name="P845"><text:span text:style-name="T846">GDPR<text:s/></text:span><text:span text:style-name="T847">:<text:s/></text:span><text:span text:style-name="T848">The</text:span><text:span text:style-name="T849"><text:s/>General Data Protection Regulation<text:s/></text:span><text:span text:style-name="T850">(Regulation (EU) 2016/679)</text:span></text:p>
      <text:p text:style-name="P851"/>
      <text:p text:style-name="P852"><text:span text:style-name="T853">LED</text:span><text:span text:style-name="T854">: Law Enforcement Directive (</text:span><text:span text:style-name="T855">Directive (EU) 2016/680</text:span><text:span text:style-name="T856">)</text:span></text:p>
      <text:p text:style-name="P857"/>
      <text:p text:style-name="P858"><text:span text:style-name="T859">Processing Purposes</text:span><text:span text:style-name="T860"><text:s/>:<text:s/></text:span><text:span text:style-name="T861">the purposes for Processing the Authority Personal Data as identified in Annex A to this Schedule<text:s/></text:span></text:p>
      <text:p text:style-name="P862"/>
      <text:p text:style-name="P863"><text:span text:style-name="T864">Protective Measures<text:s/></text:span><text:span text:style-name="T865">: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P866"/>
      <text:p text:style-name="P867"><text:span text:style-name="T868">Sub-processor<text:s/></text:span><text:span text:style-name="T869">: any third party appointed to process Authority Personal Data on behalf of HMLR related to this Agreement.</text:span></text:p>
      <text:p text:style-name="P870"/>
      <text:list text:style-name="LFO34">
        <text:list-item text:start-value="1">
          <text:p text:style-name="P871">DATA PROTECTION</text:p>
        </text:list-item>
      </text:list>
      <text:p text:style-name="P872"/>
      <text:p text:style-name="P873">1.1<text:s/><text:s text:c="3"/>The Parties acknowledge that for the purposes of the Data Protection Legislation, the Authority is the Controller and HMLR is the Processor of the Authority Personal Data. The only processing of the Authority Personal Data that HMLR is authorised to do is listed in Annex A by the Authority and may not be determined by HMLR.</text:p>
      <text:p text:style-name="P874"/>
      <text:p text:style-name="P875">1.2<text:s/><text:s text:c="3"/>HMLR shall notify the Authority immediately if it considers that any of the Authority’s instructions infringe the Data Protection Legislation.</text:p>
      <text:p text:style-name="P876"/>
      <text:p text:style-name="P877">1.3<text:s text:c="3"/><text:s/>HMLR shall provide reasonable assistance to the Authority in the preparation of any Data Protection Impact Assessment prior to commencing any processing. Such assistance may, at the discretion of the Authority, include:</text:p>
      <text:p text:style-name="P878"/>
      <text:p text:style-name="P879"/>
      <text:p text:style-name="P880">(A) a systematic description of the envisaged processing operations and the purpose of the processing;</text:p>
      <text:p text:style-name="P881">(B) an assessment of the necessity and proportionality of the processing operations in relation to the Purpose;</text:p>
      <text:p text:style-name="P882">(C) an assessment of the risks to the rights and freedoms of Data Subjects; and</text:p>
      <text:p text:style-name="P883">(D) the measures envisaged to address the risks, including safeguards, security measures and mechanisms to ensure the protection of Authority Personal Data.</text:p>
      <text:p text:style-name="P884"/>
      <text:list text:style-name="LFO49" text:continue-numbering="true">
        <text:list-item>
          <text:list>
            <text:list-item>
              <text:p text:style-name="P885">HMLR shall, in relation to any Authority Personal Data processed in connection with its obligations under this Agreement:</text:p>
            </text:list-item>
          </text:list>
        </text:list-item>
      </text:list>
      <text:p text:style-name="P886"/>
      <text:p text:style-name="P887">(A) process that Authority Personal Data only in accordance with Annex A, unless HMLR is required to do otherwise by Law. If it is so required HMLR shall promptly notify the Authority before processing the Authority Personal Data unless prohibited by Law;</text:p>
      <text:p text:style-name="P888">(B) ensure that it has in place Protective Measures as appropriate to protect against a Data Loss Event having taken account of the:</text:p>
      <text:p text:style-name="P889">(i) nature of the data to be protected;</text:p>
      <text:p text:style-name="P890">(ii) harm that might result from a Data Loss Event;</text:p>
      <text:p text:style-name="P891">(iii) state of technological development; and</text:p>
      <text:p text:style-name="P892">(iv) cost of implementing any measures;<text:s/></text:p>
      <text:p text:style-name="P893"/>
      <text:p text:style-name="P894">(C) ensure that:</text:p>
      <text:p text:style-name="P895">(i) HMLR Personnel do not process Authority Personal Data except in accordance with this Agreement (and in particular Annex A);</text:p>
      <text:p text:style-name="P896">(ii) it takes all reasonable steps to ensure the reliability and integrity of any HMLR Personnel who have access to the Authority Personal Data and ensure that they are subject to appropriate confidentiality undertakings with HMLR or any Sub-processor;</text:p>
      <text:p text:style-name="P897">(D) not transfer Authority Personal Data outside of the EU unless the following provisions are fulfilled:</text:p>
      <text:p text:style-name="P898">(i) the Authority or HMLR has provided appropriate safeguards in relation to the transfer (whether in accordance with GDPR Article 46 or LED Article 37) as determined by the Authority;</text:p>
      <text:p text:style-name="P899"/>
      <text:p text:style-name="P900">(ii) the Data Subject has enforceable rights and effective legal remedies; and</text:p>
      <text:p text:style-name="P901"/>
      <text:p text:style-name="P902">(iii) HMLR complies with its obligations under the Data Protection Legislation by providing an adequate level of protection to any Authority Personal Data that is transferred (or, if it is not so bound, uses its reasonable endeavours to assist the Authority in meeting its obligations);<text:s/></text:p>
      <text:p text:style-name="P903"/>
      <text:p text:style-name="P904">(E) on completion of the Processing Purposes, delete or return Authority Personal Data (and any copies of it) to the Authority unless HMLR is required by Law to retain the Authority Personal Data.</text:p>
      <text:p text:style-name="P905"/>
      <text:p text:style-name="P906">1.5<text:s/><text:s/>Subject to clause 1.6, HMLR shall notify the Authority:</text:p>
      <text:p text:style-name="P907"/>
      <text:p text:style-name="P908">(A) if it receives a Data Subject Request in relation to Authority Personal Data;</text:p>
      <text:p text:style-name="P909"/>
      <text:p text:style-name="P910">(B) if it receives any communication from the Information Commissioner or any other regulatory authority in connection with Authority Personal Data processed under this Agreement;</text:p>
      <text:p text:style-name="P911"/>
      <text:p text:style-name="P912">(C) if it receives a request from any third Party for disclosure of Authority Personal Data where compliance with such request is required or purported to be required by Law (save where such Law prohibits disclosure); or</text:p>
      <text:p text:style-name="P913"/>
      <text:p text:style-name="P914">(D) without undue delay if it becomes aware of a Data Loss Event.</text:p>
      <text:p text:style-name="P915"/>
      <text:p text:style-name="P916">1.6<text:s/><text:s text:c="2"/>HMLR’s obligation to notify under clause 1.5 shall include the provision of further information to the Authority in phases, as details become available.</text:p>
      <text:p text:style-name="P917"/>
      <text:p text:style-name="P918">1.7<text:s/><text:s text:c="2"/>Taking into account the nature of the processing, HMLR shall provide the Authority with reasonable assistance in relation to the Authority's obligations under Data Protection Legislation in respect of HMLR's processing of Authority Personal Data and any complaint, communication or request made under clause 1.5 (and insofar as possible within the timescales reasonably required by the Authority) including by promptly providing:</text:p>
      <text:p text:style-name="P919"/>
      <text:p text:style-name="P920">(A) the Authority with full details and copies of the complaint, communication or request;</text:p>
      <text:p text:style-name="P921"/>
      <text:p text:style-name="P922">(B) such assistance as is reasonably requested by the Authority to enable the Authority to comply with a Data Subject Request within the relevant timescales set out in the Data Protection Legislation;</text:p>
      <text:p text:style-name="P923"/>
      <text:p text:style-name="P924">(C) the Authority, at its request, with any Authority Personal Data it holds in relation to a Data Subject;</text:p>
      <text:p text:style-name="P925"/>
      <text:p text:style-name="P926">(D) assistance as reasonably requested by the Authority following any Data Loss Event;</text:p>
      <text:p text:style-name="P927"/>
      <text:p text:style-name="P928">(E) assistance as requested by the Authority with respect to any request from the Information Commissioner’s Office, or any consultation by HMLR with the Information Commissioner's Office.</text:p>
      <text:p text:style-name="P929"/>
      <text:p text:style-name="P930">1.8<text:s/><text:s/>HMLR shall allow for audits of its processing of Authority Personal Data by the<text:s/>Authority or<text:s/>the Authority’s designated auditor on reasonable notice.</text:p>
      <text:p text:style-name="P931"/>
      <text:p text:style-name="P932">1.9<text:s/><text:s text:c="2"/>HMLR may appoint Sub-processors provided that HMLR:</text:p>
      <text:p text:style-name="P933"><text:tab/></text:p>
      <text:p text:style-name="P934"><text:tab/>(A) informs the Authority of new Sub-processors prior to their appointment;<text:s/><text:line-break/></text:p>
      <text:p text:style-name="P935">(B)<text:s/><text:s text:c="2"/>imposes data protection terms on any Sub-processor HMLR appoints that contain the same obligations on the Sub-processor as those set out in this Schedule;<text:s/></text:p>
      <text:p text:style-name="P936"/>
      <text:p text:style-name="P937">(C)<text:s/><text:s text:c="2"/>remains fully liable to the Authority for all acts or omissions of the Sub-processors.<text:s/></text:p>
      <text:p text:style-name="P938"/>
      <text:p text:style-name="P939">1.10<text:s/><text:s/>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p>
      <text:p text:style-name="P940"/>
      <text:p text:style-name="P941"/>
      <text:p text:style-name="P942">1.11 The Parties agree to take account of any guidance issued by the Information<text:s/>Commissioner’s Office.<text:s/></text:p>
      <text:p text:style-name="P943"/>
      <text:p text:style-name="P944"/>
      <text:p text:style-name="P945">Annex A : Schedule of Processing, Personal Data and Data</text:p>
      <text:p text:style-name="P946">Subjects</text:p>
      <text:p text:style-name="P947"/>
      <text:p text:style-name="P948">Processing, Personal Data and Data Subjects</text:p>
      <text:p text:style-name="P949"/>
      <text:p text:style-name="P950">1. HMLR shall comply with the Authority's written instructions with respect to processing and such instructions are to process the Authority Personal Data as necessary to perform the Processing Purposes.</text:p>
      <text:p text:style-name="P951"/>
      <text:p text:style-name="P952">2. Any change to the instructions shall be discussed in good faith between the Parties and, where agreed, shall be incorporated into this Schedule.</text:p>
      <text:p text:style-name="P953"/>
      <text:p text:style-name="P954">Description Details</text:p>
      <text:p text:style-name="P955"/>
      <text:p text:style-name="P956">Subject matter of the processing</text:p>
      <text:p text:style-name="P957"/>
      <text:p text:style-name="P958">The LLC Programme that will make HMLR the sole registering authority and official search provider for LLC in England.</text:p>
      <text:p text:style-name="P959"/>
      <text:p text:style-name="P960">Duration of the processing</text:p>
      <text:p text:style-name="P961"/>
      <text:p text:style-name="P962">The Data Sharing Period as defined in this Agreement, and then until such time that HMLR is no longer Processing the Authority Personal Data for the Processing Purposes.</text:p>
      <text:p text:style-name="P963"/>
      <text:p text:style-name="P964">Processing purposes</text:p>
      <text:p text:style-name="P965"/>
      <text:p text:style-name="P966">Processing of Authority Personal Data for the following purposes:</text:p>
      <text:p text:style-name="P967"/>
      <text:list text:style-name="LFO35" text:continue-numbering="true">
        <text:list-item>
          <text:p text:style-name="P968">to create working copies of LLC records derived from LLC data provided by the Authority for the Purpose and/or in connection with the LLC Programme</text:p>
        </text:list-item>
      </text:list>
      <text:p text:style-name="P969"/>
      <text:p text:style-name="P970">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p>
      <text:p text:style-name="P971"/>
      <text:p text:style-name="P972"/>
      <text:p text:style-name="P973">Type of Personal Data<text:s/></text:p>
      <text:p text:style-name="P974"/>
      <text:p text:style-name="P975">The types of Authority Personal Data processed under the Agreement may include full name, postal addresses, email addresses, telephone numbers, job titles, gender and any other types of Personal Data included in the Authority Data.</text:p>
      <text:p text:style-name="P976"><text:s/></text:p>
      <text:p text:style-name="P977">Categories of Data Subject</text:p>
      <text:p text:style-name="P978"/>
      <text:p text:style-name="P979">Data Subjects identified in the Authority Data<text:s/></text:p>
      <text:p text:style-name="P980"/>
      <text:p text:style-name="P981"/>
      <text:p text:style-name="P982"/>
      <text:p text:style-name="P983"/>
      <text:p text:style-name="P984"/>
      <text:p text:style-name="P985"><text:span text:style-name="T986"><text:s/></text:span></text:p>
      <text:p text:style-name="P987"/>
      <text:p text:style-name="P988"/>
      <text:h text:style-name="P989" text:outline-level="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L1Paragraph2" style:default-outline-level="1">
      <style:paragraph-properties fo:keep-with-next="auto" fo:margin-top="0.25in" fo:margin-bottom="0.0833in"/>
      <style:text-properties fo:color="#B4CB1B" fo:font-size="14pt" style:font-size-asian="14pt" style:font-size-complex="21pt" fo:hyphenate="false"/>
    </style:style>
    <style:style style:name="Heading2" style:display-name="Heading 2" style:family="paragraph" style:parent-style-name="Normal" style:next-style-name="L2Paragraph2" style:default-outline-level="2">
      <style:paragraph-properties fo:keep-with-next="always" fo:margin-top="0.1666in" fo:margin-bottom="0.0416in" fo:line-height="100%"/>
      <style:text-properties style:font-name-asian="Times New Roman" style:font-name-complex="Arial" fo:font-weight="bold" style:font-weight-asian="bold" style:font-weight-complex="bold" style:font-style-complex="italic" fo:font-size="12pt" style:font-size-asian="12pt" style:font-size-complex="16pt" fo:hyphenate="false"/>
    </style:style>
    <style:style style:name="Heading3" style:display-name="Heading 3" style:family="paragraph" style:parent-style-name="Heading2" style:next-style-name="L3Paragraph" style:default-outline-level="3">
      <style:paragraph-properties fo:margin-top="0.1111in" style:line-height-at-least="0.1944in"/>
      <style:text-properties style:font-name-asian="Arial Unicode MS" style:font-weight-complex="normal" fo:font-size="11pt" style:font-size-asian="11pt" style:font-size-complex="13pt" fo:hyphenate="false"/>
    </style:style>
    <style:style style:name="Heading4" style:display-name="Heading 4" style:family="paragraph" style:parent-style-name="Normal" style:next-style-name="Normal" style:default-outline-level="4">
      <style:paragraph-properties fo:keep-with-next="always" fo:margin-top="0.0833in" fo:margin-bottom="0.0416in" fo:line-height="100%"/>
      <style:text-properties style:font-name-complex="Arial" fo:font-weight="bold" style:font-weight-asian="bold" style:font-style-complex="italic" fo:color="#808080" style:font-size-complex="13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98AC37" fo:hyphenate="false"/>
    </style:style>
    <style:style style:name="Heading6" style:display-name="Heading 6" style:family="paragraph" style:parent-style-name="Heading1" style:next-style-name="AL1Paragraph" style:default-outline-level="6">
      <style:text-properties style:font-weight-complex="normal" style:font-size-complex="26pt" fo:hyphenate="false"/>
    </style:style>
    <style:style style:name="Heading7" style:display-name="Heading 7" style:family="paragraph" style:parent-style-name="Normal" style:next-style-name="AL2Paragraph" style:default-outline-level="7">
      <style:paragraph-properties fo:keep-with-next="always" fo:margin-top="0.1666in" fo:margin-bottom="0.0416in" fo:line-height="100%"/>
      <style:text-properties fo:font-weight="bold" style:font-weight-asian="bold" fo:font-size="12pt" style:font-size-asian="12pt" style:font-size-complex="12pt" fo:hyphenate="false"/>
    </style:style>
    <style:style style:name="Heading8" style:display-name="Heading 8" style:family="paragraph" style:parent-style-name="Heading7" style:next-style-name="AL3Paragraph" style:default-outline-level="8">
      <style:text-properties fo:font-size="11pt" style:font-size-asian="11pt" fo:hyphenate="false"/>
    </style:style>
    <style:style style:name="Heading9" style:display-name="Heading 9" style:family="paragraph" style:parent-style-name="Heading8" style:next-style-name="Normal" style:default-outline-level="9">
      <style:text-properties fo:color="#7F7F7F" fo:hyphenate="false"/>
    </style:style>
    <style:style style:name="Normal" style:display-name="Normal" style:family="paragraph">
      <style:paragraph-properties fo:margin-top="0.0694in" fo:margin-bottom="0.0694in" style:line-height-at-least="0.1805in"/>
      <style:text-properties style:font-name="Arial" style:font-name-asian="Arial Unicode MS" style:font-name-complex="Times New Roman"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font-style-complex="italic" fo:color="#B4CB1B" fo:font-size="14pt" style:font-size-asian="14pt" style:font-size-complex="21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Heading3Char" style:display-name="Heading 3 Char" style:family="text" style:parent-style-name="DefaultParagraphFont">
      <style:text-properties style:font-name="Arial" style:font-name-asian="Arial Unicode MS" style:font-name-complex="Arial" fo:font-weight="bold" style:font-weight-asian="bold" style:font-style-complex="italic" style:font-size-complex="13pt"/>
    </style:style>
    <style:style style:name="Heading6Char" style:display-name="Heading 6 Char" style:family="text" style:parent-style-name="DefaultParagraphFont">
      <style:text-properties style:font-name="Arial" style:font-name-asian="Times New Roman" style:font-name-complex="Arial" fo:font-weight="bold" style:font-weight-asian="bold" style:font-style-complex="italic" fo:color="#B4CB1B" fo:font-size="14pt" style:font-size-asian="14pt" style:font-size-complex="26pt"/>
    </style:style>
    <style:style style:name="Heading7Char" style:display-name="Heading 7 Char" style:family="text" style:parent-style-name="DefaultParagraphFont">
      <style:text-properties style:font-name="Arial" style:font-name-asian="Arial Unicode MS" style:font-name-complex="Times New Roman" fo:font-weight="bold" style:font-weight-asian="bold" fo:font-size="12pt" style:font-size-asian="12pt" style:font-size-complex="12pt"/>
    </style:style>
    <style:style style:name="Heading8Char" style:display-name="Heading 8 Char" style:family="text" style:parent-style-name="DefaultParagraphFont">
      <style:text-properties style:font-name="Arial" style:font-name-asian="Arial Unicode MS" style:font-name-complex="Times New Roman" fo:font-weight="bold" style:font-weight-asian="bold" style:font-size-complex="12pt"/>
    </style:style>
    <style:style style:name="ListBullet" style:display-name="List Bullet" style:family="paragraph" style:list-style-name="LFO10">
      <style:paragraph-properties fo:margin-top="0.0416in" fo:margin-bottom="0.0416in" style:line-height-at-least="0.1805in" fo:margin-left="0.8861in" fo:text-indent="-0.1965in">
        <style:tab-stops/>
      </style:paragraph-properties>
      <style:text-properties style:font-name="Arial" style:font-name-asian="Times New Roman" style:font-name-complex="Times New Roman" fo:color="#000000" fo:hyphenate="false"/>
    </style:style>
    <style:style style:name="Tableheadings_black" style:display-name="Table headings_black" style:family="text">
      <style:text-properties style:font-name="Arial Bold" fo:font-weight="bold" style:font-weight-asian="bold" fo:color="#FFFFFF"/>
    </style:style>
    <style:style style:name="Footer" style:display-name="Footer" style:family="paragraph" style:parent-style-name="Normal">
      <style:paragraph-properties fo:text-align="center" fo:margin-top="0.0416in" fo:margin-bottom="0.0416in" fo:line-height="100%">
        <style:tab-stops>
          <style:tab-stop style:type="center" style:position="2.884in"/>
          <style:tab-stop style:type="right" style:position="5.768in"/>
        </style:tab-stops>
      </style:paragraph-properties>
      <style:text-properties fo:font-size="8pt" style:font-size-asian="8pt" fo:hyphenate="false"/>
    </style:style>
    <style:style style:name="FooterChar" style:display-name="Footer Char" style:family="text" style:parent-style-name="DefaultParagraphFont">
      <style:text-properties style:font-name="Arial" style:font-name-asian="Arial Unicode MS" style:font-name-complex="Times New Roman" fo:font-size="8pt" style:font-size-asian="8pt" style:font-size-complex="10pt"/>
    </style:style>
    <style:style style:name="Header" style:display-name="Header" style:family="paragraph" style:parent-style-name="Normal">
      <style:paragraph-properties fo:margin-top="0.0277in" fo:margin-bottom="0.0277in" fo:line-height="100%">
        <style:tab-stops>
          <style:tab-stop style:type="center" style:position="2.884in"/>
          <style:tab-stop style:type="right" style:position="5.768in"/>
        </style:tab-stops>
      </style:paragraph-properties>
      <style:text-properties fo:font-size="8pt" style:font-size-asian="8pt" fo:hyphenate="false"/>
    </style:style>
    <style:style style:name="HeaderChar" style:display-name="Header Char" style:family="text" style:parent-style-name="DefaultParagraphFont">
      <style:text-properties style:font-name="Arial" style:font-name-asian="Arial Unicode MS" style:font-name-complex="Times New Roman" fo:font-size="8pt" style:font-size-asian="8pt" style:font-size-complex="10pt"/>
    </style:style>
    <style:style style:name="Hyperlink" style:display-name="Hyperlink" style:family="text" style:parent-style-name="DefaultParagraphFont">
      <style:text-properties style:font-name="Arial" fo:color="#000000"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mbria" style:font-name-asian="Times New Roman" style:font-name-complex="Times New Roman" fo:color="#98AC37" style:font-size-complex="10pt"/>
    </style:style>
    <style:style style:name="ListBullet1" style:display-name="List Bullet 1" style:family="paragraph" style:parent-style-name="ListBullet" style:list-style-name="LFO10">
      <style:paragraph-properties fo:margin-left="0.8409in" fo:text-indent="-0.25in">
        <style:tab-stops/>
      </style:paragraph-properties>
      <style:text-properties style:use-window-font-color="true" fo:hyphenate="false"/>
    </style:style>
    <style:style style:name="ListBullet2" style:display-name="List Bullet 2" style:family="paragraph" style:parent-style-name="ListBullet1" style:list-style-name="LFO3">
      <style:paragraph-properties fo:line-height="100%" fo:margin-left="1.1812in" fo:text-indent="-0.2951in">
        <style:tab-stops/>
      </style:paragraph-properties>
      <style:text-properties fo:hyphenate="false"/>
    </style:style>
    <style:style style:name="PageNumber" style:display-name="Page Number" style:family="text">
      <style:text-properties style:font-name="Arial Bold" fo:font-weight="bold" style:font-weight-asian="bold" fo:color="#98AC37" fo:font-size="8pt" style:font-size-asian="8pt" style:font-size-complex="8pt"/>
    </style:style>
    <style:style style:name="Smallspace" style:display-name="Small space" style:family="paragraph" style:parent-style-name="Normal">
      <style:paragraph-properties fo:margin-top="0in" fo:line-height="100%"/>
      <style:text-properties fo:font-size="2pt" style:font-size-asian="2pt" style:font-size-complex="2pt" fo:hyphenate="false"/>
    </style:style>
    <style:style style:name="TOC1" style:display-name="TOC 1" style:family="paragraph" style:auto-update="true">
      <style:paragraph-properties fo:margin-top="0.0833in" fo:margin-bottom="0in" fo:line-height="0.1944in" fo:margin-left="0.9847in" fo:margin-right="-0.0013in" fo:text-indent="-0.3937in">
        <style:tab-stops>
          <style:tab-stop style:type="left" style:position="0.0986in"/>
          <style:tab-stop style:type="right" style:position="5.3152in"/>
        </style:tab-stops>
      </style:paragraph-properties>
      <style:text-properties style:font-name="Arial" style:font-name-asian="Arial Unicode MS" style:font-name-complex="Arial" style:font-weight-complex="bold" style:letter-kerning="true" style:font-size-complex="10pt" fo:hyphenate="false"/>
    </style:style>
    <style:style style:name="TOC2" style:display-name="TOC 2" style:family="paragraph" style:auto-update="true">
      <style:paragraph-properties fo:margin-top="0.0416in" fo:margin-bottom="0in" fo:line-height="0.1944in" fo:margin-left="0.9847in" fo:margin-right="-0.0013in" fo:text-indent="-0.3937in">
        <style:tab-stops>
          <style:tab-stop style:type="left" style:position="0.0847in"/>
          <style:tab-stop style:type="right" style:position="5.3152in"/>
        </style:tab-stops>
      </style:paragraph-properties>
      <style:text-properties style:font-name="Arial" style:font-name-asian="Arial Unicode MS" style:font-name-complex="Arial" style:font-weight-complex="bold" style:font-style-complex="italic" fo:color="#A6A6A6" style:font-size-complex="10pt" fo:hyphenate="false"/>
    </style:style>
    <style:style style:name="RFCaption" style:display-name="RF Caption" style:family="paragraph" style:parent-style-name="Caption">
      <style:paragraph-properties style:line-height-at-least="0.1666in" fo:margin-left="0.65in" fo:text-indent="-0.65in">
        <style:tab-stops>
          <style:tab-stop style:type="left" style:position="0in"/>
        </style:tab-stops>
      </style:paragraph-properties>
      <style:text-properties style:font-name="Arial Bold" style:font-weight-complex="normal" fo:hyphenate="false"/>
    </style:style>
    <style:style style:name="RFcharacter_non-boldtext" style:display-name="RF character_non-bold text" style:family="text">
      <style:text-properties fo:color="#76923C"/>
    </style:style>
    <style:style style:name="HIGHLIGHTTOEDIT" style:display-name="HIGHLIGHT TO EDIT" style:family="text">
      <style:text-properties style:font-name="Arial" style:use-window-font-color="true" fo:background-color="#FFFF00"/>
    </style:style>
    <style:style style:name="Tabletext_bodytext" style:display-name="Table text_ body text" style:family="paragraph" style:parent-style-name="Normal">
      <style:paragraph-properties fo:margin-top="0.0416in" fo:margin-bottom="0.0416in" style:line-height-at-least="0.1527in"/>
      <style:text-properties fo:hyphenate="false"/>
    </style:style>
    <style:style style:name="Tabletext_bodytextChar" style:display-name="Table text_ body text Char" style:family="text" style:parent-style-name="DefaultParagraphFont">
      <style:text-properties style:font-name="Arial" style:font-name-asian="Arial Unicode MS" style:font-name-complex="Times New Roman" style:font-size-complex="10pt"/>
    </style:style>
    <style:style style:name="PAsecuritystatementanddisclaimers" style:display-name="PA security statement and disclaimers" style:family="paragraph" style:parent-style-name="Footer">
      <style:paragraph-properties fo:text-align="start" fo:margin-top="0.0277in" fo:margin-bottom="0.0277in"/>
      <style:text-properties style:font-name-asian="MS Mincho" fo:color="#EEECE1" style:font-size-complex="8pt" fo:hyphenate="false"/>
    </style:style>
    <style:style style:name="Character_strikethrough" style:display-name="Character_strikethrough" style:family="text">
      <style:text-properties style:font-name="Arial" style:text-line-through-style="solid" style:text-line-through-width="auto" style:text-line-through-color="font-color" style:text-line-through-mode="continuous" style:text-line-through-type="single"/>
    </style:style>
    <style:style style:name="ListParagraph" style:display-name="List Paragraph" style:family="paragraph" style:parent-style-name="Normal" style:list-style-name="LFO7">
      <style:text-properties fo:hyphenate="false"/>
    </style:style>
    <style:style style:name="Caption" style:display-name="Caption" style:family="paragraph" style:parent-style-name="Normal" style:next-style-name="Picture">
      <style:paragraph-properties fo:keep-with-next="always" fo:margin-top="0.1388in" fo:margin-bottom="0.0833in" fo:line-height="100%" fo:margin-left="1.1812in" fo:text-indent="-0.5902in">
        <style:tab-stops/>
      </style:paragraph-properties>
      <style:text-properties fo:font-weight="bold" style:font-weight-asian="bold" style:font-weight-complex="bold" fo:color="#B4CB1B" fo:font-size="9pt" style:font-size-asian="9pt" style:font-size-complex="9pt" fo:hyphenate="false"/>
    </style:style>
    <style:style style:name="ListBullet3" style:display-name="List Bullet 3" style:family="paragraph" style:parent-style-name="ListBullet2" style:list-style-name="LFO4">
      <style:paragraph-properties fo:margin-left="0.9847in" fo:text-indent="0.1965in">
        <style:tab-stops/>
      </style:paragraph-properties>
      <style:text-properties fo:hyphenate="false"/>
    </style:style>
    <style:style style:name="Tabletext_centred" style:display-name="Table text_centred" style:family="paragraph" style:parent-style-name="Tabletext_bodytext">
      <style:paragraph-properties fo:text-align="center"/>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top="0in" fo:margin-bottom="0in" fo:line-height="100%"/>
      <style:text-properties style:font-name-asian="Times New Roman" style:language-asian="en" style:country-asian="GB" fo:hyphenate="false"/>
    </style:style>
    <style:style style:name="CommentTextChar" style:display-name="Comment Text Char" style:family="text" style:parent-style-name="DefaultParagraphFont">
      <style:text-properties style:font-name="Arial" style:font-name-asian="Times New Roman" style:font-name-complex="Times New Roman" style:font-size-complex="10pt" style:language-asian="en" style:country-asian="GB"/>
    </style:style>
    <style:style style:name="BalloonText" style:display-name="Balloon Text" style:family="paragraph" style:parent-style-name="Normal">
      <style:paragraph-properties fo:margin-top="0in" fo:margin-bottom="0in" fo:line-height="100%"/>
      <style:text-properties style:font-name-complex="Arial" fo:font-size="8pt" style:font-size-asian="8pt" style:font-size-complex="8pt" fo:hyphenate="false"/>
    </style:style>
    <style:style style:name="BalloonTextChar" style:display-name="Balloon Text Char" style:family="text" style:parent-style-name="DefaultParagraphFont">
      <style:text-properties style:font-name="Arial" style:font-name-asian="Arial Unicode MS" style:font-name-complex="Arial" fo:font-size="8pt" style:font-size-asian="8pt" style:font-size-complex="8pt"/>
    </style:style>
    <style:style style:name="Tabletext_bullet1" style:display-name="Table text_bullet 1" style:family="paragraph" style:list-style-name="LFO1">
      <style:paragraph-properties fo:margin-top="0.0416in" fo:margin-bottom="0.0416in" style:line-height-at-least="0.1527in" fo:margin-left="0.1222in" fo:text-indent="-0.1222in">
        <style:tab-stops/>
      </style:paragraph-properties>
      <style:text-properties style:font-name="Arial" style:font-name-asian="Times New Roman" style:font-name-complex="Times New Roman" fo:color="#000000" fo:hyphenate="false"/>
    </style:style>
    <style:style style:name="Tabletext_bullet1Char" style:display-name="Table text_bullet 1 Char" style:family="text">
      <style:text-properties style:font-name="Arial" style:font-name-asian="Times New Roman" style:font-name-complex="Times New Roman" fo:color="#000000"/>
    </style:style>
    <style:style style:name="ListNumber" style:display-name="List Number" style:family="paragraph" style:parent-style-name="ListBullet" style:list-style-name="LFO9">
      <style:paragraph-properties fo:line-height="100%" fo:margin-left="0.8861in" fo:text-indent="-0.2951in">
        <style:tab-stops/>
      </style:paragraph-properties>
      <style:text-properties fo:hyphenate="false"/>
    </style:style>
    <style:style style:name="NormalWeb" style:display-name="Normal (Web)" style:family="paragraph" style:parent-style-name="Normal">
      <style:paragraph-properties fo:line-height="100%"/>
      <style:text-properties style:font-name="Times New Roman" style:font-name-asian="Times New Roman" fo:font-size="12pt" style:font-size-asian="12pt" style:font-size-complex="12pt" style:language-asian="en" style:country-asian="GB" fo:hyphenate="false"/>
    </style:style>
    <style:style style:name="Character_colourtext" style:display-name="Character_colour text" style:family="text">
      <style:text-properties style:font-name="Arial" fo:color="#98AC37"/>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fo:margin-top="0.0694in" fo:margin-bottom="0.0694in"/>
      <style:text-properties style:font-name-asian="Arial Unicode MS" fo:font-weight="bold" style:font-weight-asian="bold" style:font-weight-complex="bold" style:language-asian="en" style:country-asian="US" fo:hyphenate="false"/>
    </style:style>
    <style:style style:name="CommentSubjectChar" style:display-name="Comment Subject Char" style:family="text" style:parent-style-name="CommentTextChar">
      <style:text-properties style:font-name="Arial" style:font-name-asian="Arial Unicode MS" style:font-name-complex="Times New Roman" fo:font-weight="bold" style:font-weight-asian="bold" style:font-weight-complex="bold" fo:font-size="10pt" style:font-size-asian="10pt" style:font-size-complex="10pt" style:language-asian="en" style:country-asian="GB"/>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BodyText" style:display-name="Body Text" style:family="paragraph" style:parent-style-name="Normal">
      <style:paragraph-properties fo:keep-together="always" fo:widows="0" fo:orphans="0" fo:margin-top="0in" fo:margin-bottom="0.0833in" style:line-height-at-least="0.1666in" fo:margin-left="0.5in">
        <style:tab-stops/>
      </style:paragraph-properties>
      <style:text-properties style:font-name="Times New Roman" style:font-name-asian="Times New Roman"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TemplateText" style:display-name="Template Text" style:family="paragraph" style:parent-style-name="Normal">
      <style:paragraph-properties fo:widows="0" fo:orphans="0" fo:margin-top="0in" fo:margin-bottom="0in" style:line-height-at-least="0.1666in"/>
      <style:text-properties style:font-name-asian="Times New Roman" style:font-name-complex="Arial" fo:language="en" fo:country="US" fo:hyphenate="false"/>
    </style:style>
    <style:style style:name="TemplateTextChar" style:display-name="Template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HMCTS" style:display-name="HMCTS" style:family="paragraph" style:parent-style-name="TOC2">
      <style:text-properties fo:hyphenate="false"/>
    </style:style>
    <style:style style:name="TOCHeading" style:display-name="TOC Heading" style:family="paragraph" style:parent-style-name="ListBullet" style:next-style-name="Normal">
      <style:paragraph-properties fo:margin-left="0.8861in" fo:text-indent="-0.8861in">
        <style:tab-stops/>
      </style:paragraph-properties>
      <style:text-properties fo:font-weight="bold" style:font-weight-asian="bold" fo:color="#B4CB1B" fo:font-size="14pt" style:font-size-asian="14pt" style:font-size-complex="12pt" fo:hyphenate="false"/>
    </style:style>
    <style:style style:name="TOC2Char" style:display-name="TOC 2 Char" style:family="text" style:parent-style-name="DefaultParagraphFont">
      <style:text-properties style:font-name="Arial" style:font-name-asian="Arial Unicode MS" style:font-name-complex="Arial" style:font-weight-complex="bold" style:font-style-complex="italic" fo:color="#A6A6A6" style:font-size-complex="10pt"/>
    </style:style>
    <style:style style:name="HMCTSChar" style:display-name="HMCTS Char" style:family="text" style:parent-style-name="TOC2Char">
      <style:text-properties style:font-name="Arial" style:font-name-asian="Arial Unicode MS" style:font-name-complex="Arial" style:font-weight-complex="bold" style:font-style-complex="italic" fo:color="#333333" fo:font-size="10pt" style:font-size-asian="10pt" style:font-size-complex="10pt"/>
    </style:style>
    <style:style style:name="TOC3" style:display-name="TOC 3" style:family="paragraph" style:parent-style-name="Normal" style:next-style-name="Normal" style:auto-update="true">
      <style:paragraph-properties>
        <style:tab-stops>
          <style:tab-stop style:type="left" style:position="0.7638in"/>
          <style:tab-stop style:type="right" style:position="5.9062in"/>
        </style:tab-stops>
      </style:paragraph-properties>
      <style:text-properties fo:hyphenate="false"/>
    </style:style>
    <style:style style:name="WW_CharLFO2LVL1" style:family="text">
      <style:text-properties style:font-name="Arial Bold" fo:font-weight="bold" style:font-weight-asian="bold" fo:font-style="normal" style:font-style-asian="normal" fo:color="#0D0D0D" style:text-position="0% 100%" fo:font-size="12pt" style:font-size-asian="12pt" style:font-size-complex="21pt"/>
    </style:style>
    <style:style style:name="WW_CharLFO2LVL2" style:family="text">
      <style:text-properties style:font-name="Arial" fo:font-weight="normal" style:font-weight-asian="normal" fo:font-style="normal" style:font-style-asian="normal" fo:color="#000000" fo:font-size="11pt" style:font-size-asian="11pt" style:font-size-complex="16pt"/>
    </style:style>
    <style:style style:name="WW_CharLFO2LVL3" style:family="text">
      <style:text-properties style:font-name="Arial" fo:font-weight="normal" style:font-weight-asian="normal" fo:font-style="normal" style:font-style-asian="normal" style:font-style-complex="normal" fo:text-transform="none" style:text-line-through-type="none" text:display="true" style:use-window-font-color="true" fo:letter-spacing="normal" style:letter-kerning="false" style:text-position="0% 100%" fo:font-size="11pt" style:font-size-asian="11pt" style:font-size-complex="13pt" style:text-underline-type="none" style:text-emphasize="none"/>
    </style:style>
    <style:style style:name="WW_CharLFO2LVL5" style:family="text">
      <style:text-properties style:font-name-complex="Times New Roman" style:font-weight-complex="normal" fo:font-style="normal" style:font-style-asian="normal" style:font-style-complex="normal" fo:text-transform="none" fo:font-variant="normal" style:text-line-through-type="none" text:display="true" fo:color="#000000" fo:letter-spacing="normal" style:text-position="0% 100%" fo:font-size="10pt" style:font-size-asian="10pt" style:font-size-complex="10pt" style:text-underline-type="none" style:text-emphasize="none"/>
    </style:style>
    <style:style style:name="WW_CharLFO2LVL6"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text-underline-type="none" style:text-emphasize="none"/>
    </style:style>
    <style:style style:name="WW_CharLFO2LVL7" style:family="text">
      <style:text-properties style:font-name="Arial Bold" fo:font-weight="bold" style:font-weight-asian="bold" fo:font-style="normal" style:font-style-asian="normal" style:use-window-font-color="true" fo:font-size="11pt" style:font-size-asian="11pt" style:font-size-complex="16pt"/>
    </style:style>
    <style:style style:name="WW_CharLFO2LVL8" style:family="text">
      <style:text-properties style:font-name="Arial Bold" fo:font-weight="bold" style:font-weight-asian="bold" fo:font-style="normal" style:font-style-asian="normal" fo:font-size="12pt" style:font-size-asian="12pt" style:font-size-complex="12pt"/>
    </style:style>
    <text:list-style style:name="LLCListStyle" style:display-name="LLC List Style">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9847in" text:list-level-position-and-space-mode="label-alignment">
          <style:list-level-label-alignment text:label-followed-by="nothing" fo:margin-left="0.9847in" fo:text-indent="-0.9847in"/>
        </style:list-level-properties>
      </text:list-level-style-number>
      <text:list-level-style-number text:level="5" text:style-name="WW_CharLFO2LV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text:style-name="WW_CharLFO2LVL6" style:num-format="A" style:num-letter-sync="true"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text:style-name="WW_CharLFO2LVL7" style:num-format="1" text:display-levels="7">
        <style:list-level-properties text:space-before="0.0986in" text:min-label-width="0.5909in" text:list-level-position-and-space-mode="label-alignment">
          <style:list-level-label-alignment text:label-followed-by="listtab" fo:margin-left="0.6895in" fo:text-indent="-0.5909in"/>
        </style:list-level-properties>
      </text:list-level-style-number>
      <text:list-level-style-number text:level="8" text:style-name="WW_CharLFO2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IntenseEmphasis" style:display-name="Intense Emphasis" style:family="text" style:parent-style-name="DefaultParagraphFont">
      <style:text-properties fo:font-style="italic" style:font-style-asian="italic" style:font-style-complex="italic" fo:color="#98AC37"/>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98AC37" fo:hyphenate="false"/>
    </style:style>
    <style:style style:name="IntenseQuoteChar" style:display-name="Intense Quote Char" style:family="text" style:parent-style-name="DefaultParagraphFont">
      <style:text-properties style:font-name="Arial" style:font-name-asian="Arial Unicode MS" style:font-name-complex="Times New Roman" fo:font-style="italic" style:font-style-asian="italic" style:font-style-complex="italic" fo:color="#98AC37" style:font-size-complex="10pt"/>
    </style:style>
    <style:style style:name="Heading4Char" style:display-name="Heading 4 Char" style:family="text" style:parent-style-name="DefaultParagraphFont">
      <style:text-properties style:font-name="Arial" style:font-name-asian="Arial Unicode MS" style:font-name-complex="Arial" fo:font-weight="bold" style:font-weight-asian="bold" style:font-style-complex="italic" fo:color="#808080" style:font-size-complex="13pt"/>
    </style:style>
    <style:style style:name="IntenseReference" style:display-name="Intense Reference" style:family="text" style:parent-style-name="DefaultParagraphFont">
      <style:text-properties fo:font-weight="bold" style:font-weight-asian="bold" style:font-weight-complex="bold" fo:font-variant="small-caps" fo:color="#98AC37" fo:letter-spacing="0.0034in"/>
    </style:style>
    <style:style style:name="TableHeader" style:display-name="Table Header" style:family="paragraph" style:parent-style-name="Tabletext_bodytext">
      <style:text-properties fo:color="#FFFFFF" fo:hyphenate="false"/>
    </style:style>
    <style:style style:name="TableHeaderChar" style:display-name="Table Header Char" style:family="text" style:parent-style-name="Tabletext_bodytextChar">
      <style:text-properties style:font-name="Arial" style:font-name-asian="Arial Unicode MS" style:font-name-complex="Times New Roman" fo:color="#FFFFFF" fo:font-size="9pt" style:font-size-asian="9pt" style:font-size-complex="10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LCTOCLevel1" style:display-name="LLC TOC Level 1" style:family="paragraph" style:parent-style-name="TOC1">
      <style:text-properties fo:hyphenate="false"/>
    </style:style>
    <style:style style:name="TOC1Char" style:display-name="TOC 1 Char" style:family="text" style:parent-style-name="DefaultParagraphFont">
      <style:text-properties style:font-name="Arial" style:font-name-asian="Arial Unicode MS" style:font-name-complex="Arial" style:font-weight-complex="bold" style:letter-kerning="true" style:font-size-complex="10pt"/>
    </style:style>
    <style:style style:name="LLCTOCLevel1Char" style:display-name="LLC TOC Level 1 Char" style:family="text" style:parent-style-name="TOC1Char">
      <style:text-properties style:font-name="Arial" style:font-name-asian="Arial Unicode MS" style:font-name-complex="Arial" style:font-weight-complex="bold" style:letter-kerning="true" style:font-size-complex="10pt"/>
    </style:style>
    <style:style style:name="ListBulletChar" style:display-name="List Bullet Char" style:family="text" style:parent-style-name="DefaultParagraphFont">
      <style:text-properties style:font-name="Arial" style:font-name-asian="Times New Roman" style:font-name-complex="Times New Roman" fo:color="#000000"/>
    </style:style>
    <style:style style:name="ListBullet1Char" style:display-name="List Bullet 1 Char" style:family="text" style:parent-style-name="ListBulletChar">
      <style:text-properties style:font-name="Arial" style:font-name-asian="Times New Roman" style:font-name-complex="Times New Roman" fo:color="#000000"/>
    </style:style>
    <style:style style:name="listbulletdash2" style:display-name="listbulletdash2" style:family="paragraph" style:parent-style-name="Normal" style:list-style-name="LFO5">
      <style:paragraph-properties style:text-autospace="none" fo:margin-top="0.0833in" fo:margin-bottom="0.0833in" fo:line-height="100%"/>
      <style:text-properties style:font-name-asian="Times New Roman" style:font-name-complex="Arial" fo:color="#000000" fo:font-size="10pt" style:font-size-asian="10pt" fo:hyphenate="false"/>
    </style:style>
    <style:style style:name="FootnoteText" style:display-name="Footnote Text" style:family="paragraph" style:parent-style-name="Normal">
      <style:paragraph-properties style:punctuation-wrap="simple" style:text-autospace="none" style:vertical-align="baseline" fo:margin-top="0in" fo:margin-bottom="0in" fo:line-height="100%"/>
      <style:text-properties style:font-name-asian="Times New Roman" fo:font-size="8pt" style:font-size-asian="8pt" fo:hyphenate="false"/>
    </style:style>
    <style:style style:name="FootnoteTextChar" style:display-name="Footnote Text Char" style:family="text" style:parent-style-name="DefaultParagraphFont">
      <style:text-properties style:font-name="Arial" style:font-name-asian="Times New Roman" style:font-name-complex="Times New Roman" fo:font-size="8pt" style:font-size-asian="8pt" style:font-size-complex="10pt"/>
    </style:style>
    <style:style style:name="FootnoteReference" style:display-name="Footnote Reference" style:family="text">
      <style:text-properties style:text-position="super 63.6%"/>
    </style:style>
    <style:style style:name="Intro" style:display-name="Intro" style:family="paragraph" style:parent-style-name="Normal">
      <style:text-properties fo:color="#7F7F7F" fo:font-size="14pt" style:font-size-asian="14pt" style:font-size-complex="12pt" fo:hyphenate="false"/>
    </style:style>
    <style:style style:name="IntroChar" style:display-name="Intro Char" style:family="text" style:parent-style-name="DefaultParagraphFont">
      <style:text-properties style:font-name="Arial" style:font-name-asian="Arial Unicode MS" style:font-name-complex="Times New Roman" fo:color="#7F7F7F" fo:font-size="14pt" style:font-size-asian="14pt" style:font-size-complex="12pt"/>
    </style:style>
    <style:style style:name="IntroAfter" style:display-name="Intro After" style:family="paragraph" style:parent-style-name="Intro">
      <style:paragraph-properties fo:border-top="0.0069in solid #000000" fo:border-left="none" fo:border-bottom="none" fo:border-right="none" fo:padding-top="0.0138in" fo:padding-left="0in" fo:padding-bottom="0in" fo:padding-right="0in" style:shadow="none"/>
      <style:text-properties fo:hyphenate="false"/>
    </style:style>
    <style:style style:name="IntroAfterChar" style:display-name="Intro After Char" style:family="text" style:parent-style-name="IntroChar">
      <style:text-properties style:font-name="Arial" style:font-name-asian="Arial Unicode MS" style:font-name-complex="Times New Roman" fo:color="#7F7F7F" fo:font-size="14pt" style:font-size-asian="14pt" style:font-size-complex="12pt"/>
    </style:style>
    <style:style style:name="ListNumber2" style:display-name="List Number 2" style:family="paragraph" style:parent-style-name="ListNumber" style:list-style-name="LFO6">
      <style:paragraph-properties fo:margin-left="0.6895in" fo:text-indent="-0.2958in">
        <style:tab-stops/>
      </style:paragraph-properties>
      <style:text-properties fo:hyphenate="false"/>
    </style:style>
    <style:style style:name="L1ListLetter" style:display-name="L1 List Letter" style:family="paragraph" style:parent-style-name="ListParagraph" style:list-style-name="LFO8">
      <style:paragraph-properties fo:line-height="100%" fo:margin-left="0.8861in" fo:text-indent="-0.2951in">
        <style:tab-stops/>
      </style:paragraph-properties>
      <style:text-properties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1ListLetterChar" style:display-name="L1 List Letter Char" style:family="text" style:parent-style-name="ListParagraphChar">
      <style:text-properties style:font-name="Arial" style:font-name-asian="Arial Unicode MS" style:font-name-complex="Times New Roman" style:font-size-complex="10pt"/>
    </style:style>
    <style:style style:name="Revision" style:display-name="Revision" style:family="paragraph">
      <style:paragraph-properties fo:margin-bottom="0in" fo:line-height="100%"/>
      <style:text-properties style:font-name="Arial" style:font-name-asian="Arial Unicode MS" style:font-name-complex="Times New Roman" style:font-size-complex="10pt" fo:hyphenate="false"/>
    </style:style>
    <style:style style:name="Heading9Char" style:display-name="Heading 9 Char" style:family="text" style:parent-style-name="DefaultParagraphFont">
      <style:text-properties style:font-name="Arial" style:font-name-asian="Arial Unicode MS" style:font-name-complex="Times New Roman" fo:font-weight="bold" style:font-weight-asian="bold" fo:color="#7F7F7F" style:font-size-complex="12pt"/>
    </style:style>
    <style:style style:name="TableofFigures" style:display-name="Table of Figures" style:family="paragraph" style:parent-style-name="Normal" style:next-style-name="Normal">
      <style:paragraph-properties fo:margin-bottom="0in"/>
      <style:text-properties fo:hyphenate="false"/>
    </style:style>
    <style:style style:name="EndnoteText" style:display-name="Endnote Text" style:family="paragraph" style:parent-style-name="Normal">
      <style:paragraph-properties fo:margin-top="0in" fo:margin-bottom="0in" fo:line-height="100%"/>
      <style:text-properties fo:font-size="10pt" style:font-size-asian="10pt" fo:hyphenate="false"/>
    </style:style>
    <style:style style:name="EndnoteTextChar" style:display-name="Endnote Text Char" style:family="text" style:parent-style-name="DefaultParagraphFont">
      <style:text-properties style:font-name="Arial" style:font-name-asian="Arial Unicode MS" style:font-name-complex="Times New Roman"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L1Paragraph" style:display-name="L1 Paragraph" style:family="paragraph" style:parent-style-name="Heading2" style:default-outline-level="2">
      <style:text-properties fo:hyphenate="false"/>
    </style:style>
    <style:style style:name="L2Paragraph" style:display-name="L2 Paragraph" style:family="paragraph" style:parent-style-name="Heading3" style:auto-update="true" style:list-style-name="LLC2" style:default-outline-level="3">
      <style:text-properties fo:font-weight="normal" style:font-weight-asian="normal" fo:color="#000000" fo:hyphenate="false"/>
    </style:style>
    <style:style style:name="L1ParagraphChar" style:display-name="L1 Paragraph Char" style:family="text" style:parent-style-name="Heading2Char">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L2ParagraphChar" style:display-name="L2 Paragraph Char" style:family="text" style:parent-style-name="Heading3Char">
      <style:text-properties style:font-name="Arial" style:font-name-asian="Arial Unicode MS" style:font-name-complex="Arial" fo:font-weight="normal" style:font-weight-asian="normal" style:font-style-complex="italic" fo:color="#000000" style:font-size-complex="13pt"/>
    </style:style>
    <style:style style:name="L3Paragraph" style:display-name="L3 Paragraph" style:family="paragraph" style:parent-style-name="Heading4" style:default-outline-level="4">
      <style:paragraph-properties fo:keep-with-next="auto" fo:text-indent="-0.5902in"/>
      <style:text-properties fo:font-weight="normal" style:font-weight-asian="normal" fo:color="#000000" fo:hyphenate="false"/>
    </style:style>
    <style:style style:name="WW_CharLFO11LVL1" style:family="text">
      <style:text-properties style:font-name="Arial" fo:font-weight="normal" style:font-weight-asian="normal" fo:font-size="12pt" style:font-size-asian="12pt"/>
    </style:style>
    <style:style style:name="WW_CharLFO11LVL2" style:family="text">
      <style:text-properties fo:font-weight="normal" style:font-weight-asian="normal"/>
    </style:style>
    <style:style style:name="WW_CharLFO11LVL3" style:family="text">
      <style:text-properties fo:font-weight="normal" style:font-weight-asian="normal"/>
    </style:style>
    <style:style style:name="WW_CharLFO11LVL4" style:family="text">
      <style:text-properties fo:font-weight="normal" style:font-weight-asian="normal"/>
    </style:style>
    <style:style style:name="WW_CharLFO11LVL5" style:family="text">
      <style:text-properties fo:font-weight="normal" style:font-weight-asian="normal"/>
    </style:style>
    <style:style style:name="WW_CharLFO11LVL6" style:family="text">
      <style:text-properties fo:font-weight="normal" style:font-weight-asian="normal"/>
    </style:style>
    <style:style style:name="WW_CharLFO11LVL7" style:family="text">
      <style:text-properties fo:font-weight="normal" style:font-weight-asian="normal"/>
    </style:style>
    <style:style style:name="WW_CharLFO11LVL8" style:family="text">
      <style:text-properties fo:font-weight="normal" style:font-weight-asian="normal"/>
    </style:style>
    <style:style style:name="WW_CharLFO11LVL9" style:family="text">
      <style:text-properties fo:font-weight="normal" style:font-weight-asian="normal"/>
    </style:style>
    <text:list-style style:name="LLC2" style:display-name="LLC2">
      <text:list-level-style-number text:level="1" text:style-name="WW_CharLFO11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1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1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1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1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1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L3ParagraphChar" style:display-name="L3 Paragraph Char" style:family="text" style:parent-style-name="L2ParagraphChar">
      <style:text-properties style:font-name="Arial" style:font-name-asian="Arial Unicode MS" style:font-name-complex="Arial" fo:font-weight="normal" style:font-weight-asian="normal" style:font-style-complex="italic" fo:color="#000000" style:font-size-complex="13pt"/>
    </style:style>
    <style:style style:name="L1Paragraph2" style:display-name="L1 Paragraph 2" style:family="paragraph" style:parent-style-name="Heading2" style:default-outline-level="2">
      <style:paragraph-properties fo:keep-with-next="auto" fo:margin-top="0.0833in"/>
      <style:text-properties fo:font-weight="normal" style:font-weight-asian="normal" fo:font-size="11pt" style:font-size-asian="11pt" fo:hyphenate="false"/>
    </style:style>
    <style:style style:name="L2Paragraph2" style:display-name="L2 Paragraph 2" style:family="paragraph" style:parent-style-name="Heading3" style:default-outline-level="3">
      <style:paragraph-properties fo:keep-with-next="auto" fo:margin-top="0.0833in" fo:line-height="100%"/>
      <style:text-properties fo:font-weight="normal" style:font-weight-asian="normal" fo:hyphenate="false"/>
    </style:style>
    <style:style style:name="L1Paragraph2Char" style:display-name="L1 Paragraph 2 Char" style:family="text" style:parent-style-name="Heading2Char">
      <style:text-properties style:font-name="Arial" style:font-name-asian="Times New Roman" style:font-name-complex="Arial" fo:font-weight="normal" style:font-weight-asian="normal" style:font-weight-complex="bold" style:font-style-complex="italic" fo:font-size="12pt" style:font-size-asian="12pt" style:font-size-complex="16pt"/>
    </style:style>
    <style:style style:name="PictureL3" style:display-name="Picture L3" style:family="paragraph" style:parent-style-name="Normal">
      <style:paragraph-properties fo:margin-left="0.7875in">
        <style:tab-stops/>
      </style:paragraph-properties>
      <style:text-properties style:language-asian="en" style:country-asian="GB" fo:hyphenate="false"/>
    </style:style>
    <style:style style:name="L2Paragraph2Char" style:display-name="L2 Paragraph 2 Char" style:family="text" style:parent-style-name="Heading3Char">
      <style:text-properties style:font-name="Arial" style:font-name-asian="Arial Unicode MS" style:font-name-complex="Arial" fo:font-weight="normal" style:font-weight-asian="normal" style:font-style-complex="italic" style:font-size-complex="13pt"/>
    </style:style>
    <style:style style:name="L3Caption" style:display-name="L3 Caption" style:family="paragraph" style:parent-style-name="Caption" style:next-style-name="PictureL3">
      <style:paragraph-properties fo:margin-left="1.3784in" fo:text-indent="-0.5909in">
        <style:tab-stops/>
      </style:paragraph-properties>
      <style:text-properties fo:hyphenate="false"/>
    </style:style>
    <style:style style:name="PictureL3Char" style:display-name="Picture L3 Char" style:family="text" style:parent-style-name="DefaultParagraphFont">
      <style:text-properties style:font-name="Arial" style:font-name-asian="Arial Unicode MS" style:font-name-complex="Times New Roman" style:font-size-complex="10pt" style:language-asian="en" style:country-asian="GB"/>
    </style:style>
    <style:style style:name="Picture" style:display-name="Picture" style:family="paragraph" style:parent-style-name="Normal" style:next-style-name="L2Paragraph2">
      <style:paragraph-properties fo:margin-left="0.5909in">
        <style:tab-stops/>
      </style:paragraph-properties>
      <style:text-properties fo:hyphenate="false"/>
    </style:style>
    <style:style style:name="CaptionChar" style:display-name="Caption Char" style:family="text" style:parent-style-name="DefaultParagraphFont">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L3CaptionChar" style:display-name="L3 Caption Char" style:family="text" style:parent-style-name="CaptionChar">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AL1Paragraph" style:display-name="AL1 Paragraph" style:family="paragraph" style:parent-style-name="Heading7" style:list-style-name="LFO19" style:default-outline-level="7">
      <style:paragraph-properties fo:keep-with-next="auto" fo:margin-top="0.0833in"/>
      <style:text-properties fo:font-weight="normal" style:font-weight-asian="normal" fo:hyphenate="false"/>
    </style:style>
    <style:style style:name="PictureChar" style:display-name="Picture Char" style:family="text" style:parent-style-name="DefaultParagraphFont">
      <style:text-properties style:font-name="Arial" style:font-name-asian="Arial Unicode MS" style:font-name-complex="Times New Roman" style:font-size-complex="10pt"/>
    </style:style>
    <style:style style:name="AL2Paragraph" style:display-name="AL2 Paragraph" style:family="paragraph" style:parent-style-name="Heading8" style:default-outline-level="8">
      <style:paragraph-properties fo:keep-with-next="auto" fo:margin-top="0.0833in"/>
      <style:text-properties fo:font-weight="normal" style:font-weight-asian="normal" style:font-size-complex="11pt" fo:hyphenate="false"/>
    </style:style>
    <style:style style:name="AL1ParagraphChar" style:display-name="AL1 Paragraph Char" style:family="text" style:parent-style-name="Heading7Char">
      <style:text-properties style:font-name="Arial" style:font-name-asian="Arial Unicode MS" style:font-name-complex="Times New Roman" fo:font-weight="normal" style:font-weight-asian="normal" fo:font-size="12pt" style:font-size-asian="12pt" style:font-size-complex="12pt"/>
    </style:style>
    <style:style style:name="AL2ParagraphChar" style:display-name="AL2 Paragraph Char" style:family="text" style:parent-style-name="Heading8Char">
      <style:text-properties style:font-name="Arial" style:font-name-asian="Arial Unicode MS" style:font-name-complex="Times New Roman" fo:font-weight="normal" style:font-weight-asian="normal" style:font-size-complex="12pt"/>
    </style:style>
    <style:style style:name="AL3Paragraph" style:display-name="AL3 Paragraph" style:family="paragraph" style:parent-style-name="Heading9" style:default-outline-level="9">
      <style:paragraph-properties fo:keep-with-next="auto" fo:margin-top="0.0833in" fo:margin-left="0.5909in" fo:text-indent="-0.5909in">
        <style:tab-stops/>
      </style:paragraph-properties>
      <style:text-properties fo:font-weight="normal" style:font-weight-asian="normal" style:use-window-font-color="true" fo:hyphenate="false"/>
    </style:style>
    <style:style style:name="AL3ParagraphChar" style:display-name="AL3 Paragraph Char" style:family="text" style:parent-style-name="Heading9Char">
      <style:text-properties style:font-name="Arial" style:font-name-asian="Arial Unicode MS" style:font-name-complex="Times New Roman" fo:font-weight="normal" style:font-weight-asian="normal" fo:color="#7F7F7F" style:font-size-complex="12pt"/>
    </style:style>
    <style:style style:name="TOC4" style:display-name="TOC 4" style:family="paragraph" style:parent-style-name="Normal" style:next-style-name="Normal" style:auto-update="true">
      <style:paragraph-properties fo:margin-top="0in" fo:line-height="107%" fo:margin-left="0.4583in">
        <style:tab-stops/>
      </style:paragraph-properties>
      <style:text-properties style:font-name="Calibri" style:font-name-asian="Times New Roman" style:font-name-complex="Times New Roman" style:font-size-complex="11pt" style:language-asian="en" style:country-asian="GB" fo:hyphenate="false"/>
    </style:style>
    <style:style style:name="TOC5" style:display-name="TOC 5" style:family="paragraph" style:parent-style-name="Normal" style:next-style-name="Normal" style:auto-update="true">
      <style:paragraph-properties fo:margin-top="0in" fo:line-height="107%" fo:margin-left="0.6111in">
        <style:tab-stops/>
      </style:paragraph-properties>
      <style:text-properties style:font-name="Calibri" style:font-name-asian="Times New Roman" style:font-name-complex="Times New Roman" style:font-size-complex="11pt" style:language-asian="en" style:country-asian="GB" fo:hyphenate="false"/>
    </style:style>
    <style:style style:name="TOC6" style:display-name="TOC 6" style:family="paragraph" style:parent-style-name="Normal" style:next-style-name="Normal" style:auto-update="true">
      <style:paragraph-properties fo:margin-top="0in" fo:line-height="107%" fo:margin-left="0.7638in">
        <style:tab-stops/>
      </style:paragraph-properties>
      <style:text-properties style:font-name="Calibri" style:font-name-asian="Times New Roman" style:font-name-complex="Times New Roman" style:font-size-complex="11pt" style:language-asian="en" style:country-asian="GB" fo:hyphenate="false"/>
    </style:style>
    <style:style style:name="TOC7" style:display-name="TOC 7" style:family="paragraph" style:parent-style-name="Normal" style:next-style-name="Normal" style:auto-update="true">
      <style:paragraph-properties fo:margin-top="0in" fo:line-height="107%" fo:margin-left="0.9166in">
        <style:tab-stops/>
      </style:paragraph-properties>
      <style:text-properties style:font-name="Calibri" style:font-name-asian="Times New Roman" style:font-name-complex="Times New Roman" style:font-size-complex="11pt" style:language-asian="en" style:country-asian="GB" fo:hyphenate="false"/>
    </style:style>
    <style:style style:name="TOC8" style:display-name="TOC 8" style:family="paragraph" style:parent-style-name="Normal" style:next-style-name="Normal" style:auto-update="true">
      <style:paragraph-properties fo:margin-top="0in" fo:line-height="107%" fo:margin-left="1.0694in">
        <style:tab-stops/>
      </style:paragraph-properties>
      <style:text-properties style:font-name="Calibri" style:font-name-asian="Times New Roman" style:font-name-complex="Times New Roman" style:font-size-complex="11pt" style:language-asian="en" style:country-asian="GB" fo:hyphenate="false"/>
    </style:style>
    <style:style style:name="TOC9" style:display-name="TOC 9" style:family="paragraph" style:parent-style-name="Normal" style:next-style-name="Normal" style:auto-update="true">
      <style:paragraph-properties fo:margin-top="0in" fo:line-height="107%" fo:margin-left="1.2222in">
        <style:tab-stops/>
      </style:paragraph-properties>
      <style:text-properties style:font-name="Calibri" style:font-name-asian="Times New Roman" style:font-name-complex="Times New Roman" style:font-size-complex="11pt" style:language-asian="en" style:country-asian="GB" fo:hyphenate="false"/>
    </style:style>
    <style:style style:name="L4Paragraph" style:display-name="L4 Paragraph" style:family="paragraph" style:parent-style-name="Heading4" style:default-outline-level="4">
      <style:paragraph-properties fo:margin-top="0.1111in" style:line-height-at-least="0.1944in" fo:margin-left="0.9847in" fo:text-indent="-0.9847in">
        <style:tab-stops/>
      </style:paragraph-properties>
      <style:text-properties fo:font-weight="normal" style:font-weight-asian="normal" fo:hyphenate="false"/>
    </style:style>
    <style:style style:name="TableBullet" style:display-name="+ Table Bullet" style:family="paragraph" style:parent-style-name="ListParagraph" style:list-style-name="LFO15">
      <style:paragraph-properties fo:margin-left="0.1527in" fo:text-indent="-0.1527in">
        <style:tab-stops/>
      </style:paragraph-properties>
      <style:text-properties fo:color="#4F6228" fo:hyphenate="false"/>
    </style:style>
    <style:style style:name="TableBulletChar" style:display-name="+ Table Bullet Char" style:family="text" style:parent-style-name="ListParagraphChar">
      <style:text-properties style:font-name="Arial" style:font-name-asian="Arial Unicode MS" style:font-name-complex="Times New Roman" fo:color="#4F6228" style:font-size-complex="10pt"/>
    </style:style>
    <style:style style:name="_TebleTextBullet" style:display-name="_ Teble Text Bullet" style:family="paragraph" style:parent-style-name="ListParagraph" style:list-style-name="LFO16">
      <style:paragraph-properties fo:margin-left="0.1527in" fo:text-indent="-0.1527in">
        <style:tab-stops/>
      </style:paragraph-properties>
      <style:text-properties fo:color="#FF0000" fo:hyphenate="false"/>
    </style:style>
    <style:style style:name="_TebleTextBulletChar" style:display-name="_ Teble Text Bullet Char" style:family="text" style:parent-style-name="ListParagraphChar">
      <style:text-properties style:font-name="Arial" style:font-name-asian="Arial Unicode MS" style:font-name-complex="Times New Roman" fo:color="#FF0000" style:font-size-complex="10pt"/>
    </style:style>
    <style:style style:name="PaperTitle" style:display-name="Paper Title" style:family="paragraph" style:parent-style-name="Normal">
      <style:text-properties style:font-name-complex="Arial" fo:color="#808080" fo:font-size="16pt" style:font-size-asian="16pt" style:font-size-complex="16pt" fo:hyphenate="false"/>
    </style:style>
    <style:style style:name="PaperAuthor" style:display-name="Paper Author" style:family="paragraph" style:parent-style-name="Normal">
      <style:text-properties style:font-name-complex="Arial" fo:color="#808080" fo:font-size="12pt" style:font-size-asian="12pt" style:font-size-complex="12pt" fo:hyphenate="false"/>
    </style:style>
    <style:style style:name="PaperTitleChar" style:display-name="Paper Title Char" style:family="text" style:parent-style-name="DefaultParagraphFont">
      <style:text-properties style:font-name="Arial" style:font-name-asian="Arial Unicode MS" style:font-name-complex="Arial" fo:color="#808080" fo:font-size="16pt" style:font-size-asian="16pt" style:font-size-complex="16pt"/>
    </style:style>
    <style:style style:name="CovernoteHeading" style:display-name="Covernote Heading" style:family="paragraph" style:parent-style-name="Normal">
      <style:text-properties fo:font-weight="bold" style:font-weight-asian="bold" fo:hyphenate="false"/>
    </style:style>
    <style:style style:name="PaperAuthorChar" style:display-name="Paper Author Char" style:family="text" style:parent-style-name="DefaultParagraphFont">
      <style:text-properties style:font-name="Arial" style:font-name-asian="Arial Unicode MS" style:font-name-complex="Arial" fo:color="#808080" fo:font-size="12pt" style:font-size-asian="12pt" style:font-size-complex="12pt"/>
    </style:style>
    <style:style style:name="CovernoteText" style:display-name="Covernote Text" style:family="paragraph" style:parent-style-name="ListBullet">
      <style:paragraph-properties fo:margin-top="0.0833in"/>
      <style:text-properties fo:hyphenate="false"/>
    </style:style>
    <style:style style:name="CovernoteHeadingChar" style:display-name="Covernote Heading Char" style:family="text" style:parent-style-name="DefaultParagraphFont">
      <style:text-properties style:font-name="Arial" style:font-name-asian="Arial Unicode MS" style:font-name-complex="Times New Roman" fo:font-weight="bold" style:font-weight-asian="bold" style:font-size-complex="10pt"/>
    </style:style>
    <style:style style:name="Covernote1Bullet" style:display-name="Covernote 1 Bullet" style:family="paragraph" style:parent-style-name="ListBullet" style:list-style-name="LFO17">
      <style:paragraph-properties fo:margin-top="0.0833in"/>
      <style:text-properties fo:hyphenate="false"/>
    </style:style>
    <style:style style:name="CovernoteTextChar" style:display-name="Covernote Text Char" style:family="text" style:parent-style-name="ListBulletChar">
      <style:text-properties style:font-name="Arial" style:font-name-asian="Times New Roman" style:font-name-complex="Times New Roman" fo:color="#000000"/>
    </style:style>
    <style:style style:name="Covernoteibullet" style:display-name="Covernote i) bullet" style:family="paragraph" style:parent-style-name="ListParagraph" style:list-style-name="LFO18">
      <style:paragraph-properties fo:margin-left="0.5125in" fo:text-indent="-0.2625in">
        <style:tab-stops/>
      </style:paragraph-properties>
      <style:text-properties fo:hyphenate="false"/>
    </style:style>
    <style:style style:name="Covernote1BulletChar" style:display-name="Covernote 1 Bullet Char" style:family="text" style:parent-style-name="ListBulletChar">
      <style:text-properties style:font-name="Arial" style:font-name-asian="Times New Roman" style:font-name-complex="Times New Roman" fo:color="#000000"/>
    </style:style>
    <style:style style:name="Covernotea.Bullet" style:display-name="Covernote a. Bullet" style:family="paragraph" style:parent-style-name="ListParagraph" style:list-style-name="LFO18">
      <style:text-properties fo:hyphenate="false"/>
    </style:style>
    <style:style style:name="CovernoteibulletChar" style:display-name="Covernote i) bullet Char" style:family="text" style:parent-style-name="ListParagraphChar">
      <style:text-properties style:font-name="Arial" style:font-name-asian="Arial Unicode MS" style:font-name-complex="Times New Roman" style:font-size-complex="10pt"/>
    </style:style>
    <style:style style:name="CovernoteAuthor" style:display-name="Covernote Author" style:family="paragraph" style:parent-style-name="Normal">
      <style:text-properties fo:hyphenate="false"/>
    </style:style>
    <style:style style:name="Covernotea.BulletChar" style:display-name="Covernote a. Bullet Char" style:family="text" style:parent-style-name="ListParagraphChar">
      <style:text-properties style:font-name="Arial" style:font-name-asian="Arial Unicode MS" style:font-name-complex="Times New Roman" style:font-size-complex="10pt"/>
    </style:style>
    <style:style style:name="CovernoteAuthorChar" style:display-name="Covernote Author Char" style:family="text" style:parent-style-name="DefaultParagraphFont">
      <style:text-properties style:font-name="Arial" style:font-name-asian="Arial Unicode MS" style:font-name-complex="Times New Roman" style:font-size-complex="10pt"/>
    </style:style>
    <style:style style:name="ParagraphNoNumber" style:display-name="Paragraph No Number" style:family="paragraph" style:parent-style-name="Normal">
      <style:paragraph-properties fo:text-indent="0.5909in"/>
      <style:text-properties fo:hyphenate="false"/>
    </style:style>
    <style:style style:name="ParagraphNoNumberChar" style:display-name="Paragraph No Number Char" style:family="text" style:parent-style-name="DefaultParagraphFont">
      <style:text-properties style:font-name="Arial" style:font-name-asian="Arial Unicode MS" style:font-name-complex="Times New Roman" style:font-size-complex="10pt"/>
    </style:style>
    <style:style style:name="Manualpara" style:display-name="Manual para" style:family="paragraph" style:parent-style-name="Normal">
      <style:paragraph-properties fo:keep-together="always" fo:margin-top="0.1388in" fo:margin-bottom="0in" fo:line-height="100%" fo:margin-left="0.5909in" fo:text-indent="-0.5909in">
        <style:tab-stops>
          <style:tab-stop style:type="left" style:position="0in"/>
        </style:tab-stops>
      </style:paragraph-properties>
      <style:text-properties style:font-name-asian="Times New Roman" fo:font-size="10pt" style:font-size-asian="10pt" style:language-asian="en" style:country-asian="GB" fo:hyphenate="false"/>
    </style:style>
    <style:style style:name="Heading1small" style:display-name="Heading 1 small" style:family="paragraph" style:parent-style-name="Heading1" style:next-style-name="Normal" style:default-outline-level="1">
      <style:paragraph-properties fo:keep-with-next="always" fo:keep-together="always" fo:margin-top="0.1666in" fo:margin-bottom="0in">
        <style:tab-stops>
          <style:tab-stop style:type="left" style:position="0in"/>
        </style:tab-stops>
      </style:paragraph-properties>
      <style:text-properties style:font-name-complex="Times New Roman" style:font-weight-complex="normal" style:font-style-complex="normal" style:use-window-font-color="true" fo:font-size="10pt" style:font-size-asian="10pt" style:font-size-complex="8pt" style:language-asian="en" style:country-asian="GB" fo:hyphenate="false"/>
    </style:style>
    <style:style style:name="Level2para" style:display-name="Level 2 para" style:family="paragraph" style:parent-style-name="Heading2" style:default-outline-level="2">
      <style:paragraph-properties fo:keep-with-next="auto" fo:keep-together="always" fo:margin-top="0.1388in" fo:margin-bottom="0in"/>
      <style:text-properties style:font-name-complex="Times New Roman" fo:font-weight="normal" style:font-weight-asian="normal" style:font-weight-complex="normal" style:font-style-complex="normal" fo:font-size="10pt" style:font-size-asian="10pt" style:font-size-complex="10pt" style:language-asian="en" style:country-asian="GB" fo:hyphenate="false"/>
    </style:style>
    <style:style style:name="Level3para" style:display-name="Level 3 para" style:family="paragraph" style:parent-style-name="Heading3" style:default-outline-level="3">
      <style:paragraph-properties fo:keep-with-next="auto" fo:keep-together="always" fo:margin-top="0.1388in" fo:margin-bottom="0in" fo:line-height="100%">
        <style:tab-stops>
          <style:tab-stop style:type="left" style:position="0.5909in"/>
        </style:tab-stops>
      </style:paragraph-properties>
      <style:text-properties style:font-name-asian="Times New Roman" style:font-name-complex="Times New Roman" fo:font-weight="normal" style:font-weight-asian="normal" style:font-style-complex="normal" fo:font-size="10pt" style:font-size-asian="10pt" style:font-size-complex="10pt" style:language-asian="en" style:country-asian="GB" fo:hyphenate="false"/>
    </style:style>
    <style:style style:name="Level4para" style:display-name="Level 4 para" style:family="paragraph" style:parent-style-name="Heading4" style:list-style-name="LFO4" style:default-outline-level="4">
      <style:paragraph-properties fo:keep-with-next="auto" fo:keep-together="always" fo:margin-top="0.1388in" fo:margin-bottom="0in" fo:margin-left="2.4618in" fo:text-indent="-0.5909in">
        <style:tab-stops>
          <style:tab-stop style:type="left" style:position="-1.8708in"/>
          <style:tab-stop style:type="left" style:position="-0.4618in"/>
        </style:tab-stops>
      </style:paragraph-properties>
      <style:text-properties style:font-name-asian="Times New Roman" style:font-name-complex="Times New Roman" fo:font-weight="normal" style:font-weight-asian="normal" style:font-weight-complex="bold" style:font-style-complex="normal" style:use-window-font-color="true" fo:font-size="10pt" style:font-size-asian="10pt" style:font-size-complex="10pt" style:language-asian="en" style:country-asian="GB" fo:hyphenate="false"/>
    </style:style>
    <style:style style:name="Scheduleheading" style:display-name="Schedule heading" style:family="paragraph" style:parent-style-name="Normal" style:next-style-name="Normal" style:list-style-name="LFO21">
      <style:paragraph-properties fo:keep-with-next="always" fo:keep-together="always" fo:break-before="page" fo:margin-top="0in" fo:margin-bottom="0in" fo:line-height="100%"/>
      <style:text-properties style:font-name-asian="Times New Roman" fo:font-weight="bold" style:font-weight-asian="bold" fo:font-size="18pt" style:font-size-asian="18pt" style:language-asian="en" style:country-asian="GB" fo:hyphenate="false"/>
    </style:style>
    <style:style style:name="loose1" style:display-name="loose1" style:family="text">
      <style:text-properties style:font-name="Times New Roman" style:font-name-complex="Times New Roman" fo:color="#C40000" style:text-scale="0%" fo:font-size="1pt" style:font-size-asian="1pt" style:font-size-complex="1pt"/>
    </style:style>
    <style:style style:name="NormalArial" style:display-name="Normal + Arial" style:family="paragraph" style:parent-style-name="Normal">
      <style:paragraph-properties fo:text-align="justify" fo:margin-top="0in" fo:margin-bottom="0in" fo:line-height="130%" fo:margin-left="0.5in" fo:text-indent="-0.5in">
        <style:tab-stops>
          <style:tab-stop style:type="left" style:position="-0.5in"/>
        </style:tab-stops>
      </style:paragraph-properties>
      <style:text-properties style:font-name-asian="Times New Roman" style:font-name-complex="Arial" fo:letter-spacing="-0.002in" fo:font-size="12pt" style:font-size-asian="12pt" style:font-size-complex="12pt" fo:language="en" fo:country="US" fo:hyphenate="false"/>
    </style:style>
    <style:style style:name="FFWDefinition" style:display-name="FFW Definition" style:family="paragraph" style:parent-style-name="Normal" style:list-style-name="NumbListDefinitions">
      <style:paragraph-properties fo:margin-top="0in" fo:margin-bottom="0.1111in" fo:line-height="106%"/>
      <style:text-properties style:font-name="Calibri" style:font-name-asian="Calibri" style:font-size-complex="11pt" fo:hyphenate="false"/>
    </style:style>
    <style:style style:name="FFWDefinitionLevel1" style:display-name="FFW Definition Level 1" style:family="paragraph" style:parent-style-name="Normal" style:list-style-name="NumbListDefinitions">
      <style:paragraph-properties fo:margin-top="0in" fo:margin-bottom="0.1111in" fo:line-height="106%" fo:margin-left="0.5909in" fo:text-indent="-0.5909in">
        <style:tab-stops>
          <style:tab-stop style:type="left" style:position="0in"/>
          <style:tab-stop style:type="left" style:position="0.4527in"/>
        </style:tab-stops>
      </style:paragraph-properties>
      <style:text-properties style:font-name="Calibri" style:font-name-asian="Calibri" style:font-size-complex="11pt" fo:hyphenate="false"/>
    </style:style>
    <style:style style:name="FFWDefinitionLevel2" style:display-name="FFW Definition Level 2" style:family="paragraph" style:parent-style-name="Normal" style:list-style-name="NumbListDefinitions">
      <style:paragraph-properties fo:margin-top="0in" fo:margin-bottom="0.1111in" fo:line-height="106%" fo:margin-left="1.3784in" fo:text-indent="-0.5909in">
        <style:tab-stops>
          <style:tab-stop style:type="left" style:position="0in"/>
          <style:tab-stop style:type="left" style:position="0.275in"/>
        </style:tab-stops>
      </style:paragraph-properties>
      <style:text-properties style:font-name="Calibri" style:font-name-asian="Calibri" style:font-size-complex="11pt" fo:hyphenate="false"/>
    </style:style>
    <text:list-style style:name="NumbListDefinitions" style:display-name="NumbList Definitions">
      <text:list-level-style-number text:level="1" style:num-format="">
        <style:list-level-properties text:space-before="0.5513in" text:min-label-width="0in" text:list-level-position-and-space-mode="label-alignment">
          <style:list-level-label-alignment text:label-followed-by="nothing" fo:margin-left="0.5513in" fo:text-indent="0in"/>
        </style:list-level-properties>
      </text:list-level-style-number>
      <text:list-level-style-number text:level="2" style:num-prefix="(" style:num-suffix=")" style:num-format="a" style:num-letter-sync="true">
        <style:list-level-properties text:space-before="0.4923in" text:min-label-width="0.5513in" text:list-level-position-and-space-mode="label-alignment">
          <style:list-level-label-alignment text:label-followed-by="listtab" fo:margin-left="1.0437in" fo:text-indent="-0.5513in"/>
        </style:list-level-properties>
      </text:list-level-style-number>
      <text:list-level-style-number text:level="3" style:num-prefix="(" style:num-suffix=")" style:num-format="i">
        <style:list-level-properties text:space-before="1.1027in" text:min-label-width="0.5506in" text:list-level-position-and-space-mode="label-alignment">
          <style:list-level-label-alignment text:label-followed-by="listtab" fo:margin-left="1.6534in" fo:text-indent="-0.5506in"/>
        </style:list-level-properties>
      </text:list-level-style-number>
      <text:list-level-style-number text:level="4"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5"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6"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7"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8"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9"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style>
    <style:style style:name="Sch2style1" style:display-name="Sch (2style)  1" style:family="paragraph" style:parent-style-name="Normal" style:list-style-name="LFO30">
      <style:paragraph-properties fo:text-align="justify" fo:margin-top="0.1944in" fo:margin-bottom="0.0833in" fo:line-height="0.2083in"/>
      <style:text-properties style:font-name="Times New Roman" style:font-name-asian="Times New Roman" fo:hyphenate="false"/>
    </style:style>
    <style:style style:name="Sch2stylea" style:display-name="Sch (2style) (a)" style:family="paragraph" style:parent-style-name="Normal" style:list-style-name="LFO30">
      <style:paragraph-properties fo:text-align="justify" fo:margin-top="0in" fo:margin-bottom="0.0833in" fo:line-height="0.2083in"/>
      <style:text-properties style:font-name="Times New Roman" style:font-name-asian="Times New Roman" fo:hyphenate="false"/>
    </style:style>
    <style:style style:name="Sch2stylei" style:display-name="Sch (2style) (i)" style:family="paragraph" style:parent-style-name="Heading4" style:list-style-name="LFO30" style:default-outline-level="4">
      <style:paragraph-properties fo:keep-with-next="auto" fo:text-align="justify" fo:margin-top="0in" fo:margin-bottom="0.0833in" style:line-height-at-least="0.2083in">
        <style:tab-stops>
          <style:tab-stop style:type="left" style:position="0in"/>
          <style:tab-stop style:type="left" style:position="0.1062in"/>
        </style:tab-stops>
      </style:paragraph-properties>
      <style:text-properties style:font-name="Times New Roman" style:font-name-asian="Times New Roman" style:font-name-complex="Times New Roman" fo:font-weight="normal" style:font-weight-asian="normal" style:font-style-complex="normal" style:use-window-font-color="true" style:font-size-complex="10pt" fo:hyphenate="false"/>
    </style:style>
    <style:style style:name="street-address" style:display-name="street-address" style:family="text"/>
    <style:style style:name="locality" style:display-name="locality" style:family="text"/>
    <style:style style:name="postal-code" style:display-name="postal-code" style:family="text"/>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Arial" fo:font-weight="normal" style:font-weight-asian="normal" fo:font-size="12pt" style:font-size-asian="12pt"/>
    </style:style>
    <style:style style:name="WW_CharOUTLINELVL2" style:family="text">
      <style:text-properties fo:font-weight="normal" style:font-weight-asian="normal"/>
    </style:style>
    <style:style style:name="WW_CharOUTLINELVL3" style:family="text">
      <style:text-properties fo:font-weight="normal" style:font-weight-asian="normal"/>
    </style:style>
    <style:style style:name="WW_CharOUTLINELVL4" style:family="text">
      <style:text-properties fo:font-weight="normal" style:font-weight-asian="normal"/>
    </style:style>
    <style:style style:name="WW_CharOUTLINE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7" style:family="text">
      <style:text-properties fo:font-weight="normal" style:font-weight-asian="normal"/>
    </style:style>
    <style:style style:name="WW_CharOUTLINELVL8" style:family="text">
      <style:text-properties fo:font-weight="normal" style:font-weight-asian="normal"/>
    </style:style>
    <style:style style:name="WW_CharOUTLINELVL9" style:family="text">
      <style:text-properties fo:font-weight="normal" style:font-weight-asian="normal"/>
    </style:style>
    <text:outline-style style:name="WW_OutlineListStyle">
      <text:outline-level-style text:level="1" text:style-name="WW_CharOUTLINELVL1" style:num-suffix="."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text:style-name="WW_CharOUTLINE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text:style-name="WW_CharOUTLINE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text:style-name="WW_CharOUTLINE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format=""/>
      <text:outline-level-style text:level="6" text:style-name="WW_CharOUTLINE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7" text:style-name="WW_CharOUTLINE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text:style-name="WW_CharOUTLINE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9" text:style-name="WW_CharOUTLINE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outline-level-style>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9291in" text:min-label-width="0.25in" text:list-level-position-and-space-mode="label-alignment">
          <style:list-level-label-alignment text:label-followed-by="listtab" fo:margin-left="-0.6791in" fo:text-indent="-0.25in"/>
        </style:list-level-properties>
        <style:text-properties style:font-name="Symbol"/>
      </text:list-level-style-bullet>
      <text:list-level-style-bullet text:level="2" text:style-name="WW_CharLFO1LVL2" text:bullet-char="o">
        <style:list-level-properties text:space-before="-0.1791in" text:min-label-width="0.25in" text:list-level-position-and-space-mode="label-alignment">
          <style:list-level-label-alignment text:label-followed-by="listtab" fo:margin-left="0.0708in" fo:text-indent="-0.25in"/>
        </style:list-level-properties>
        <style:text-properties style:font-name="Courier New"/>
      </text:list-level-style-bullet>
      <text:list-level-style-bullet text:level="3" text:style-name="WW_CharLFO1LVL3"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Wingdings"/>
      </text:list-level-style-bullet>
      <text:list-level-style-bullet text:level="4" text:style-name="WW_CharLFO1LVL4"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Symbol"/>
      </text:list-level-style-bullet>
      <text:list-level-style-bullet text:level="5" text:style-name="WW_CharLFO1LVL5" text:bullet-char="o">
        <style:list-level-properties text:space-before="1.3208in" text:min-label-width="0.25in" text:list-level-position-and-space-mode="label-alignment">
          <style:list-level-label-alignment text:label-followed-by="listtab" fo:margin-left="1.5708in" fo:text-indent="-0.25in"/>
        </style:list-level-properties>
        <style:text-properties style:font-name="Courier New"/>
      </text:list-level-style-bullet>
      <text:list-level-style-bullet text:level="6" text:style-name="WW_CharLFO1LVL6"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Wingdings"/>
      </text:list-level-style-bullet>
      <text:list-level-style-bullet text:level="7" text:style-name="WW_CharLFO1LVL7"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Symbol"/>
      </text:list-level-style-bullet>
      <text:list-level-style-bullet text:level="8" text:style-name="WW_CharLFO1LVL8" text:bullet-char="o">
        <style:list-level-properties text:space-before="2.8208in" text:min-label-width="0.25in" text:list-level-position-and-space-mode="label-alignment">
          <style:list-level-label-alignment text:label-followed-by="listtab" fo:margin-left="3.0708in" fo:text-indent="-0.25in"/>
        </style:list-level-properties>
        <style:text-properties style:font-name="Courier New"/>
      </text:list-level-style-bullet>
      <text:list-level-style-bullet text:level="9" text:style-name="WW_CharLFO1LVL9" text:bullet-char="">
        <style:list-level-properties text:space-before="3.3208in" text:min-label-width="0.25in" text:list-level-position-and-space-mode="label-alignment">
          <style:list-level-label-alignment text:label-followed-by="listtab" fo:margin-left="3.5708in" fo:text-indent="-0.25in"/>
        </style:list-level-properties>
        <style:text-properties style:font-name="Wingdings"/>
      </text:list-level-style-bullet>
    </text:list-style>
    <style:style style:name="WW_CharLFO3LVL1" style:family="text">
      <style:text-properties style:font-name="Symbol" style:use-window-font-color="true"/>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Courier New"/>
    </style:style>
    <text:list-style style:name="LFO5">
      <text:list-level-style-bullet text:level="1" text:style-name="WW_CharLFO5LVL1"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9LVL1" style:family="text">
      <style:text-properties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number text:level="1" text:style-name="WW_CharLFO9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10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0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0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0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0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0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0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0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5LVL1" style:family="text">
      <style:text-properties style:font-name="Arial Bold" fo:font-weight="bold" style:font-weight-asian="bold" fo:font-style="normal" style:font-style-asian="normal" fo:color="#4F6228" style:text-underline-color="#FFFFFF"/>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Bold"/>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Courier New" fo:font-weight="bold" style:font-weight-asian="bold" fo:font-style="normal" style:font-style-asian="norm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font-weight="normal" style:font-weight-asian="normal" fo:font-size="12pt" style:font-size-asian="12pt"/>
    </style:style>
    <style:style style:name="WW_CharLFO19LVL2" style:family="text">
      <style:text-properties fo:font-weight="normal" style:font-weight-asian="normal"/>
    </style:style>
    <style:style style:name="WW_CharLFO19LVL3" style:family="text">
      <style:text-properties fo:font-weight="normal" style:font-weight-asian="normal"/>
    </style:style>
    <style:style style:name="WW_CharLFO19LVL4" style:family="text">
      <style:text-properties fo:font-weight="normal" style:font-weight-asian="normal"/>
    </style:style>
    <style:style style:name="WW_CharLFO19LVL5" style:family="text">
      <style:text-properties fo:font-weight="normal" style:font-weight-asian="normal"/>
    </style:style>
    <style:style style:name="WW_CharLFO19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9LVL7" style:family="text">
      <style:text-properties fo:font-weight="normal" style:font-weight-asian="normal"/>
    </style:style>
    <style:style style:name="WW_CharLFO19LVL8" style:family="text">
      <style:text-properties fo:font-weight="normal" style:font-weight-asian="normal"/>
    </style:style>
    <style:style style:name="WW_CharLFO19LVL9" style:family="text">
      <style:text-properties fo:font-weight="normal" style:font-weight-asian="normal"/>
    </style:style>
    <text:list-style style:name="LFO19">
      <text:list-level-style-number text:level="1" text:style-name="WW_CharLFO19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9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9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9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9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9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9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9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9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WW_CharLFO20LVL1" style:family="text">
      <style:text-properties fo:font-size="10pt" style:font-size-asian="10pt" style:font-size-complex="10pt"/>
    </style:style>
    <style:style style:name="WW_CharLFO20LVL2" style:family="text">
      <style:text-properties fo:font-weight="normal" style:font-weight-asian="normal" fo:font-size="10pt" style:font-size-asian="10pt" style:font-size-complex="10pt"/>
    </style:style>
    <style:style style:name="WW_CharLFO20LVL3" style:family="text">
      <style:text-properties fo:font-weight="normal" style:font-weight-asian="normal" fo:font-size="10pt" style:font-size-asian="10pt" style:font-size-complex="10pt"/>
    </style:style>
    <style:style style:name="WW_CharLFO21LVL4" style:family="text">
      <style:text-properties style:font-name="Symbol"/>
    </style:style>
    <style:style style:name="WW_CharLFO21LVL5" style:family="text">
      <style:text-properties style:font-name="Symbol"/>
    </style:style>
    <text:list-style style:name="LFO21">
      <text:list-level-style-number text:level="1" style:num-prefix="Schedule " style:num-format="1">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2" style:num-format="1" text:display-levels="2">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3" style:num-format="1" text:display-levels="3">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bullet text:level="4" text:style-name="WW_CharLFO21LVL4" text:bullet-char="">
        <style:list-level-properties text:space-before="1.1812in" text:min-label-width="0.2951in" text:list-level-position-and-space-mode="label-alignment">
          <style:list-level-label-alignment text:label-followed-by="listtab" fo:margin-left="1.4763in" fo:text-indent="-0.2951in"/>
        </style:list-level-properties>
        <style:text-properties style:font-name="Symbol"/>
      </text:list-level-style-bullet>
      <text:list-level-style-bullet text:level="5" text:style-name="WW_CharLFO21LVL5" text:bullet-char="">
        <style:list-level-properties text:space-before="2.1812in" text:min-label-width="0.2756in" text:list-level-position-and-space-mode="label-alignment">
          <style:list-level-label-alignment text:label-followed-by="listtab" fo:margin-left="2.4569in" fo:text-indent="-0.2756in"/>
        </style:list-level-properties>
        <style:text-properties style:font-name="Symbol"/>
      </text:list-level-style-bullet>
      <text:list-level-style-number text:level="6" style:num-format="">
        <style:list-level-properties text:space-before="2.4312in" text:min-label-width="0.65in" text:list-level-position-and-space-mode="label-alignment">
          <style:list-level-label-alignment text:label-followed-by="listtab" fo:margin-left="3.0812in" fo:text-indent="-0.65in"/>
        </style:list-level-properties>
      </text:list-level-style-number>
      <text:list-level-style-number text:level="7" style:num-suffix="." style:num-format="1" text:display-levels="7">
        <style:list-level-properties text:space-before="2.6812in" text:min-label-width="0.75in" text:list-level-position-and-space-mode="label-alignment">
          <style:list-level-label-alignment text:label-followed-by="listtab" fo:margin-left="3.4312in" fo:text-indent="-0.75in"/>
        </style:list-level-properties>
      </text:list-level-style-number>
      <text:list-level-style-number text:level="8" style:num-suffix="." style:num-format="1" text:display-levels="8">
        <style:list-level-properties text:space-before="2.9312in" text:min-label-width="0.85in" text:list-level-position-and-space-mode="label-alignment">
          <style:list-level-label-alignment text:label-followed-by="listtab" fo:margin-left="3.7812in" fo:text-indent="-0.85in"/>
        </style:list-level-properties>
      </text:list-level-style-number>
      <text:list-level-style-number text:level="9" style:num-suffix="." style:num-format="1" text:display-levels="9">
        <style:list-level-properties text:space-before="3.1812in" text:min-label-width="1in" text:list-level-position-and-space-mode="label-alignment">
          <style:list-level-label-alignment text:label-followed-by="listtab" fo:margin-left="4.1812in" fo:text-indent="-1in"/>
        </style:list-level-properties>
      </text:list-level-style-number>
    </text:list-style>
    <style:style style:name="WW_CharLFO25LVL1" style:family="text">
      <style:text-properties fo:font-style="normal" style:font-style-asian="normal"/>
    </style:style>
    <style:style style:name="WW_CharLFO29LVL1" style:family="text">
      <style:text-properties fo:font-weight="bold" style:font-weight-asian="bold"/>
    </style:style>
    <text:list-style style:name="LFO30">
      <text:list-level-style-number text:leve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6888in" text:min-label-width="0.3937in" text:list-level-position-and-space-mode="label-alignment">
          <style:list-level-label-alignment text:label-followed-by="listtab" fo:margin-left="1.0826in" fo:text-indent="-0.3937in"/>
        </style:list-level-properties>
      </text:list-level-style-number>
      <text:list-level-style-number text:level="3"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2LVL1" style:family="text">
      <style:text-properties fo:font-weight="bold" style:font-weight-asian="bold"/>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Arial" style:font-name-asian="ArialMT"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fo:font-weight="normal" style:font-weight-asian="norma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0">
      <text:list-level-style-number text:level="1" text:style-name="WW_CharLFO20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20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0LVL3" style:num-format="1" text:display-levels="3">
        <style:list-level-properties text:space-before="0.7875in" text:min-label-width="0.5909in" text:list-level-position-and-space-mode="label-alignment">
          <style:list-level-label-alignment text:label-followed-by="listtab" fo:margin-left="1.3784in" fo:text-indent="-0.5909in"/>
        </style:list-level-properties>
      </text:list-level-style-number>
      <text:list-level-style-number text:level="4" style:num-format="1" text:display-levels="4">
        <style:list-level-properties text:space-before="1.8708in" text:min-label-width="0.5909in" text:list-level-position-and-space-mode="label-alignment">
          <style:list-level-label-alignment text:label-followed-by="listtab" fo:margin-left="2.4618in" fo:text-indent="-0.5909in"/>
        </style:list-level-properties>
      </text:list-level-style-number>
      <text:list-level-style-number text:level="5" style:num-format="">
        <style:list-level-properties text:space-before="1in" text:min-label-width="0.5513in" text:list-level-position-and-space-mode="label-alignment">
          <style:list-level-label-alignment text:label-followed-by="listtab" fo:margin-left="1.5513in" fo:text-indent="-0.5513in"/>
        </style:list-level-properties>
      </text:list-level-style-number>
      <text:list-level-style-number text:level="6" style:num-format="">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3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2">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6">
      <text:list-level-style-bullet text:level="1" text:style-name="WW_CharLFO4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3937in" fo:margin-left="0.9847in" fo:margin-bottom="0.275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09in"/>
      </style:footer-style>
    </style:page-layout>
    <style:style style:name="P2"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3" style:parent-style-name="DefaultParagraphFont" style:family="text">
      <style:text-properties fo:font-size="9pt" style:font-size-asian="9pt" style:font-size-complex="9pt" style:language-asian="en" style:country-asian="GB"/>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P10"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11" style:parent-style-name="DefaultParagraphFont" style:family="text">
      <style:text-properties fo:font-size="9pt" style:font-size-asian="9pt" style:font-size-complex="9pt" style:language-asian="en" style:country-asian="GB"/>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style:style style:name="P20"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foreground" fo:clip="rect(0.02134in, 0.21409in, 0.21326in, 0.38732in)" style:horizontal-rel="page-end-margin" style:vertical-rel="paragraph" style:horizontal-pos="left" style:vertical-pos="from-top"/>
    </style:style>
    <style:style style:family="graphic" style:name="a1" style:parent-style-name="Graphics">
      <style:graphic-properties fo:border="0.01042in none" fo:background-color="transparent" style:wrap="run-through" style:run-through="foreground" fo:clip="rect(0.02134in, 0.21409in, 0.21326in, 0.38732in)" style:horizontal-rel="page-end-margin"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Picture 2" text:anchor-type="paragraph" svg:x="0in" svg:y="-0.28333in" svg:width="0.875in" svg:height="0.78448in" style:rel-width="scale" style:rel-height="scale"><draw:image xlink:href="media/image1.emf" xlink:type="simple" xlink:show="embed" xlink:actuate="onLoad"/><svg:title/><svg:desc/></draw:frame></text:span><text:span text:style-name="T4">LLC</text:span><text:span text:style-name="T5"><text:s/>Programme</text:span><text:span text:style-name="T6"><text:tab/></text:span><text:span text:style-name="T7"><text:tab/></text:span><text:span text:style-name="T8"><text:s text:c="16"/></text:span><text:span text:style-name="T9"><text:s text:c="8"/></text:span></text:p>
        <text:p text:style-name="Header"/>
      </style:header>
      <style:footer>
        <text:p text:style-name="Footer"><text:s text:c="141"/><text:page-number text:fixed="false">20</text:page-number></text:p>
        <text:p text:style-name="Footer"/>
      </style:footer>
    </style:master-page>
    <style:master-page style:next-style-name="MP0" style:name="MPF0" style:page-layout-name="PL0">
      <style:header>
        <text:p text:style-name="P10"><text:span text:style-name="T11"><draw:frame draw:z-index="251658241" draw:style-name="a1" draw:name="Picture 3" text:anchor-type="paragraph" svg:x="0in" svg:y="-0.24097in" svg:width="0.875in" svg:height="0.78448in" style:rel-width="scale" style:rel-height="scale"><draw:image xlink:href="media/image1.emf" xlink:type="simple" xlink:show="embed" xlink:actuate="onLoad"/><svg:title/><svg:desc/></draw:frame></text:span><text:span text:style-name="T12">LLC</text:span><text:span text:style-name="T13"><text:s/>Programme</text:span><text:span text:style-name="T14"><text:tab/></text:span><text:span text:style-name="T15"><text:s/></text:span><text:span text:style-name="T16"><text:tab/></text:span><text:span text:style-name="T17"><text:s text:c="16"/></text:span><text:span text:style-name="T18"><text:s text:c="23"/></text:span><text:span text:style-name="T19"><text:s/></text:span></text:p>
      </style:header>
      <style:footer>
        <text:p text:style-name="P20"><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ie Robinson</meta:initial-creator>
    <dc:creator>Moffat, Callum</dc:creator>
    <meta:creation-date>2020-12-21T10:28:00Z</meta:creation-date>
    <dc:date>2020-12-21T10:28:00Z</dc:date>
    <meta:print-date>2017-03-20T15:51:00Z</meta:print-date>
    <meta:template xlink:href="Normal" xlink:type="simple"/>
    <meta:editing-cycles>2</meta:editing-cycles>
    <meta:editing-duration>PT0S</meta:editing-duration>
    <meta:user-defined meta:name="ContentTypeId">0x0101009ECBB467881C834FA3A16CBA700CAAC8</meta:user-defined>
    <meta:user-defined meta:name="Accounts">1;#Land Registry|9706d9f7-796e-440a-9bf4-ce3dce597753</meta:user-defined>
    <meta:user-defined meta:name="Sector">2;#Government|65eaf139-b1ec-499e-9119-e9c2b415f812</meta:user-defined>
    <meta:user-defined meta:name="Geography">5;#UK - London ＆ the South-East|6437c641-d1eb-4960-bdb7-a4af13bbb359</meta:user-defined>
    <meta:user-defined meta:name="Confidentiality"/>
    <meta:user-defined meta:name="Organisation">4;#Government (GOV)|8fb2013b-3e63-4aa6-9d5f-f24c7bb519fa</meta:user-defined>
    <meta:user-defined meta:name="Services">3;#IT Assurance and Delivery|33a65b4f-3337-4ca0-acbb-bada47664611</meta:user-defined>
    <meta:user-defined meta:name="_dlc_policyId">0x0101001B940DAB6AD6487085FD25BA3A462A9F|-1036952459</meta:user-defined>
    <meta:user-defined meta:name="ItemRetentionFormula">&lt;formula id="Microsoft.Office.RecordsManagement.PolicyFeatures.Expiration.Formula.BuiltIn"&gt;&lt;number&gt;12&lt;/number&gt;&lt;property&gt;Modified&lt;/property&gt;&lt;period&gt;months&lt;/period&gt;&lt;/formula&gt;</meta:user-defined>
    <meta:document-statistic meta:page-count="13" meta:paragraph-count="92" meta:word-count="6923" meta:character-count="46295" meta:row-count="328" meta:non-whitespace-character-count="39464"/>
  </office:meta>
</office:document-meta>
</file>